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5.498cm" table:align="left"/>
    </style:style>
    <style:style style:name="Tableau1.A" style:family="table-column">
      <style:table-column-properties style:column-width="5.498cm"/>
    </style:style>
    <style:style style:name="Tableau1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1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2" style:family="table">
      <style:table-properties style:width="8.463cm" table:align="left"/>
    </style:style>
    <style:style style:name="Tableau2.A" style:family="table-column">
      <style:table-column-properties style:column-width="8.463cm"/>
    </style:style>
    <style:style style:name="Tableau2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2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3" style:family="table">
      <style:table-properties style:width="4.217cm" table:align="left"/>
    </style:style>
    <style:style style:name="Tableau3.A" style:family="table-column">
      <style:table-column-properties style:column-width="4.217cm"/>
    </style:style>
    <style:style style:name="Tableau3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3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4" style:family="table">
      <style:table-properties style:width="2.104cm" table:align="left"/>
    </style:style>
    <style:style style:name="Tableau4.A" style:family="table-column">
      <style:table-column-properties style:column-width="2.104cm"/>
    </style:style>
    <style:style style:name="Tableau4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4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officeooo:rsid="002b10b0" officeooo:paragraph-rsid="002b10b0"/>
    </style:style>
    <style:style style:name="P2" style:family="paragraph" style:parent-style-name="Heading_20_1">
      <style:text-properties officeooo:rsid="009b6d1b" officeooo:paragraph-rsid="009b6d1b"/>
    </style:style>
    <style:style style:name="P3" style:family="paragraph" style:parent-style-name="Text_20_body">
      <style:text-properties officeooo:rsid="006dc51b" officeooo:paragraph-rsid="01288f26"/>
    </style:style>
    <style:style style:name="P4" style:family="paragraph" style:parent-style-name="Text_20_body">
      <style:text-properties officeooo:rsid="012aff9d" officeooo:paragraph-rsid="012aff9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0.5pt" fo:font-weight="normal" fo:background-color="#f5f5f5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text-properties officeooo:rsid="012c42ec" officeooo:paragraph-rsid="012c42ec"/>
    </style:style>
    <style:style style:name="P8" style:family="paragraph" style:parent-style-name="Code">
      <style:text-properties officeooo:paragraph-rsid="00e60120"/>
    </style:style>
    <style:style style:name="P9" style:family="paragraph" style:parent-style-name="Code">
      <style:text-properties fo:color="#4b69c6" loext:opacity="100%"/>
    </style:style>
    <style:style style:name="P10" style:family="paragraph" style:parent-style-name="Code">
      <style:text-properties officeooo:paragraph-rsid="00f2f13b"/>
    </style:style>
    <style:style style:name="P11" style:family="paragraph" style:parent-style-name="Heading_20_2">
      <style:text-properties officeooo:rsid="0114fe35"/>
    </style:style>
    <style:style style:name="P12" style:family="paragraph" style:parent-style-name="Code">
      <style:text-properties officeooo:paragraph-rsid="009b6d1b"/>
    </style:style>
    <style:style style:name="P13" style:family="paragraph" style:parent-style-name="Text_20_body">
      <style:text-properties officeooo:rsid="009998e8" officeooo:paragraph-rsid="009b6d1b"/>
    </style:style>
    <style:style style:name="P14" style:family="paragraph" style:parent-style-name="Heading_20_2">
      <style:text-properties officeooo:paragraph-rsid="011182ac"/>
    </style:style>
    <style:style style:name="P15" style:family="paragraph" style:parent-style-name="Text_20_body">
      <style:text-properties officeooo:rsid="011182ac" officeooo:paragraph-rsid="011182ac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17" style:family="paragraph" style:parent-style-name="Table_20_Contents">
      <style:text-properties fo:font-variant="normal" fo:text-transform="none" fo:color="#000000" loext:opacity="100%" style:font-name="DejaVu Sans Mono" fo:font-size="10pt" fo:font-style="normal" fo:font-weight="normal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ext_20_body">
      <style:text-properties officeooo:rsid="011182ac" officeooo:paragraph-rsid="01132b63"/>
    </style:style>
    <style:style style:name="P20" style:family="paragraph" style:parent-style-name="Text_20_body">
      <style:text-properties officeooo:rsid="01132b63" officeooo:paragraph-rsid="01132b63"/>
    </style:style>
    <style:style style:name="P21" style:family="paragraph" style:parent-style-name="Text_20_body" style:list-style-name="L1">
      <style:text-properties officeooo:rsid="01132b63" officeooo:paragraph-rsid="01132b63"/>
    </style:style>
    <style:style style:name="P22" style:family="paragraph" style:parent-style-name="Heading_20_1">
      <style:text-properties officeooo:rsid="011bbc4e" officeooo:paragraph-rsid="011bbc4e"/>
    </style:style>
    <style:style style:name="P23" style:family="paragraph" style:parent-style-name="Text_20_body">
      <style:text-properties officeooo:rsid="011bbc4e" officeooo:paragraph-rsid="011bbc4e"/>
    </style:style>
    <style:style style:name="P24" style:family="paragraph" style:parent-style-name="Text_20_body">
      <style:text-properties officeooo:rsid="011bbc4e" officeooo:paragraph-rsid="011e34a0"/>
    </style:style>
    <style:style style:name="P25" style:family="paragraph" style:parent-style-name="Text_20_body">
      <style:text-properties officeooo:rsid="011e34a0" officeooo:paragraph-rsid="011e34a0"/>
    </style:style>
    <style:style style:name="P26" style:family="paragraph" style:parent-style-name="Text_20_body">
      <style:text-properties officeooo:rsid="011e5dce" officeooo:paragraph-rsid="011e5dce"/>
    </style:style>
    <style:style style:name="P27" style:family="paragraph" style:parent-style-name="Standard">
      <style:text-properties fo:color="#333333" loext:opacity="100%" style:font-name="Droid Sans Mono1" fo:font-size="10.5pt" fo:font-weight="normal" officeooo:rsid="011e5dce" officeooo:paragraph-rsid="011e5dce" fo:background-color="#f5f5f5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1" fo:font-size="10.5pt" fo:font-weight="normal" fo:background-color="#f5f5f5"/>
    </style:style>
    <style:style style:name="P29" style:family="paragraph" style:parent-style-name="Standard">
      <style:paragraph-properties fo:margin-top="0cm" fo:margin-bottom="0.499cm" style:contextual-spacing="false" style:line-height-at-least="0.503cm"/>
    </style:style>
    <style:style style:name="P30" style:family="paragraph" style:parent-style-name="Heading_20_1">
      <style:text-properties officeooo:rsid="01211cef" officeooo:paragraph-rsid="01211cef"/>
    </style:style>
    <style:style style:name="P31" style:family="paragraph" style:parent-style-name="Text_20_body">
      <style:text-properties officeooo:rsid="01211cef" officeooo:paragraph-rsid="01211cef"/>
    </style:style>
    <style:style style:name="P32" style:family="paragraph" style:parent-style-name="Standard">
      <style:text-properties fo:color="#333333" loext:opacity="100%" style:font-name="Droid Sans Mono1" fo:font-size="10.5pt" fo:font-weight="normal" officeooo:rsid="01211cef" officeooo:paragraph-rsid="01211cef" fo:background-color="#f5f5f5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1" fo:font-size="10.5pt" fo:font-weight="normal" fo:background-color="#f5f5f5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fo:background-color="#f5f5f5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1" fo:font-size="10.5pt" fo:font-style="italic" fo:font-weight="normal" fo:background-color="#f5f5f5"/>
    </style:style>
    <style:style style:name="P36" style:family="paragraph" style:parent-style-name="Heading_20_1">
      <style:text-properties officeooo:rsid="0121ffd8" officeooo:paragraph-rsid="0121ffd8"/>
    </style:style>
    <style:style style:name="P37" style:family="paragraph" style:parent-style-name="Text_20_body">
      <style:text-properties officeooo:rsid="0121ffd8" officeooo:paragraph-rsid="0121ffd8"/>
    </style:style>
    <style:style style:name="P38" style:family="paragraph" style:parent-style-name="Standard">
      <style:text-properties fo:color="#777777" loext:opacity="100%" style:font-name="Droid Sans Mono" fo:font-size="10.5pt" fo:font-weight="normal" officeooo:rsid="0121ffd8" officeooo:paragraph-rsid="0121ffd8" fo:background-color="#f5f5f5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0.5pt" fo:font-weight="normal" fo:background-color="#f5f5f5"/>
    </style:style>
    <style:style style:name="P40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41" style:family="paragraph" style:parent-style-name="Standard">
      <style:text-properties fo:color="#333333" loext:opacity="100%" style:font-name="Droid Sans Mono" fo:font-size="10.5pt" fo:font-weight="normal" officeooo:rsid="0121ffd8" officeooo:paragraph-rsid="0121ffd8" fo:background-color="#f5f5f5"/>
    </style:style>
    <style:style style:name="P42" style:family="paragraph" style:parent-style-name="Heading_20_1">
      <style:text-properties officeooo:paragraph-rsid="008fbcf1"/>
    </style:style>
    <style:style style:name="P43" style:family="paragraph" style:parent-style-name="Text_20_body">
      <style:text-properties officeooo:paragraph-rsid="008fbcf1"/>
    </style:style>
    <style:style style:name="T1" style:family="text">
      <style:text-properties officeooo:rsid="01190a95"/>
    </style:style>
    <style:style style:name="T2" style:family="text">
      <style:text-properties officeooo:rsid="0070d7f6"/>
    </style:style>
    <style:style style:name="T3" style:family="text">
      <style:text-properties officeooo:rsid="01327263"/>
    </style:style>
    <style:style style:name="T4" style:family="text">
      <style:text-properties officeooo:rsid="01288f26"/>
    </style:style>
    <style:style style:name="T5" style:family="text">
      <style:text-properties officeooo:rsid="009b6d1b"/>
    </style:style>
    <style:style style:name="T6" style:family="text">
      <style:text-properties officeooo:rsid="0134edba"/>
    </style:style>
    <style:style style:name="T7" style:family="text">
      <style:text-properties fo:color="#4b69c6" loext:opacity="100%"/>
    </style:style>
    <style:style style:name="T8" style:family="text">
      <style:text-properties fo:color="#777777" loext:opacity="100%"/>
    </style:style>
    <style:style style:name="T9" style:family="text">
      <style:text-properties fo:color="#9c5d27" loext:opacity="100%"/>
    </style:style>
    <style:style style:name="T10" style:family="text">
      <style:text-properties fo:color="#7a3e9d" loext:opacity="100%" fo:font-weight="bold"/>
    </style:style>
    <style:style style:name="T11" style:family="text">
      <style:text-properties fo:color="#777777" loext:opacity="100%" fo:font-weight="bold"/>
    </style:style>
    <style:style style:name="T12" style:family="text">
      <style:text-properties fo:color="#7a3e9d" loext:opacity="100%"/>
    </style:style>
    <style:style style:name="T13" style:family="text">
      <style:text-properties fo:color="#aa3731" loext:opacity="100%" fo:font-weight="bold"/>
    </style:style>
    <style:style style:name="T14" style:family="text">
      <style:text-properties fo:color="#448c27" loext:opacity="100%"/>
    </style:style>
    <style:style style:name="T15" style:family="text">
      <style:text-properties fo:color="#91b3e0" loext:opacity="100%"/>
    </style:style>
    <style:style style:name="T16" style:family="text">
      <style:text-properties fo:color="#8190a0" loext:opacity="100%" fo:font-style="italic"/>
    </style:style>
    <style:style style:name="T17" style:family="text">
      <style:text-properties officeooo:rsid="012f4ded"/>
    </style:style>
    <style:style style:name="T18" style:family="text">
      <style:text-properties fo:color="#0000ff" loext:opacity="100%"/>
    </style:style>
    <style:style style:name="T19" style:family="text">
      <style:text-properties fo:color="#a31515" loext:opacity="100%"/>
    </style:style>
    <style:style style:name="T20" style:family="text">
      <style:text-properties officeooo:rsid="009e3755"/>
    </style:style>
    <style:style style:name="T21" style:family="text">
      <style:text-properties officeooo:rsid="011182ac"/>
    </style:style>
    <style:style style:name="T22" style:family="text">
      <style:text-properties officeooo:rsid="01132b63"/>
    </style:style>
    <style:style style:name="T23" style:family="text">
      <style:text-properties fo:color="#098658" loext:opacity="100%"/>
    </style:style>
    <style:style style:name="T24" style:family="text">
      <style:text-properties fo:color="#800000" loext:opacity="100%"/>
    </style:style>
    <style:style style:name="T25" style:family="text">
      <style:text-properties fo:color="#e50000" loext:opacity="100%"/>
    </style:style>
    <style:style style:name="T26" style:family="text">
      <style:text-properties officeooo:rsid="011ecaf7"/>
    </style:style>
    <style:style style:name="T27" style:family="text">
      <style:text-properties officeooo:rsid="011e34a0"/>
    </style:style>
    <style:style style:name="T28" style:family="text">
      <style:text-properties fo:color="#660000" loext:opacity="100%"/>
    </style:style>
    <style:style style:name="T29" style:family="text">
      <style:text-properties officeooo:rsid="0123c6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</text:p>
      <text:h text:style-name="P2" text:outline-level="1">The prompt</text:h>
      <text:p text:style-name="P3"><text:span text:style-name="T1">Ma</text:span><text:span text:style-name="T2"> webapp </text:span><text:span text:style-name="T3">( “self-hosted CMS installable” )</text:span><text:span text:style-name="T2">, utilise</text:span> <text:span text:style-name="T4">flightphp (3.13), latte (3.0), </text:span>bootstrap <text:span text:style-name="T4">(5.3). Elle est développé en PHP (8.4) avec JS (</text:span><text:span text:style-name="T5">vanilla </text:span><text:span text:style-name="T4">ES6). Tout le site est stocké dans MyClub.</text:span><text:span text:style-name="T2">sqlite </text:span><text:span text:style-name="T4">et les logs dans LogMyClub.sqlite via pdo. </text:span><text:span text:style-name="T6">Composer est utilisé.</text:span></text:p>
      <text:h text:style-name="Heading_20_2" text:outline-level="2">Les traductions</text:h>
      <text:p text:style-name="P4">Tous les messages en dur sont progressivement supprimés. Un nouveau migrateur est créé à chaque fois.</text:p>
      <text:h text:style-name="Heading_20_3" text:outline-level="3">Exemple de migrateur</text:h>
      <text:p text:style-name="Code">&lt;?php</text:p>
      <text:p text:style-name="Code"><text:span text:style-name="T7">declare</text:span><text:span text:style-name="T8">(</text:span><text:span text:style-name="T9">strict_types</text:span><text:span text:style-name="T8">=</text:span><text:span text:style-name="T9">1</text:span><text:span text:style-name="T8">);</text:span></text:p>
      <text:p text:style-name="Code"><text:span text:style-name="T7">namespace</text:span> <text:span text:style-name="T10">app</text:span><text:span text:style-name="T11">\</text:span><text:span text:style-name="T10">models</text:span><text:span text:style-name="T11">\</text:span><text:span text:style-name="T10">database</text:span><text:span text:style-name="T11">\</text:span><text:span text:style-name="T10">migrators</text:span><text:span text:style-name="T8">;</text:span></text:p>
      <text:p text:style-name="Code"><text:span text:style-name="T7">use</text:span> <text:span text:style-name="T10">PDO</text:span><text:span text:style-name="T8">;</text:span></text:p>
      <text:p text:style-name="Code"><text:span text:style-name="T7">use</text:span> app<text:span text:style-name="T8">\</text:span>interfaces<text:span text:style-name="T8">\</text:span><text:span text:style-name="T10">DatabaseMigratorInterface</text:span><text:span text:style-name="T8">;</text:span></text:p>
      <text:p text:style-name="Code"/>
      <text:p text:style-name="Code"><text:span text:style-name="T12">class</text:span> <text:span text:style-name="T10">V26ToV27Migrator</text:span> <text:span text:style-name="T7">implements</text:span> <text:span text:style-name="T10">DatabaseMigratorInterface</text:span></text:p>
      <text:p text:style-name="Code">{</text:p>
      <text:p text:style-name="Code"><text:span text:style-name="T7"><text:tab/>public</text:span> <text:span text:style-name="T12">function</text:span> <text:span text:style-name="T13">upgrade</text:span><text:span text:style-name="T8">(</text:span><text:span text:style-name="T10">PDO</text:span> <text:span text:style-name="T8">$</text:span><text:span text:style-name="T12">pdo</text:span><text:span text:style-name="T8">,</text:span> <text:span text:style-name="T7">int</text:span> <text:span text:style-name="T8">$</text:span><text:span text:style-name="T12">currentVersion</text:span><text:span text:style-name="T8">):</text:span> <text:span text:style-name="T7">int</text:span></text:p>
      <text:p text:style-name="Code"><text:tab/>{</text:p>
      <text:p text:style-name="Code"><text:span text:style-name="T8"><text:tab/><text:tab/>$</text:span><text:span text:style-name="T12">sql</text:span> <text:span text:style-name="T8">=</text:span> <text:span text:style-name="T8">&lt;&lt;&lt;SQL</text:span></text:p>
      <text:p text:style-name="Code"><text:span text:style-name="T7">INSERT INTO</text:span> Languages (<text:span text:style-name="T7">Name</text:span>, en_US, fr_FR, pl_PL)</text:p>
      <text:p text:style-name="Code">VALUES</text:p>
      <text:p text:style-name="Code">(<text:span text:style-name="T8">'</text:span><text:span text:style-name="T14">visitor_insights.statistics.title</text:span><text:span text:style-name="T8">'</text:span>,</text:p>
      <text:p text:style-name="Code"><text:span text:style-name="T8">'</text:span><text:span text:style-name="T14">Visitor Statistics</text:span><text:span text:style-name="T8">'</text:span>,</text:p>
      <text:p text:style-name="Code"><text:span text:style-name="T8">'</text:span><text:span text:style-name="T14">Statistiques des visiteurs</text:span><text:span text:style-name="T8">'</text:span>,</text:p>
      <text:p text:style-name="Code"><text:span text:style-name="T8">'</text:span><text:span text:style-name="T14">Statystyki odwiedzających</text:span><text:span text:style-name="T8">'</text:span>),</text:p>
      <text:p text:style-name="Code"/>
      <text:p text:style-name="Code">(<text:span text:style-name="T8">'</text:span><text:span text:style-name="T14">visitor_insights.statistics.chart.3xx</text:span><text:span text:style-name="T8">'</text:span>,</text:p>
      <text:p text:style-name="Code"><text:span text:style-name="T8">'</text:span><text:span text:style-name="T14">3XX – Redirects</text:span><text:span text:style-name="T8">'</text:span>,</text:p>
      <text:p text:style-name="Code"><text:span text:style-name="T8">'</text:span><text:span text:style-name="T14">3XX – Redirections</text:span><text:span text:style-name="T8">'</text:span>,</text:p>
      <text:p text:style-name="Code"><text:span text:style-name="T8">'</text:span><text:span text:style-name="T14">3XX – Przekierowania</text:span><text:span text:style-name="T8">'</text:span>),</text:p>
      <text:p text:style-name="Code"/>
      <text:p text:style-name="Code">(<text:span text:style-name="T8">'</text:span><text:span text:style-name="T14">visitor_insights.statistics.unique_visitors</text:span><text:span text:style-name="T8">'</text:span>,</text:p>
      <text:p text:style-name="Code"><text:span text:style-name="T8">'</text:span><text:span text:style-name="T14">Unique visitors</text:span><text:span text:style-name="T8">'</text:span>,</text:p>
      <text:p text:style-name="Code"><text:span text:style-name="T8">'</text:span><text:span text:style-name="T14">Visiteurs uniques</text:span><text:span text:style-name="T8">'</text:span>,</text:p>
      <text:p text:style-name="Code"><text:span text:style-name="T8">'</text:span><text:span text:style-name="T14">Unikalni odwiedzający</text:span><text:span text:style-name="T8">'</text:span>);</text:p>
      <text:p text:style-name="Code"/>
      <text:p text:style-name="Code">SQL;</text:p>
      <text:p text:style-name="Code"><text:span text:style-name="T8"><text:tab/><text:tab/>$</text:span><text:span text:style-name="T12">pdo</text:span><text:span text:style-name="T8">-&gt;</text:span><text:span text:style-name="T13">exec</text:span><text:span text:style-name="T8">($</text:span><text:span text:style-name="T12">sql</text:span><text:span text:style-name="T8">);</text:span></text:p>
      <text:p text:style-name="Code"/>
      <text:p text:style-name="Code"><text:span text:style-name="T7"><text:tab/><text:tab/>return</text:span> <text:span text:style-name="T9">27</text:span><text:span text:style-name="T8">;</text:span></text:p>
      <text:p text:style-name="Code"><text:tab/>}</text:p>
      <text:p text:style-name="Code">}</text:p>
      <text:h text:style-name="Heading_20_3" text:outline-level="3">Dans les vues</text:h>
      <text:p text:style-name="P5">{<text:span text:style-name="T7">extends </text:span><text:span text:style-name="T14">'visitorInsights.latte'</text:span>}</text:p>
      <text:p text:style-name="P6"/>
      <text:p text:style-name="Code">{<text:span text:style-name="T7">block </text:span>content}</text:p>
      <text:p text:style-name="Code"><text:span text:style-name="T15">&lt;</text:span><text:span text:style-name="T7">div</text:span><text:span text:style-name="T15"> </text:span><text:span text:style-name="T16">class</text:span><text:span text:style-name="T8">="</text:span><text:span text:style-name="T14">container-fluid</text:span><text:span text:style-name="T8">"</text:span><text:span text:style-name="T15">&gt;</text:span></text:p>
      <text:p text:style-name="Code"><text:soft-page-break/><text:span text:style-name="T15">&lt;</text:span><text:span text:style-name="T7">h1</text:span><text:span text:style-name="T15"> </text:span><text:span text:style-name="T16">class</text:span><text:span text:style-name="T8">="</text:span><text:span text:style-name="T14">my-4</text:span><text:span text:style-name="T8">"</text:span><text:span text:style-name="T15">&gt;</text:span>{<text:span text:style-name="T7">=</text:span>'visitor_insights.statistics.title'<text:span text:style-name="T7">|translate</text:span>}<text:span text:style-name="T15">&lt;/</text:span><text:span text:style-name="T7">h1</text:span><text:span text:style-name="T15">&gt;</text:span></text:p>
      <text:p text:style-name="Text_20_body">…</text:p>
      <text:p text:style-name="Code">{<text:span text:style-name="T7">block </text:span>scripts}</text:p>
      <text:p text:style-name="Code"><text:span text:style-name="T15">&lt;</text:span><text:span text:style-name="T7">script</text:span><text:span text:style-name="T15">&gt;</text:span></text:p>
      <text:p text:style-name="Code"><text:span text:style-name="T12">window</text:span><text:span text:style-name="T8">.</text:span><text:span text:style-name="T12">i18n</text:span> <text:span text:style-name="T8">=</text:span> <text:span text:style-name="T8">{</text:span>=<text:span text:style-name="T13">json_encode</text:span><text:span text:style-name="T8">(</text:span><text:span text:style-name="T12">$translations</text:span><text:span text:style-name="T8">)</text:span>|noescape<text:span text:style-name="T8">};</text:span></text:p>
      <text:p text:style-name="Code"><text:span text:style-name="T12">window</text:span><text:span text:style-name="T8">.</text:span><text:span text:style-name="T12">chartData</text:span> <text:span text:style-name="T8">=</text:span> <text:span text:style-name="T8">{</text:span><text:span text:style-name="T12">$chartData</text:span><text:span text:style-name="T8">};</text:span></text:p>
      <text:p text:style-name="Code"/>
      <text:p text:style-name="Code"><text:span text:style-name="T12">window</text:span><text:span text:style-name="T8">.</text:span><text:span text:style-name="T13">t</text:span> <text:span text:style-name="T8">=</text:span> <text:span text:style-name="T12">function</text:span><text:span text:style-name="T8">(</text:span><text:span text:style-name="T12">key</text:span><text:span text:style-name="T8">)</text:span> <text:span text:style-name="T8">{</text:span></text:p>
      <text:p text:style-name="Code"><text:span text:style-name="T7">return</text:span> <text:span text:style-name="T12">window</text:span><text:span text:style-name="T8">.</text:span><text:span text:style-name="T12">i18n</text:span><text:span text:style-name="T8">?.</text:span>[<text:span text:style-name="T12">key</text:span>] <text:span text:style-name="T8">??</text:span> <text:span text:style-name="T12">key</text:span><text:span text:style-name="T8">;</text:span></text:p>
      <text:p text:style-name="Code">};</text:p>
      <text:p text:style-name="Code"><text:span text:style-name="T15">&lt;/</text:span><text:span text:style-name="T7">script</text:span><text:span text:style-name="T15">&gt;</text:span></text:p>
      <text:p text:style-name="Code"><text:span text:style-name="T15">&lt;</text:span><text:span text:style-name="T7">script</text:span><text:span text:style-name="T15"> </text:span><text:span text:style-name="T16">type</text:span><text:span text:style-name="T8">="</text:span><text:span text:style-name="T14">module</text:span><text:span text:style-name="T8">"</text:span><text:span text:style-name="T15"> </text:span><text:span text:style-name="T16">src</text:span><text:span text:style-name="T8">="</text:span><text:span text:style-name="T14">/app/modules/VisitorInsights/js/statistics.js</text:span><text:span text:style-name="T8">"</text:span><text:span text:style-name="T15">&gt;&lt;/</text:span><text:span text:style-name="T7">script</text:span><text:span text:style-name="T15">&gt;</text:span></text:p>
      <text:p text:style-name="Code">{<text:span text:style-name="T7">/block</text:span>}</text:p>
      <text:h text:style-name="Heading_20_3" text:outline-level="3">Dans les controleurs</text:h>
      <text:p text:style-name="Code"><text:span text:style-name="T7">public</text:span> <text:span text:style-name="T12">function</text:span> <text:span text:style-name="T13">visitorsGraf</text:span><text:span text:style-name="T8">():</text:span> <text:span text:style-name="T7">void</text:span></text:p>
      <text:p text:style-name="Code">{</text:p>
      <text:p text:style-name="Code"><text:span text:style-name="T7"><text:tab/>if</text:span> <text:span text:style-name="T8">(!$</text:span><text:span text:style-name="T9">this</text:span><text:span text:style-name="T8">-&gt;</text:span><text:span text:style-name="T13">userIsAllowedAndMethodIsGood</text:span><text:span text:style-name="T8">('</text:span><text:span text:style-name="T14">GET</text:span><text:span text:style-name="T8">',</text:span> <text:span text:style-name="T12">fn</text:span><text:span text:style-name="T8">($</text:span><text:span text:style-name="T12">u</text:span><text:span text:style-name="T8">)</text:span> <text:span text:style-name="T8">=&gt;</text:span> <text:span text:style-name="T8">$</text:span><text:span text:style-name="T12">u</text:span><text:span text:style-name="T8">-&gt;</text:span><text:span text:style-name="T13">isVisitorInsights</text:span><text:span text:style-name="T8">()))</text:span> <text:span text:style-name="T8">{</text:span></text:p>
      <text:p text:style-name="Code"><text:span text:style-name="T7"><text:tab/><text:tab/>return</text:span><text:span text:style-name="T8">;</text:span></text:p>
      <text:p text:style-name="Code"><text:tab/>}</text:p>
      <text:p text:style-name="Code"><text:span text:style-name="T8"><text:tab/>$</text:span><text:span text:style-name="T12">periodType</text:span> <text:span text:style-name="T8">=</text:span> <text:span text:style-name="T8">$</text:span><text:span text:style-name="T9">this</text:span><text:span text:style-name="T8">-&gt;</text:span><text:span text:style-name="T12">flight</text:span><text:span text:style-name="T8">-&gt;</text:span><text:span text:style-name="T13">request</text:span><text:span text:style-name="T8">()-&gt;</text:span><text:span text:style-name="T12">query</text:span><text:span text:style-name="T8">-&gt;</text:span><text:span text:style-name="T12">periodType</text:span> <text:span text:style-name="T8">??</text:span> <text:span text:style-name="T12">self</text:span><text:span text:style-name="T8">::</text:span><text:span text:style-name="T9">DEFAULT_PERIOD_TYPE</text:span><text:span text:style-name="T8">;</text:span></text:p>
      <text:p text:style-name="Code"><text:span text:style-name="T8"><text:tab/>$</text:span><text:span text:style-name="T12">periodType</text:span> <text:span text:style-name="T8">=</text:span> <text:span text:style-name="T13">in_array</text:span><text:span text:style-name="T8">($</text:span><text:span text:style-name="T12">periodType</text:span><text:span text:style-name="T8">,</text:span> <text:span text:style-name="T12">self</text:span><text:span text:style-name="T8">::</text:span><text:span text:style-name="T9">PERIOD_TYPES</text:span><text:span text:style-name="T8">,</text:span> <text:span text:style-name="T9">true</text:span><text:span text:style-name="T8">)</text:span> <text:span text:style-name="T8">?</text:span> <text:span text:style-name="T8">$</text:span><text:span text:style-name="T12">periodType</text:span> <text:span text:style-name="T8">:</text:span> <text:tab/><text:span text:style-name="T12">self</text:span><text:span text:style-name="T8">::</text:span><text:span text:style-name="T9">DEFAULT_PERIOD_TYPE</text:span><text:span text:style-name="T8">;</text:span></text:p>
      <text:p text:style-name="Code"><text:span text:style-name="T8"><text:tab/>$</text:span><text:span text:style-name="T12">offset</text:span> <text:span text:style-name="T8">=</text:span> <text:span text:style-name="T8">(</text:span><text:span text:style-name="T12">int</text:span><text:span text:style-name="T8">)($</text:span><text:span text:style-name="T9">this</text:span><text:span text:style-name="T8">-&gt;</text:span><text:span text:style-name="T12">flight</text:span><text:span text:style-name="T8">-&gt;</text:span><text:span text:style-name="T13">request</text:span><text:span text:style-name="T8">()-&gt;</text:span><text:span text:style-name="T12">query</text:span><text:span text:style-name="T8">-&gt;</text:span><text:span text:style-name="T12">offset</text:span> <text:span text:style-name="T8">??</text:span> <text:span text:style-name="T9">0</text:span><text:span text:style-name="T8">);</text:span></text:p>
      <text:p text:style-name="Code"><text:span text:style-name="T8"><text:tab/>$</text:span><text:span text:style-name="T12">data</text:span> <text:span text:style-name="T8">=</text:span> <text:span text:style-name="T8">$</text:span><text:span text:style-name="T9">this</text:span><text:span text:style-name="T8">-&gt;</text:span><text:span text:style-name="T12">logDataAnalyticsHelper</text:span><text:span text:style-name="T8">-&gt;</text:span><text:span text:style-name="T13">getStatisticsData</text:span><text:span text:style-name="T8">($</text:span><text:span text:style-name="T12">periodType</text:span><text:span text:style-name="T8">,</text:span> <text:span text:style-name="T8">$</text:span><text:span text:style-name="T12">offset</text:span><text:span text:style-name="T8">);</text:span></text:p>
      <text:p text:style-name="Code"><text:span text:style-name="T8"><text:tab/>$</text:span><text:span text:style-name="T9">this</text:span><text:span text:style-name="T8">-&gt;</text:span><text:span text:style-name="T13">render</text:span><text:span text:style-name="T8">('</text:span><text:span text:style-name="T14">VisitorInsights/views/statistics.latte</text:span><text:span text:style-name="T8">',</text:span> <text:span text:style-name="T8">$</text:span><text:span text:style-name="T9">this</text:span><text:span text:style-name="T8">-&gt;</text:span><text:span text:style-name="T13">getAllParams</text:span><text:span text:style-name="T8">([</text:span></text:p>
      <text:p text:style-name="Code"><text:span text:style-name="T8"><text:tab/><text:tab/>'</text:span><text:span text:style-name="T14">periodTypes</text:span><text:span text:style-name="T8">'</text:span> <text:span text:style-name="T8">=&gt;</text:span> <text:span text:style-name="T12">self</text:span><text:span text:style-name="T8">::</text:span><text:span text:style-name="T9">PERIOD_TYPES</text:span><text:span text:style-name="T8">,</text:span></text:p>
      <text:p text:style-name="Code"><text:span text:style-name="T8"><text:tab/><text:tab/>'</text:span><text:span text:style-name="T14">currentPeriodType</text:span><text:span text:style-name="T8">'</text:span> <text:span text:style-name="T8">=&gt;</text:span> <text:span text:style-name="T8">$</text:span><text:span text:style-name="T12">periodType</text:span><text:span text:style-name="T8">,</text:span></text:p>
      <text:p text:style-name="Code"><text:span text:style-name="T8"><text:tab/><text:tab/>'</text:span><text:span text:style-name="T14">currentOffset</text:span><text:span text:style-name="T8">'</text:span> <text:span text:style-name="T8">=&gt;</text:span> <text:span text:style-name="T8">$</text:span><text:span text:style-name="T12">offset</text:span><text:span text:style-name="T8">,</text:span></text:p>
      <text:p text:style-name="Code"><text:span text:style-name="T8"><text:tab/><text:tab/>'</text:span><text:span text:style-name="T14">data</text:span><text:span text:style-name="T8">'</text:span> <text:span text:style-name="T8">=&gt;</text:span> <text:span text:style-name="T8">$</text:span><text:span text:style-name="T12">data</text:span><text:span text:style-name="T8">,</text:span></text:p>
      <text:p text:style-name="Code"><text:span text:style-name="T8"><text:tab/><text:tab/>'</text:span><text:span text:style-name="T14">chartData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ogDataHelper</text:span><text:span text:style-name="T8">-&gt;</text:span><text:span text:style-name="T13">formatDataForChart</text:span><text:span text:style-name="T8">($</text:span><text:span text:style-name="T12">data</text:span><text:span text:style-name="T8">),</text:span></text:p>
      <text:p text:style-name="Code"><text:span text:style-name="T8"><text:tab/><text:tab/>'</text:span><text:span text:style-name="T14">periodLabel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ogDataAnalyticsHelper</text:span><text:span text:style-name="T8">-&gt;</text:span><text:span text:style-name="T13">getPeriodLabel</text:span><text:span text:style-name="T8">($</text:span><text:span text:style-name="T12">periodType</text:span><text:span text:style-name="T8">),</text:span></text:p>
      <text:p text:style-name="Code"><text:span text:style-name="T8"><text:tab/><text:tab/>'</text:span><text:span text:style-name="T14">page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application</text:span><text:span text:style-name="T8">-&gt;</text:span><text:span text:style-name="T13">getConnectedUser</text:span><text:span text:style-name="T8">()-&gt;</text:span><text:span text:style-name="T13">getPage</text:span><text:span text:style-name="T8">(),</text:span></text:p>
      <text:p text:style-name="Code"><text:span text:style-name="T8"><text:tab/><text:tab/>'</text:span><text:span text:style-name="T14">translations</text:span><text:span text:style-name="T8">'</text:span> <text:span text:style-name="T8">=&gt;</text:span> <text:span text:style-name="T8">[</text:span></text:p>
      <text:p text:style-name="Code"><text:span text:style-name="T8"><text:tab/><text:tab/><text:tab/>'</text:span><text:span text:style-name="T14">uniqueVisitors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anguagesDataHelper</text:span><text:span text:style-name="T8">-&gt;</text:span><text:span text:style-name="T13">translate</text:span><text:span text:style-name="T8">('</text:span><text:span text:style-name="T14">visitor_insights.statistics.unique_visitors</text:span><text:span text:style-name="T8">'),</text:span></text:p>
      <text:p text:style-name="Code"><text:span text:style-name="T8"><text:tab/><text:tab/><text:tab/>'</text:span><text:span text:style-name="T14">pageViews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anguagesDataHelper</text:span><text:span text:style-name="T8">-&gt;</text:span><text:span text:style-name="T13">translate</text:span><text:span text:style-name="T8">('</text:span><text:span text:style-name="T14">visitor_insights.statistics.page_views</text:span><text:span text:style-name="T8">'),</text:span></text:p>
      <text:p text:style-name="Code"><text:span text:style-name="T8"><text:tab/><text:tab/><text:tab/>'</text:span><text:span text:style-name="T14">s2xx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anguagesDataHelper</text:span><text:span text:style-name="T8">-&gt;</text:span><text:span text:style-name="T13">translate</text:span><text:span text:style-name="T8">('</text:span><text:span text:style-name="T14">visitor_insights.statistics.chart.2xx</text:span><text:span text:style-name="T8">'),</text:span></text:p>
      <text:p text:style-name="Code"><text:span text:style-name="T8"><text:tab/><text:tab/><text:tab/>'</text:span><text:span text:style-name="T14">s3xx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anguagesDataHelper</text:span><text:span text:style-name="T8">-&gt;</text:span><text:span text:style-name="T13">translate</text:span><text:span text:style-name="T8">('</text:span><text:span text:style-name="T14">visitor_insights.statistics.chart.3xx</text:span><text:span text:style-name="T8">'),</text:span></text:p>
      <text:p text:style-name="Code"><text:span text:style-name="T8"><text:tab/><text:tab/><text:tab/>'</text:span><text:span text:style-name="T14">s4xx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anguagesDataHelper</text:span><text:span text:style-name="T8">-&gt;</text:span><text:span text:style-name="T13">translate</text:span><text:span text:style-name="T8">('</text:span><text:span text:style-name="T14">visitor_insights.statistics.chart.4xx</text:span><text:span text:style-name="T8">'),</text:span></text:p>
      <text:p text:style-name="Code"><text:span text:style-name="T8"><text:tab/><text:tab/><text:tab/>'</text:span><text:span text:style-name="T14">s5xx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languagesDataHelper</text:span><text:span text:style-name="T8">-&gt;</text:span><text:span text:style-name="T13">translate</text:span><text:span text:style-name="T8">('</text:span><text:span text:style-name="T14">visitor_insights.statistics.chart.5xx</text:span><text:span text:style-name="T8">'),</text:span></text:p>
      <text:p text:style-name="Code"><text:tab/><text:tab/>],</text:p>
      <text:p text:style-name="Code"><text:tab/>]));</text:p>
      <text:p text:style-name="Code">}</text:p>
      <text:h text:style-name="Heading_20_3" text:outline-level="3">Dans les JS</text:h>
      <text:p text:style-name="Code"><text:span text:style-name="T7">import</text:span> <text:span text:style-name="T12">Chart</text:span> <text:span text:style-name="T7">from</text:span> <text:span text:style-name="T8">'</text:span><text:span text:style-name="T14">https://cdn.jsdelivr.net/npm/chart.js@3.9.1/auto/+esm</text:span><text:span text:style-name="T8">';</text:span></text:p>
      <text:p text:style-name="Code"><text:span text:style-name="T12">const</text:span> <text:span text:style-name="T12">chartData</text:span> <text:span text:style-name="T8">=</text:span> <text:span text:style-name="T12">window</text:span><text:span text:style-name="T8">.</text:span><text:span text:style-name="T12">chartData</text:span><text:span text:style-name="T8">;</text:span></text:p>
      <text:p text:style-name="Code"><text:span text:style-name="T12">const</text:span> <text:span text:style-name="T12">chart</text:span> <text:span text:style-name="T8">=</text:span> <text:span text:style-name="T8">new</text:span> <text:span text:style-name="T13">Chart</text:span>(</text:p>
      <text:p text:style-name="Code"><text:span text:style-name="T12"><text:tab/>document</text:span><text:span text:style-name="T8">.</text:span><text:span text:style-name="T13">getElementById</text:span>(<text:span text:style-name="T8">'</text:span><text:span text:style-name="T14">visitorStatsChart</text:span><text:span text:style-name="T8">'</text:span>)<text:span text:style-name="T8">.</text:span><text:span text:style-name="T13">getContext</text:span>(<text:span text:style-name="T8">'</text:span><text:span text:style-name="T14">2d</text:span><text:span text:style-name="T8">'</text:span>)<text:span text:style-name="T8">,</text:span></text:p>
      <text:p text:style-name="Code"><text:tab/>{</text:p>
      <text:p text:style-name="Code"><text:soft-page-break/><text:span text:style-name="T12"><text:tab/><text:tab/>type</text:span><text:span text:style-name="T8">:</text:span> <text:span text:style-name="T8">'</text:span><text:span text:style-name="T14">bar</text:span><text:span text:style-name="T8">',</text:span></text:p>
      <text:p text:style-name="Code"><text:span text:style-name="T12"><text:tab/><text:tab/>data</text:span><text:span text:style-name="T8">:</text:span> <text:span text:style-name="T8">{</text:span></text:p>
      <text:p text:style-name="Code"><text:span text:style-name="T12"><text:tab/><text:tab/>labels</text:span><text:span text:style-name="T8">:</text:span> <text:span text:style-name="T12">chartData</text:span><text:span text:style-name="T8">.</text:span><text:span text:style-name="T12">labels</text:span><text:span text:style-name="T8">,</text:span></text:p>
      <text:p text:style-name="Code"><text:span text:style-name="T12"><text:tab/><text:tab/>datasets</text:span><text:span text:style-name="T8">:</text:span> [</text:p>
      <text:p text:style-name="Code"><text:tab/><text:tab/><text:tab/>{</text:p>
      <text:p text:style-name="Code"><text:span text:style-name="T12"><text:tab/><text:tab/><text:tab/><text:tab/>label</text:span><text:span text:style-name="T8">:</text:span> <text:span text:style-name="T12">window</text:span><text:span text:style-name="T8">.</text:span><text:span text:style-name="T13">t</text:span>(<text:span text:style-name="T8">'</text:span><text:span text:style-name="T14">uniqueVisitors</text:span><text:span text:style-name="T8">'</text:span>)<text:span text:style-name="T8">,</text:span></text:p>
      <text:p text:style-name="P7"/>
      <text:p text:style-name="P3"><text:span text:style-name="T4">S</text:span><text:span text:style-name="T2">tructure :</text:span></text:p>
      <text:p text:style-name="P8">├── app</text:p>
      <text:p text:style-name="P8">│   ├── apis</text:p>
      <text:p text:style-name="P8">│   ├── css</text:p>
      <text:p text:style-name="P8">│   ├── enums</text:p>
      <text:p text:style-name="P8">│   ├── exceptions</text:p>
      <text:p text:style-name="P8">│   ├── helpers</text:p>
      <text:p text:style-name="P8">│   ├── images</text:p>
      <text:p text:style-name="P8">│   ├── interfaces</text:p>
      <text:p text:style-name="P8">│   ├── js</text:p>
      <text:p text:style-name="P8">│   │   ├── ...</text:p>
      <text:p text:style-name="P8">│   │   ├── quill</text:p>
      <text:p text:style-name="P8">│   │   └── ...</text:p>
      <text:p text:style-name="P8">│   ├── models</text:p>
      <text:p text:style-name="P8">│   │   └── database</text:p>
      <text:p text:style-name="P8">│   │   <text:s text:c="4"/>└── migrators</text:p>
      <text:p text:style-name="P8">│   ├── modules</text:p>
      <text:p text:style-name="P8">│   │   ├── Article</text:p>
      <text:p text:style-name="P8">│   │   │   ├── js</text:p>
      <text:p text:style-name="P8">│   │   │   └── views</text:p>
      <text:p text:style-name="P8">│   │   ├── Common</text:p>
      <text:p text:style-name="P8">│   │   │   ├── js</text:p>
      <text:p text:style-name="P8">│   │   │   └── views</text:p>
      <text:p text:style-name="P8">│   │   ├── Event</text:p>
      <text:p text:style-name="P8">│   │   │   ├── js</text:p>
      <text:p text:style-name="P8">│   │   │   └── views</text:p>
      <text:p text:style-name="P8">│   │   ├── PersonManager</text:p>
      <text:p text:style-name="P8">│   │   │   ├── js</text:p>
      <text:p text:style-name="P8">│   │   │   └── views</text:p>
      <text:p text:style-name="P8">│   │   ├── User</text:p>
      <text:p text:style-name="P8">│   │   │   ├── js</text:p>
      <text:p text:style-name="P8">│   │   │   └── views</text:p>
      <text:p text:style-name="P8">│   │   ├── VisitorInsights</text:p>
      <text:p text:style-name="P8">│   │   │   ├── js</text:p>
      <text:p text:style-name="P8">│   │   │   └── views</text:p>
      <text:p text:style-name="P8">│   │   └── Webmaster</text:p>
      <text:p text:style-name="P8">│   │   <text:s text:c="4"/>├── js</text:p>
      <text:p text:style-name="P8">│   │   <text:s text:c="4"/>└── views</text:p>
      <text:p text:style-name="P8">│   │   <text:s text:c="8"/>├── dbbrowser</text:p>
      <text:p text:style-name="P8">│   │   <text:s text:c="8"/>└── navbar</text:p>
      <text:p text:style-name="P8">│   └── services</text:p>
      <text:h text:style-name="Heading_20_2" text:outline-level="2"><text:span text:style-name="T17">Les </text:span>API<text:span text:style-name="T17">s</text:span></text:h>
      <text:h text:style-name="Heading_20_3" text:outline-level="3">Déclaration</text:h>
      <text:p text:style-name="Code">&lt;?php</text:p>
      <text:p text:style-name="Code"><text:span text:style-name="T7">declare</text:span><text:span text:style-name="T8">(</text:span><text:span text:style-name="T9">strict_types</text:span><text:span text:style-name="T8">=</text:span><text:span text:style-name="T9">1</text:span><text:span text:style-name="T8">);</text:span></text:p>
      <text:p text:style-name="P9"/>
      <text:p text:style-name="Code"><text:soft-page-break/><text:span text:style-name="T7">namespace</text:span> <text:span text:style-name="T10">app</text:span><text:span text:style-name="T11">\</text:span><text:span text:style-name="T10">config</text:span><text:span text:style-name="T11">\</text:span><text:span text:style-name="T10">routes</text:span><text:span text:style-name="T8">;</text:span></text:p>
      <text:p text:style-name="P9"/>
      <text:p text:style-name="Code"><text:span text:style-name="T7">use</text:span> app<text:span text:style-name="T8">\</text:span>config<text:span text:style-name="T8">\</text:span><text:span text:style-name="T10">ApiFactory</text:span><text:span text:style-name="T8">;</text:span></text:p>
      <text:p text:style-name="Code"><text:span text:style-name="T7">use</text:span> app<text:span text:style-name="T8">\</text:span>interfaces<text:span text:style-name="T8">\</text:span><text:span text:style-name="T10">RouteInterface</text:span><text:span text:style-name="T8">;</text:span></text:p>
      <text:p text:style-name="Code"><text:span text:style-name="T7">use</text:span> app<text:span text:style-name="T8">\</text:span>valueObjects<text:span text:style-name="T8">\</text:span><text:span text:style-name="T10">Route</text:span><text:span text:style-name="T8">;</text:span></text:p>
      <text:p text:style-name="Code"/>
      <text:p text:style-name="Code"><text:span text:style-name="T12">class</text:span> <text:span text:style-name="T10">CarouselApi</text:span> <text:span text:style-name="T7">implements</text:span> <text:span text:style-name="T10">RouteInterface</text:span></text:p>
      <text:p text:style-name="Code"><text:tab/>{</text:p>
      <text:p text:style-name="Code"><text:span text:style-name="T7"><text:tab/>private</text:span> <text:span text:style-name="T7">array</text:span> <text:span text:style-name="T8">$</text:span><text:span text:style-name="T12">routes</text:span> <text:span text:style-name="T8">=</text:span> <text:span text:style-name="T8">[];</text:span></text:p>
      <text:p text:style-name="Code"/>
      <text:p text:style-name="Code"><text:span text:style-name="T7"><text:tab/>public</text:span> <text:span text:style-name="T12">function</text:span> <text:span text:style-name="T13">__construct</text:span><text:span text:style-name="T8">(</text:span><text:span text:style-name="T7">private</text:span> <text:span text:style-name="T10">ApiFactory</text:span> <text:span text:style-name="T8">$</text:span><text:span text:style-name="T12">apiFactory</text:span><text:span text:style-name="T8">)</text:span> <text:span text:style-name="T8">{}</text:span></text:p>
      <text:p text:style-name="Code"/>
      <text:p text:style-name="Code"><text:span text:style-name="T7"><text:tab/>public</text:span> <text:span text:style-name="T12">function</text:span> <text:span text:style-name="T13">get</text:span><text:span text:style-name="T8">():</text:span> <text:span text:style-name="T7">array</text:span></text:p>
      <text:p text:style-name="Code"><text:tab/>{</text:p>
      <text:p text:style-name="Code"><text:span text:style-name="T8"><text:tab/><text:tab/>$</text:span><text:span text:style-name="T12">carouselApi</text:span> <text:span text:style-name="T8">=</text:span> <text:span text:style-name="T12">fn</text:span><text:span text:style-name="T8">()</text:span> <text:span text:style-name="T8">=&gt;</text:span> <text:span text:style-name="T8">$</text:span><text:span text:style-name="T9">this</text:span><text:span text:style-name="T8">-&gt;</text:span><text:span text:style-name="T12">apiFactory</text:span><text:span text:style-name="T8">-&gt;</text:span><text:span text:style-name="T13">makeCarouselApi</text:span><text:span text:style-name="T8">();</text:span></text:p>
      <text:p text:style-name="Code"/>
      <text:p text:style-name="Code"><text:span text:style-name="T8"><text:tab/><text:tab/>$</text:span><text:span text:style-name="T9">this</text:span><text:span text:style-name="T8">-&gt;</text:span><text:span text:style-name="T12">routes</text:span><text:span text:style-name="T8">[]</text:span> <text:span text:style-name="T8">=</text:span> <text:span text:style-name="T7">new</text:span> <text:span text:style-name="T10">Route</text:span><text:span text:style-name="T8">('</text:span><text:span text:style-name="T14">GET /api/carousel/@articleId:[0-9]+</text:span><text:span text:style-name="T8">',</text:span> <text:span text:style-name="T8">$</text:span><text:span text:style-name="T12">carouselApi</text:span><text:span text:style-name="T8">,</text:span> <text:span text:style-name="T8">'</text:span><text:span text:style-name="T14">getItems</text:span><text:span text:style-name="T8">');</text:span></text:p>
      <text:p text:style-name="Code"><text:span text:style-name="T8"><text:tab/><text:tab/>$</text:span><text:span text:style-name="T9">this</text:span><text:span text:style-name="T8">-&gt;</text:span><text:span text:style-name="T12">routes</text:span><text:span text:style-name="T8">[]</text:span> <text:span text:style-name="T8">=</text:span> <text:span text:style-name="T7">new</text:span> <text:span text:style-name="T10">Route</text:span><text:span text:style-name="T8">('</text:span><text:span text:style-name="T14">POST /api/carousel/save</text:span><text:span text:style-name="T8">',</text:span> <text:span text:style-name="T8">$</text:span><text:span text:style-name="T12">carouselApi</text:span><text:span text:style-name="T8">,</text:span> <text:span text:style-name="T8">'</text:span><text:span text:style-name="T14">saveItem</text:span><text:span text:style-name="T8">');</text:span></text:p>
      <text:p text:style-name="Code"><text:span text:style-name="T8"><text:tab/><text:tab/>$</text:span><text:span text:style-name="T9">this</text:span><text:span text:style-name="T8">-&gt;</text:span><text:span text:style-name="T12">routes</text:span><text:span text:style-name="T8">[]</text:span> <text:span text:style-name="T8">=</text:span> <text:span text:style-name="T7">new</text:span> <text:span text:style-name="T10">Route</text:span><text:span text:style-name="T8">('</text:span><text:span text:style-name="T14">POST /api/carousel/delete/@id:[0-9]+</text:span><text:span text:style-name="T8">',</text:span> <text:span text:style-name="T8">$</text:span><text:span text:style-name="T12">carouselApi</text:span><text:span text:style-name="T8">,</text:span> <text:span text:style-name="T8">'</text:span><text:span text:style-name="T14">deleteItem</text:span><text:span text:style-name="T8">');</text:span></text:p>
      <text:p text:style-name="Code"/>
      <text:p text:style-name="Code"><text:span text:style-name="T7"><text:tab/><text:tab/>return</text:span> <text:span text:style-name="T8">$</text:span><text:span text:style-name="T9">this</text:span><text:span text:style-name="T8">-&gt;</text:span><text:span text:style-name="T12">routes</text:span><text:span text:style-name="T8">;</text:span></text:p>
      <text:p text:style-name="Code"><text:tab/>}</text:p>
      <text:p text:style-name="Code">}</text:p>
      <text:h text:style-name="Heading_20_3" text:outline-level="3">Définition d’une API</text:h>
      <text:p text:style-name="Code">&lt;?php</text:p>
      <text:p text:style-name="Code"/>
      <text:p text:style-name="Code"><text:span text:style-name="T7">declare</text:span><text:span text:style-name="T8">(</text:span><text:span text:style-name="T9">strict_types</text:span><text:span text:style-name="T8">=</text:span><text:span text:style-name="T9">1</text:span><text:span text:style-name="T8">);</text:span></text:p>
      <text:p text:style-name="Code"/>
      <text:p text:style-name="Code"><text:span text:style-name="T7">namespace</text:span> <text:span text:style-name="T10">app</text:span><text:span text:style-name="T11">\</text:span><text:span text:style-name="T10">apis</text:span><text:span text:style-name="T8">;</text:span></text:p>
      <text:p text:style-name="Code"/>
      <text:p text:style-name="Code"><text:span text:style-name="T7">use</text:span> app<text:span text:style-name="T8">\</text:span>helpers<text:span text:style-name="T8">\</text:span><text:span text:style-name="T10">Application</text:span><text:span text:style-name="T8">;</text:span></text:p>
      <text:p text:style-name="Code"><text:span text:style-name="T7">use</text:span> app<text:span text:style-name="T8">\</text:span>helpers<text:span text:style-name="T8">\</text:span><text:span text:style-name="T10">ConnectedUser</text:span><text:span text:style-name="T8">;</text:span></text:p>
      <text:p text:style-name="Code"><text:span text:style-name="T7">use</text:span> app<text:span text:style-name="T8">\</text:span>models<text:span text:style-name="T8">\</text:span><text:span text:style-name="T10">DataHelper</text:span><text:span text:style-name="T8">;</text:span></text:p>
      <text:p text:style-name="Code"><text:span text:style-name="T7">use</text:span> app<text:span text:style-name="T8">\</text:span>models<text:span text:style-name="T8">\</text:span><text:span text:style-name="T10">PersonDataHelper</text:span><text:span text:style-name="T8">;</text:span></text:p>
      <text:p text:style-name="Code"/>
      <text:p text:style-name="Code"><text:span text:style-name="T12">class</text:span> <text:span text:style-name="T10">ImportApi</text:span> <text:span text:style-name="T7">extends</text:span> <text:span text:style-name="T10">AbstractApi</text:span></text:p>
      <text:p text:style-name="Code">{</text:p>
      <text:p text:style-name="Code"><text:span text:style-name="T7"><text:tab/>public</text:span> <text:span text:style-name="T12">function</text:span> <text:span text:style-name="T13">__construct</text:span><text:span text:style-name="T8">(</text:span></text:p>
      <text:p text:style-name="Code"><text:span text:style-name="T10"><text:tab/>Application</text:span> <text:span text:style-name="T8">$</text:span><text:span text:style-name="T12">application</text:span><text:span text:style-name="T8">,</text:span></text:p>
      <text:p text:style-name="Code"><text:span text:style-name="T10"><text:tab/>ConnectedUser</text:span> <text:span text:style-name="T8">$</text:span><text:span text:style-name="T12">connectedUser</text:span><text:span text:style-name="T8">,</text:span></text:p>
      <text:p text:style-name="Code"><text:span text:style-name="T10"><text:tab/>DataHelper</text:span> <text:span text:style-name="T8">$</text:span><text:span text:style-name="T12">dataHelper</text:span><text:span text:style-name="T8">,</text:span></text:p>
      <text:p text:style-name="Code"><text:span text:style-name="T10"><text:tab/>PersonDataHelper</text:span> <text:span text:style-name="T8">$</text:span><text:span text:style-name="T12">personDataHelper</text:span><text:span text:style-name="T8">,</text:span></text:p>
      <text:p text:style-name="Code"><text:span text:style-name="T8"><text:tab/>)</text:span> <text:span text:style-name="T8">{</text:span></text:p>
      <text:p text:style-name="Code"><text:span text:style-name="T12"><text:tab/><text:tab/>parent</text:span><text:span text:style-name="T8">::</text:span><text:span text:style-name="T13">__construct</text:span><text:span text:style-name="T8">($</text:span><text:span text:style-name="T12">application</text:span><text:span text:style-name="T8">,</text:span> <text:span text:style-name="T8">$</text:span><text:span text:style-name="T12">connectedUser</text:span><text:span text:style-name="T8">,</text:span> <text:span text:style-name="T8">$</text:span><text:span text:style-name="T12">dataHelper</text:span><text:span text:style-name="T8">,</text:span> <text:span text:style-name="T8">$</text:span><text:span text:style-name="T12">personDataHelper</text:span><text:span text:style-name="T8">);</text:span></text:p>
      <text:p text:style-name="Code"><text:tab/>}</text:p>
      <text:p text:style-name="Code"/>
      <text:p text:style-name="Code"><text:span text:style-name="T7"><text:tab/>public</text:span> <text:span text:style-name="T12">function</text:span> <text:span text:style-name="T13">getHeadersFromCSV</text:span><text:span text:style-name="T8">()</text:span></text:p>
      <text:p text:style-name="Code"><text:tab/>{</text:p>
      <text:p text:style-name="Code"><text:span text:style-name="T7"><text:tab/><text:tab/>if</text:span> <text:span text:style-name="T8">(!($</text:span><text:span text:style-name="T9">this</text:span><text:span text:style-name="T8">-&gt;</text:span><text:span text:style-name="T12">application</text:span><text:span text:style-name="T8">-&gt;</text:span><text:span text:style-name="T13">getConnectedUser</text:span><text:span text:style-name="T8">()-&gt;</text:span><text:span text:style-name="T13">isPersonManager</text:span><text:span text:style-name="T8">()</text:span> <text:span text:style-name="T8">??</text:span> <text:span text:style-name="T9">false</text:span><text:span text:style-name="T8">))</text:span> <text:span text:style-name="T8">{</text:span></text:p>
      <text:p text:style-name="Code"><text:span text:style-name="T8"><text:tab/><text:tab/>$</text:span><text:span text:style-name="T9">this</text:span><text:span text:style-name="T8">-&gt;</text:span><text:span text:style-name="T13">renderJsonForbidden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Code"><text:span text:style-name="T7"><text:tab/><text:tab/>return</text:span><text:span text:style-name="T8">;</text:span></text:p>
      <text:p text:style-name="Code"><text:tab/>}</text:p>
      <text:p text:style-name="Code"><text:span text:style-name="T7"><text:tab/>if</text:span> <text:span text:style-name="T8">($</text:span><text:span text:style-name="T12">_SERVER</text:span><text:span text:style-name="T8">['</text:span><text:span text:style-name="T14">REQUEST_METHOD</text:span><text:span text:style-name="T8">']</text:span> <text:span text:style-name="T8">!==</text:span> <text:span text:style-name="T8">'</text:span><text:span text:style-name="T14">POST</text:span><text:span text:style-name="T8">')</text:span> <text:span text:style-name="T8">{</text:span></text:p>
      <text:p text:style-name="Code"><text:soft-page-break/><text:span text:style-name="T8"><text:tab/><text:tab/>$</text:span><text:span text:style-name="T9">this</text:span><text:span text:style-name="T8">-&gt;</text:span><text:span text:style-name="T13">renderJsonMethodNotAllowed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Code"><text:span text:style-name="T7"><text:tab/><text:tab/>return</text:span><text:span text:style-name="T8">;</text:span></text:p>
      <text:p text:style-name="Code"><text:tab/>}</text:p>
      <text:p text:style-name="Code"><text:span text:style-name="T8"><text:tab/>$</text:span><text:span text:style-name="T9">this</text:span><text:span text:style-name="T8">-&gt;</text:span><text:span text:style-name="T13">renderJsonOk</text:span><text:span text:style-name="T8">($</text:span><text:span text:style-name="T9">this</text:span><text:span text:style-name="T8">-&gt;</text:span><text:span text:style-name="T13">getHeadersFromCSV_</text:span><text:span text:style-name="T8">(</text:span><text:span text:style-name="T13">intval</text:span><text:span text:style-name="T8">($</text:span><text:span text:style-name="T12">_POST</text:span><text:span text:style-name="T8">['</text:span><text:span text:style-name="T14">headerRow</text:span><text:span text:style-name="T8">']</text:span> <text:span text:style-name="T8">??</text:span> <text:span text:style-name="T9">1</text:span><text:span text:style-name="T8">)));</text:span></text:p>
      <text:p text:style-name="Code">}</text:p>
      <text:h text:style-name="Heading_20_3" text:outline-level="3">Data retournées par les APIs</text:h>
      <text:p text:style-name="Code"><text:span text:style-name="T7">protected</text:span> <text:span text:style-name="T12">function</text:span> <text:span text:style-name="T13">renderJson</text:span><text:span text:style-name="T8">(</text:span><text:span text:style-name="T7">array</text:span> <text:span text:style-name="T8">$</text:span><text:span text:style-name="T12">data</text:span><text:span text:style-name="T8">,</text:span> <text:span text:style-name="T7">bool</text:span> <text:span text:style-name="T8">$</text:span><text:span text:style-name="T12">success</text:span><text:span text:style-name="T8">,</text:span> <text:span text:style-name="T7">int</text:span> <text:span text:style-name="T8">$</text:span><text:span text:style-name="T12">statusCode</text:span><text:span text:style-name="T8">,</text:span> <text:span text:style-name="T7">string</text:span> <text:span text:style-name="T8">$</text:span><text:span text:style-name="T12">message</text:span> <text:span text:style-name="T8">=</text:span> <text:span text:style-name="T8">''):</text:span> <text:span text:style-name="T7">void</text:span></text:p>
      <text:p text:style-name="Code">{</text:p>
      <text:p text:style-name="Code"><text:span text:style-name="T13"><text:tab/>header</text:span><text:span text:style-name="T8">('</text:span><text:span text:style-name="T14">Content-Type: application/json</text:span><text:span text:style-name="T8">');</text:span></text:p>
      <text:p text:style-name="Code"><text:span text:style-name="T13"><text:tab/>http_response_code</text:span><text:span text:style-name="T8">($</text:span><text:span text:style-name="T12">statusCode</text:span><text:span text:style-name="T8">);</text:span></text:p>
      <text:p text:style-name="Code"><text:span text:style-name="T8"><text:tab/>$</text:span><text:span text:style-name="T12">response</text:span> <text:span text:style-name="T8">=</text:span> <text:span text:style-name="T8">[</text:span></text:p>
      <text:p text:style-name="Code"><text:span text:style-name="T8"><text:tab/><text:tab/>'</text:span><text:span text:style-name="T14">success</text:span><text:span text:style-name="T8">'</text:span> <text:span text:style-name="T8">=&gt;</text:span> <text:span text:style-name="T8">$</text:span><text:span text:style-name="T12">success</text:span><text:span text:style-name="T8">,</text:span></text:p>
      <text:p text:style-name="Code"><text:span text:style-name="T8"><text:tab/><text:tab/>'</text:span><text:span text:style-name="T14">message</text:span><text:span text:style-name="T8">'</text:span> <text:span text:style-name="T8">=&gt;</text:span> <text:span text:style-name="T8">$</text:span><text:span text:style-name="T12">message</text:span><text:span text:style-name="T8">,</text:span></text:p>
      <text:p text:style-name="Code"><text:span text:style-name="T8"><text:tab/><text:tab/>'</text:span><text:span text:style-name="T14">data</text:span><text:span text:style-name="T8">'</text:span> <text:span text:style-name="T8">=&gt;</text:span> <text:span text:style-name="T8">$</text:span><text:span text:style-name="T12">data</text:span><text:span text:style-name="T8">,</text:span></text:p>
      <text:p text:style-name="Code"><text:tab/>];</text:p>
      <text:p text:style-name="Code"><text:span text:style-name="T13"><text:tab/>echo</text:span> <text:span text:style-name="T13">json_encode</text:span><text:span text:style-name="T8">($</text:span><text:span text:style-name="T12">response</text:span><text:span text:style-name="T8">);</text:span></text:p>
      <text:p text:style-name="Code"><text:span text:style-name="T7"><text:tab/>if</text:span> <text:span text:style-name="T8">(</text:span><text:span text:style-name="T13">ob_get_level</text:span><text:span text:style-name="T8">())</text:span> <text:span text:style-name="T13">ob_end_flush</text:span><text:span text:style-name="T8">();</text:span></text:p>
      <text:p text:style-name="Code"><text:span text:style-name="T13"><text:tab/><text:tab/>flush</text:span><text:span text:style-name="T8">();</text:span></text:p>
      <text:p text:style-name="Code"><text:span text:style-name="T10"><text:tab/><text:tab/>Flight</text:span><text:span text:style-name="T8">::</text:span><text:span text:style-name="T13">stop</text:span><text:span text:style-name="T8">();</text:span></text:p>
      <text:p text:style-name="Code">}</text:p>
      <text:p text:style-name="Text_20_body"/>
      <text:p text:style-name="Text_20_body"/>
      <text:p text:style-name="P10">…</text:p>
      <text:h text:style-name="Heading_20_2" text:outline-level="2">Exemple de helper</text:h>
      <text:p text:style-name="Code">&lt;?php</text:p>
      <text:p text:style-name="Code"><text:span text:style-name="T18">namespace</text:span> app\helpers;</text:p>
      <text:p text:style-name="Code"><text:span text:style-name="T18">use</text:span> PDO;</text:p>
      <text:p text:style-name="Code"><text:span text:style-name="T18">class</text:span> Article</text:p>
      <text:p text:style-name="Code">{</text:p>
      <text:p text:style-name="Code"><text:span text:style-name="T18">private</text:span> $pdo;</text:p>
      <text:p text:style-name="Code"><text:span text:style-name="T18">private</text:span> $fluent;</text:p>
      <text:p text:style-name="Code"/>
      <text:p text:style-name="Code"><text:span text:style-name="T18">public</text:span> <text:span text:style-name="T18">function</text:span> __construct(PDO $pdo)</text:p>
      <text:p text:style-name="Code">{</text:p>
      <text:p text:style-name="Code"><text:span text:style-name="T18">$this</text:span>-&gt;pdo = $pdo;</text:p>
      <text:p text:style-name="Code"><text:span text:style-name="T18">$this</text:span>-&gt;fluent = <text:span text:style-name="T18">new</text:span> \Envms\FluentPDO\Query($pdo);</text:p>
      <text:p text:style-name="Code">}</text:p>
      <text:p text:style-name="Code"/>
      <text:p text:style-name="Code"><text:span text:style-name="T18">public</text:span> <text:span text:style-name="T18">function</text:span> hasSurvey($id)</text:p>
      <text:p text:style-name="Code">{</text:p>
      <text:p text:style-name="Code"><text:span text:style-name="T18">return</text:span> <text:span text:style-name="T18">$this</text:span>-&gt;fluent</text:p>
      <text:p text:style-name="Code">-&gt;from(<text:span text:style-name="T19">'Survey'</text:span>)</text:p>
      <text:p text:style-name="Code">-&gt;join(<text:span text:style-name="T19">'Article ON Survey.IdArticle = Article.Id'</text:span>)</text:p>
      <text:p text:style-name="Code">-&gt;where(<text:span text:style-name="T19">'IdArticle'</text:span>, $id)</text:p>
      <text:p text:style-name="Code">-&gt;where(<text:span text:style-name="T19">'ClosingDate &lt;= ?'</text:span>, date(<text:span text:style-name="T19">'now'</text:span>))</text:p>
      <text:p text:style-name="Code">-&gt;fetch();</text:p>
      <text:p text:style-name="P10">}</text:p>
      <text:p text:style-name="P10">…</text:p>
      <text:h text:style-name="P11" text:outline-level="2"><text:soft-page-break/>Exemple de route</text:h>
      <text:p text:style-name="Code">$personStatisticsController = $container-&gt;get(<text:span text:style-name="T19">'app\controllers\PersonStatisticsController'</text:span>);</text:p>
      <text:p text:style-name="Code">$flight-&gt;route(<text:span text:style-name="T19">'GET /statistics/person'</text:span>, <text:span text:style-name="T18">function</text:span>() <text:span text:style-name="T18">use</text:span> ($personStatisticsController) {$personStatisticsController-&gt;showStatistics();});</text:p>
      <text:h text:style-name="Heading_20_2" text:outline-level="2">Avec ce<text:span text:style-name="T5">s</text:span> table<text:span text:style-name="T5">s</text:span> :</text:h>
      <text:p text:style-name="P12">CREATE TABLE "Person" (</text:p>
      <text:p text:style-name="P12"><text:tab/>"EGER NOT NULL DEFAULT 0,</text:p>
      <text:p text:style-name="P12"><text:tab/>"In</text:p>
      <text:p text:style-name="P12">);</text:p>
      <text:p text:style-name="P13">On veut </text:p>
      <text:h text:style-name="Heading_20_1" text:outline-level="1">Ancien<text:span text:style-name="T20">s</text:span></text:h>
      <text:h text:style-name="P14" text:outline-level="2"><text:span text:style-name="T21">Installation</text:span><text:span text:style-name="T22">s</text:span></text:h>
      <text:p text:style-name="P15">Ma webapp, demande la dernière version de l’application disponible quand on utilise le menu webmaster.</text:p>
      <text:p text:style-name="P15">Le site de ma webapp, qui utilise ma webapp, repond. Comme toutes les demandes, celles-ci sont enregistrées dans la table log :</text:p>
      <text:p text:style-name="Code">CREATE TABLE "Log" (</text:p>
      <text:p text:style-name="Code"><text:tab/>"Id"<text:tab/>INTEGER,</text:p>
      <text:p text:style-name="Code"><text:tab/>"IpAddress"<text:tab/>TEXT,</text:p>
      <text:p text:style-name="Code"><text:tab/>"Referer"<text:tab/>TEXT,</text:p>
      <text:p text:style-name="Code"><text:tab/>"Os"<text:tab/>TEXT,</text:p>
      <text:p text:style-name="Code"><text:tab/>"Browser"<text:tab/>TEXT,</text:p>
      <text:p text:style-name="Code"><text:tab/>"ScreenResolution"<text:tab/>TEXT,</text:p>
      <text:p text:style-name="Code"><text:tab/>"Type"<text:tab/>TEXT,</text:p>
      <text:p text:style-name="Code"><text:tab/>"Uri"<text:tab/>TEXT,</text:p>
      <text:p text:style-name="Code"><text:tab/>"Token"<text:tab/>TEXT,</text:p>
      <text:p text:style-name="Code"><text:tab/>"Who"<text:tab/>TEXT,</text:p>
      <text:p text:style-name="Code"><text:tab/>"CreatedAt"<text:tab/>TEXT NOT NULL DEFAULT current_timestamp,</text:p>
      <text:p text:style-name="Code"><text:tab/>"Code"<text:tab/>TEXT,</text:p>
      <text:p text:style-name="Code"><text:tab/>"Message"<text:tab/>TEXT,</text:p>
      <text:p text:style-name="Code"><text:tab/>PRIMARY KEY("Id")</text:p>
      <text:p text:style-name="Code">);</text:p>
      <text:h text:style-name="Heading_20_3" text:outline-level="3">Dans les champs on retrouve :</text:h>
      <text:h text:style-name="Heading_20_4" text:outline-level="4">Uri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6">/api/lastVersion?cv=0.6.0</text:p>
          </table:table-cell>
        </table:table-row>
        <table:table-row>
          <table:table-cell table:style-name="Tableau1.A2" office:value-type="string">
            <text:p text:style-name="P17">/api/lastVersion</text:p>
          </table:table-cell>
        </table:table-row>
      </table:table>
      <text:p text:style-name="P15">→ les anciennes versions de l’application n’indiquaient pas leur CurrentVersion.</text:p>
      <text:h text:style-name="Heading_20_4" text:outline-level="4">Who :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2a01:cb10:8e98:6c00:9b78:1ca4:f8a9:ea64</text:p>
          </table:table-cell>
        </table:table-row>
        <table:table-row>
          <table:table-cell table:style-name="Tableau2.A2" office:value-type="string">
            <text:p text:style-name="P17">gwc.cluster100.hosting.ovh.net</text:p>
          </table:table-cell>
        </table:table-row>
      </table:table>
      <text:h text:style-name="Heading_20_4" text:outline-level="4">CreatedAt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6">2025-08-23 07:49:56</text:p>
          </table:table-cell>
        </table:table-row>
        <table:table-row>
          <table:table-cell table:style-name="Tableau3.A2" office:value-type="string">
            <text:p text:style-name="P17">2025-08-22 17:22:26</text:p>
          </table:table-cell>
        </table:table-row>
      </table:table>
      <text:h text:style-name="Heading_20_4" text:outline-level="4"><text:soft-page-break/>Messag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PHP/8.4.5</text:p>
          </table:table-cell>
        </table:table-row>
        <table:table-row>
          <table:table-cell table:style-name="Tableau4.A2" office:value-type="string">
            <text:p text:style-name="P18"><text:s text:c="2"/></text:p>
          </table:table-cell>
        </table:table-row>
      </table:table>
      <text:p text:style-name="P19">→ les anciennes versions de l’application n’indiquaient pas leur <text:span text:style-name="T22">ver</text:span>sion <text:span text:style-name="T22">PHP</text:span>.</text:p>
      <text:p text:style-name="P20">Pour chaque « Who » on veut :</text:p>
      <text:list text:style-name="L1">
        <text:list-item>
          <text:p text:style-name="P21">la date de la dernière interrogation</text:p>
        </text:list-item>
        <text:list-item>
          <text:p text:style-name="P21">les versions de la webapp, et PHP si elles existent</text:p>
        </text:list-item>
        <text:list-item>
          <text:p text:style-name="P21">le nombre d’interrogations</text:p>
        </text:list-item>
      </text:list>
      <text:h text:style-name="Heading_20_3" text:outline-level="3">Technique</text:h>
      <text:h text:style-name="Heading_20_4" text:outline-level="4"><text:span text:style-name="T22">Le c</text:span>ontrôleur</text:h>
      <text:p text:style-name="P20">Se baser sur celui qui affiche les visiteurs du site</text:p>
      <text:p text:style-name="Code"><text:span text:style-name="T18">public</text:span> <text:span text:style-name="T18">function</text:span> showLastVisits()</text:p>
      <text:p text:style-name="Code">{</text:p>
      <text:p text:style-name="Code">$person = <text:span text:style-name="T18">$this</text:span>-&gt;connectedUser-&gt;get()-&gt;person ?? <text:span text:style-name="T18">false</text:span>;</text:p>
      <text:p text:style-name="Code"><text:span text:style-name="T18">if</text:span> ($person &amp;&amp; <text:span text:style-name="T18">$this</text:span>-&gt;connectedUser-&gt;isWebmaster()) {</text:p>
      <text:p text:style-name="Code">$activePersons = <text:span text:style-name="T18">$this</text:span>-&gt;dataHelper-&gt;gets(<text:span text:style-name="T19">'Person'</text:span>, [<text:span text:style-name="T19">'Inactivated'</text:span> =&gt; <text:span text:style-name="T23">0</text:span>]);</text:p>
      <text:p text:style-name="Code"><text:span text:style-name="T18">$this</text:span>-&gt;render(<text:span text:style-name="T19">'VisitorInsights/views/lastVisits.latte'</text:span>, Params::getAll([</text:p>
      <text:p text:style-name="Code"><text:span text:style-name="T19">'lastVisits'</text:span> =&gt; <text:span text:style-name="T18">$this</text:span>-&gt;logDataHelper-&gt;getLastVisitPerActivePersonWithTimeAgo($activePersons),</text:p>
      <text:p text:style-name="Code"><text:span text:style-name="T19">'totalActiveUsers'</text:span> =&gt; count($activePersons),</text:p>
      <text:p text:style-name="Code"><text:span text:style-name="T19">'navItems'</text:span> =&gt; <text:span text:style-name="T18">$this</text:span>-&gt;getNavItems($person),</text:p>
      <text:p text:style-name="Code">]));</text:p>
      <text:p text:style-name="Code">} <text:span text:style-name="T18">else</text:span> <text:span text:style-name="T18">$this</text:span>-&gt;application-&gt;getErrorManager()-&gt;raise(ApplicationError::Forbidden, <text:span text:style-name="T19">'Page not allowed in file '</text:span> . <text:span text:style-name="T18">__FILE__</text:span> . <text:span text:style-name="T19">' at line '</text:span> . <text:span text:style-name="T18">__LINE__</text:span>);</text:p>
      <text:p text:style-name="Code">}</text:p>
      <text:h text:style-name="Heading_20_4" text:outline-level="4">La vue</text:h>
      <text:p text:style-name="Code">{<text:span text:style-name="T18">extends </text:span><text:span text:style-name="T19">'../../Webmaster/views/visitorInsights.latte'</text:span>}</text:p>
      <text:p text:style-name="Code"/>
      <text:p text:style-name="Code">{<text:span text:style-name="T18">block </text:span>title}Dernières visites{<text:span text:style-name="T18">/block</text:span>}</text:p>
      <text:p text:style-name="Code"/>
      <text:p text:style-name="Code">{<text:span text:style-name="T18">block </text:span>content}</text:p>
      <text:p text:style-name="Code"><text:span text:style-name="T24">&lt;div</text:span> <text:span text:style-name="T25">class</text:span>=<text:span text:style-name="T18">"d-flexc"</text:span><text:span text:style-name="T24">&gt;</text:span></text:p>
      <text:p text:style-name="Code"><text:span text:style-name="T24">&lt;div</text:span> <text:span text:style-name="T25">class</text:span>=<text:span text:style-name="T18">"container mt-4 d-flex justify-content-between align-items-center mb-3"</text:span><text:span text:style-name="T24">&gt;</text:span></text:p>
      <text:p text:style-name="Code">&lt;h1&gt;</text:p>
      <text:p text:style-name="Code">Dernières visites</text:p>
      <text:p text:style-name="Code"><text:span text:style-name="T24">&lt;span</text:span> <text:span text:style-name="T25">class</text:span>=<text:span text:style-name="T18">"badge bg-primary fs-6"</text:span><text:span text:style-name="T24">&gt;</text:span>{count($lastVisits)} visiteurs<text:span text:style-name="T24">&lt;/span&gt;</text:span></text:p>
      <text:p text:style-name="Code">&lt;/h1&gt;</text:p>
      <text:p text:style-name="Code">&lt;div&gt;</text:p>
      <text:p text:style-name="Code"><text:span text:style-name="T24">&lt;span</text:span> <text:span text:style-name="T25">class</text:span>=<text:span text:style-name="T18">"badge bg-secondary fs-6"</text:span><text:span text:style-name="T24">&gt;</text:span>{$totalActiveUsers} utilisateurs actifs<text:span text:style-name="T24">&lt;/span&gt;</text:span></text:p>
      <text:p text:style-name="Code">&lt;/div&gt;</text:p>
      <text:p text:style-name="Code">&lt;/div&gt;</text:p>
      <text:p text:style-name="Code"/>
      <text:p text:style-name="Code"><text:span text:style-name="T24">&lt;div</text:span> <text:span text:style-name="T25">class</text:span>=<text:span text:style-name="T18">"d-flex"</text:span><text:span text:style-name="T24">&gt;</text:span></text:p>
      <text:p text:style-name="Code"><text:span text:style-name="T24">&lt;div</text:span> <text:span text:style-name="T25">class</text:span>=<text:span text:style-name="T18">"table-responsive"</text:span><text:span text:style-name="T24">&gt;</text:span></text:p>
      <text:p text:style-name="Code"><text:span text:style-name="T24">&lt;table</text:span> <text:span text:style-name="T25">class</text:span>=<text:span text:style-name="T18">"table table-hover"</text:span><text:span text:style-name="T24">&gt;</text:span></text:p>
      <text:p text:style-name="Code"><text:span text:style-name="T24">&lt;thead</text:span> <text:span text:style-name="T25">class</text:span>=<text:span text:style-name="T18">"table-dark"</text:span><text:span text:style-name="T24">&gt;</text:span></text:p>
      <text:p text:style-name="Code">&lt;tr&gt;</text:p>
      <text:p text:style-name="Code"><text:span text:style-name="T24">&lt;th&gt;</text:span>Membre<text:span text:style-name="T24">&lt;/th&gt;</text:span></text:p>
      <text:p text:style-name="Code"><text:span text:style-name="T24">&lt;th&gt;</text:span>Email<text:span text:style-name="T24">&lt;/th&gt;</text:span></text:p>
      <text:p text:style-name="Code"><text:soft-page-break/><text:span text:style-name="T24">&lt;th&gt;</text:span>Dernière page<text:span text:style-name="T24">&lt;/th&gt;</text:span></text:p>
      <text:p text:style-name="Code"><text:span text:style-name="T24">&lt;th&gt;</text:span>Dernière activité<text:span text:style-name="T24">&lt;/th&gt;</text:span></text:p>
      <text:p text:style-name="Code"><text:span text:style-name="T24">&lt;th&gt;</text:span>OS<text:span text:style-name="T24">&lt;/th&gt;</text:span></text:p>
      <text:p text:style-name="Code"><text:span text:style-name="T24">&lt;th&gt;</text:span>Navigateur<text:span text:style-name="T24">&lt;/th&gt;</text:span></text:p>
      <text:p text:style-name="Code">&lt;/tr&gt;</text:p>
      <text:p text:style-name="Code">&lt;/thead&gt;</text:p>
      <text:p text:style-name="Code">&lt;tbody&gt;</text:p>
      <text:p text:style-name="Text_20_body"/>
      <text:h text:style-name="P22" text:outline-level="1">Notification<text:span text:style-name="T26">s</text:span></text:h>
      <text:h text:style-name="Heading_20_2" text:outline-level="2">Articles</text:h>
      <text:p text:style-name="P23">[x] Nouvel article<text:tab/><text:tab/>[x] avec sondage</text:p>
      <text:p text:style-name="P23">[x] Article mis à jour<text:tab/>[x] avec sondage</text:p>
      <text:p text:style-name="P23">[x] Nouveau vote sur un sondage<text:tab/>[x] si j’ai voté</text:p>
      <text:p text:style-name="P23"><text:tab/><text:tab/><text:tab/><text:tab/><text:tab/><text:tab/><text:tab/><text:tab/><text:tab/><text:tab/><text:tab/>[x] si je suis l’auteur</text:p>
      <text:h text:style-name="Heading_20_2" text:outline-level="2">Messages</text:h>
      <text:p text:style-name="P24">[x] <text:span text:style-name="T27">sur un</text:span> article<text:tab/><text:tab/>[x] <text:span text:style-name="T27">si je suis l’auteur</text:span></text:p>
      <text:p text:style-name="P25">[x] sur un événement<text:tab/>[x] si je suis inscrit</text:p>
      <text:p text:style-name="P25"><text:tab/><text:tab/><text:tab/><text:tab/><text:tab/><text:tab/><text:tab/>[x] si dans mes préférences</text:p>
      <text:p text:style-name="P25"><text:tab/><text:tab/><text:tab/><text:tab/><text:tab/><text:tab/><text:tab/>[x] si je suis le créateur</text:p>
      <text:p text:style-name="P25">[x] sur un groupe ou j’ai été inscrit</text:p>
      <text:p text:style-name="P25"><text:tab/>[x] groupe1</text:p>
      <text:p text:style-name="P25"><text:tab/>[x] groupe2…</text:p>
      <text:p text:style-name="P25">[x] sur un groupe ou je me suis inscrit</text:p>
      <text:p text:style-name="P25"><text:tab/>[x] groupe1</text:p>
      <text:p text:style-name="P25"><text:tab/>[x] groupe2…</text:p>
      <text:p text:style-name="P25">[x] sur un groupe ou je ne me suis pas inscrit</text:p>
      <text:p text:style-name="P26">$groups contient la liste de tous les groupes et leur type</text:p>
      <text:p text:style-name="P26">$currentNotifications contient toutes les notifications de l’utilisateur</text:p>
      <text:p text:style-name="P26"/>
      <text:p text:style-name="P26">Compléter cette vue</text:p>
      <text:p text:style-name="P27">{<text:span text:style-name="T7">extends </text:span><text:span text:style-name="T14">"user.latte"</text:span>}</text:p>
      <text:p text:style-name="P6"/>
      <text:p text:style-name="P28">{<text:span text:style-name="T7">block </text:span>content}</text:p>
      <text:p text:style-name="P28"><text:span text:style-name="T15">&lt;</text:span><text:span text:style-name="T7">form</text:span><text:span text:style-name="T15"> </text:span><text:span text:style-name="T16">method</text:span><text:span text:style-name="T8">="</text:span><text:span text:style-name="T14">POST</text:span><text:span text:style-name="T8">"</text:span><text:span text:style-name="T15"> </text:span><text:span text:style-name="T16">data-form</text:span><text:span text:style-name="T8">="</text:span><text:span text:style-name="T14">checkSave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row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ol-md-6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form-check</text:span><text:span text:style-name="T8">"</text:span><text:span text:style-name="T15">&gt;</text:span></text:p>
      <text:p text:style-name="P28"><text:soft-page-break/><text:span text:style-name="T15">&lt;</text:span><text:span text:style-name="T7">input</text:span><text:span text:style-name="T15"> </text:span><text:span text:style-name="T16">type</text:span><text:span text:style-name="T8">="</text:span><text:span text:style-name="T14">checkbox</text:span><text:span text:style-name="T8">"</text:span><text:span text:style-name="T15"> </text:span><text:span text:style-name="T16">class</text:span><text:span text:style-name="T8">="</text:span><text:span text:style-name="T14">form-check-input</text:span><text:span text:style-name="T8">"</text:span><text:span text:style-name="T15"> </text:span><text:span text:style-name="T16">id</text:span><text:span text:style-name="T8">="</text:span><text:span text:style-name="T14">noAlerts</text:span><text:span text:style-name="T8">"</text:span><text:span text:style-name="T15"> </text:span><text:span text:style-name="T16">name</text:span><text:span text:style-name="T8">="</text:span><text:span text:style-name="T14">preferences[noAlerts]</text:span><text:span text:style-name="T8">"</text:span><text:span text:style-name="T15"> </text:span><text:span text:style-name="T16">{isset($currentNotifications[</text:span><text:span text:style-name="T28">'noNotification'])</text:span><text:span text:style-name="T15"> </text:span><text:span text:style-name="T16">?</text:span><text:span text:style-name="T15"> </text:span><text:span text:style-name="T16">checked</text:span><text:span text:style-name="T15"> </text:span><text:span text:style-name="T16">:</text:span><text:span text:style-name="T15"> </text:span><text:span text:style-name="T28">''}</text:span><text:span text:style-name="T15">&gt;</text:span></text:p>
      <text:p text:style-name="P28"><text:span text:style-name="T15">&lt;</text:span><text:span text:style-name="T7">label</text:span><text:span text:style-name="T15"> </text:span><text:span text:style-name="T16">class</text:span><text:span text:style-name="T8">="</text:span><text:span text:style-name="T14">form-check-label</text:span><text:span text:style-name="T8">"</text:span><text:span text:style-name="T15"> </text:span><text:span text:style-name="T16">for</text:span><text:span text:style-name="T8">="</text:span><text:span text:style-name="T14">noAlerts</text:span><text:span text:style-name="T8">"</text:span><text:span text:style-name="T15">&gt;</text:span></text:p>
      <text:p text:style-name="P28"><text:span text:style-name="T15">&lt;</text:span><text:span text:style-name="T7">strong</text:span><text:span text:style-name="T15">&gt;</text:span>Ne recevoir aucune notification<text:span text:style-name="T15">&lt;/</text:span><text:span text:style-name="T7">strong</text:span><text:span text:style-name="T15">&gt;</text:span></text:p>
      <text:p text:style-name="P28"><text:span text:style-name="T15">&lt;/</text:span><text:span text:style-name="T7">label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6"/>
      <text:p text:style-name="P28"><text:span text:style-name="T15">&lt;</text:span><text:span text:style-name="T7">div</text:span><text:span text:style-name="T15"> </text:span><text:span text:style-name="T16">id</text:span><text:span text:style-name="T8">="</text:span><text:span text:style-name="T14">alertOptions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ard mb-3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ard-header</text:span><text:span text:style-name="T8">"</text:span><text:span text:style-name="T15">&gt;</text:span></text:p>
      <text:p text:style-name="P28"><text:span text:style-name="T15">&lt;</text:span><text:span text:style-name="T7">h5</text:span><text:span text:style-name="T15"> </text:span><text:span text:style-name="T16">class</text:span><text:span text:style-name="T8">="</text:span><text:span text:style-name="T14">card-title mb-0</text:span><text:span text:style-name="T8">"</text:span><text:span text:style-name="T15">&gt;</text:span>Sélectionnez les notifications que vous souhaitez recevoir<text:span text:style-name="T15">&lt;/</text:span><text:span text:style-name="T7">h5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ard-body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Articles</text:span><text:span text:style-name="T8">"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Events</text:span><text:span text:style-name="T8">"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essages</text:span><text:span text:style-name="T8">"</text:span><text:span text:style-name="T15">&gt;</text:span></text:p>
      <text:p text:style-name="P28"><text:span text:style-name="T15">&lt;/</text:span><text:span text:style-name="T7">div</text:span><text:span text:style-name="T15">&gt;</text:span> 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9"/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 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t-4</text:span><text:span text:style-name="T8">"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submit</text:span><text:span text:style-name="T8">"</text:span><text:span text:style-name="T15"> </text:span><text:span text:style-name="T16">class</text:span><text:span text:style-name="T8">="</text:span><text:span text:style-name="T14">btn btn-primary</text:span><text:span text:style-name="T8">"</text:span><text:span text:style-name="T15">&gt;</text:span>Valider<text:span text:style-name="T15">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form</text:span><text:span text:style-name="T15">&gt;</text:span></text:p>
      <text:p text:style-name="P28">{<text:span text:style-name="T7">/block</text:span>}</text:p>
      <text:p text:style-name="P6"/>
      <text:p text:style-name="P28">{<text:span text:style-name="T7">block </text:span>scripts}</text:p>
      <text:p text:style-name="P28"><text:span text:style-name="T15">&lt;</text:span><text:span text:style-name="T7">script</text:span><text:span text:style-name="T15"> </text:span><text:span text:style-name="T16">src</text:span><text:span text:style-name="T8">="</text:span><text:span text:style-name="T14">/app/modules/User/js/notifications.js</text:span><text:span text:style-name="T8">"</text:span><text:span text:style-name="T15">&gt;&lt;/</text:span><text:span text:style-name="T7">script</text:span><text:span text:style-name="T15">&gt;</text:span></text:p>
      <text:p text:style-name="P28">{<text:span text:style-name="T7">/block</text:span>}</text:p>
      <text:p text:style-name="P26"/>
      <text:h text:style-name="P30" text:outline-level="1">Kanban</text:h>
      <text:p text:style-name="P31">Avec ces tables</text:p>
      <text:p text:style-name="P32"><text:span text:style-name="T7">CREATE</text:span> <text:span text:style-name="T7">TABLE</text:span> <text:span text:style-name="T13">IF</text:span> <text:span text:style-name="T7">NOT</text:span> <text:span text:style-name="T7">EXISTS</text:span> <text:span text:style-name="T8">"</text:span><text:span text:style-name="T14">KanbanCard</text:span><text:span text:style-name="T8">"</text:span> (</text:p>
      <text:p text:style-name="P28"><text:span text:style-name="T8">"</text:span><text:span text:style-name="T14">Id</text:span><text:span text:style-name="T8">"</text:span> <text:span text:style-name="T12">INTEGER</text:span>,</text:p>
      <text:p text:style-name="P28"><text:span text:style-name="T8">"</text:span><text:span text:style-name="T14">Title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Detail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IdKanbanCardType</text:span><text:span text:style-name="T8">"</text:span> <text:span text:style-name="T12">INTEGER</text:span> <text:span text:style-name="T7">NOT NULL</text:span>,</text:p>
      <text:p text:style-name="P28"><text:span text:style-name="T7">PRIMARY KEY</text:span>(<text:span text:style-name="T8">"</text:span><text:span text:style-name="T14">Id</text:span><text:span text:style-name="T8">"</text:span>),</text:p>
      <text:p text:style-name="P28"><text:span text:style-name="T7">FOREIGN KEY</text:span>(<text:span text:style-name="T8">"</text:span><text:span text:style-name="T14">IdKanbanCardType</text:span><text:span text:style-name="T8">"</text:span>) <text:span text:style-name="T7">REFERENCES</text:span> <text:span text:style-name="T8">"</text:span><text:span text:style-name="T14">KanbanCardType</text:span><text:span text:style-name="T8">"</text:span>(<text:span text:style-name="T8">"</text:span><text:span text:style-name="T14">Id</text:span><text:span text:style-name="T8">"</text:span>)</text:p>
      <text:p text:style-name="P28">);</text:p>
      <text:p text:style-name="P28"><text:span text:style-name="T7">CREATE</text:span> <text:span text:style-name="T7">TABLE</text:span> <text:span text:style-name="T13">IF</text:span> <text:span text:style-name="T7">NOT</text:span> <text:span text:style-name="T7">EXISTS</text:span> <text:span text:style-name="T8">"</text:span><text:span text:style-name="T14">KanbanCardStatus</text:span><text:span text:style-name="T8">"</text:span> (</text:p>
      <text:p text:style-name="P28"><text:span text:style-name="T8">"</text:span><text:span text:style-name="T14">Id</text:span><text:span text:style-name="T8">"</text:span> <text:span text:style-name="T12">INTEGER</text:span>,</text:p>
      <text:p text:style-name="P28"><text:span text:style-name="T8">"</text:span><text:span text:style-name="T14">IdKanbanCard</text:span><text:span text:style-name="T8">"</text:span> <text:span text:style-name="T12">INTEGER</text:span> <text:span text:style-name="T7">NOT NULL</text:span>,</text:p>
      <text:p text:style-name="P28"><text:span text:style-name="T8">"</text:span><text:span text:style-name="T14">What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Remark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LastUpdate</text:span><text:span text:style-name="T8">"</text:span> <text:span text:style-name="T12">TEXT</text:span> <text:span text:style-name="T7">NOT NULL</text:span> <text:span text:style-name="T7">DEFAULT</text:span> current_timestamp,</text:p>
      <text:p text:style-name="P28"><text:soft-page-break/><text:span text:style-name="T7">PRIMARY KEY</text:span>(<text:span text:style-name="T8">"</text:span><text:span text:style-name="T14">Id</text:span><text:span text:style-name="T8">"</text:span>),</text:p>
      <text:p text:style-name="P28"><text:span text:style-name="T7">FOREIGN KEY</text:span>(<text:span text:style-name="T8">"</text:span><text:span text:style-name="T14">IdKanbanCard</text:span><text:span text:style-name="T8">"</text:span>) <text:span text:style-name="T7">REFERENCES</text:span> <text:span text:style-name="T8">"</text:span><text:span text:style-name="T14">KanbanCard</text:span><text:span text:style-name="T8">"</text:span>(<text:span text:style-name="T8">"</text:span><text:span text:style-name="T14">Id</text:span><text:span text:style-name="T8">"</text:span>)</text:p>
      <text:p text:style-name="P28">);</text:p>
      <text:p text:style-name="P28"><text:span text:style-name="T7">CREATE</text:span> <text:span text:style-name="T7">TABLE</text:span> <text:span text:style-name="T13">IF</text:span> <text:span text:style-name="T7">NOT</text:span> <text:span text:style-name="T7">EXISTS</text:span> <text:span text:style-name="T8">"</text:span><text:span text:style-name="T14">KanbanCardType</text:span><text:span text:style-name="T8">"</text:span> (</text:p>
      <text:p text:style-name="P28"><text:span text:style-name="T8">"</text:span><text:span text:style-name="T14">Id</text:span><text:span text:style-name="T8">"</text:span> <text:span text:style-name="T12">INTEGER</text:span>,</text:p>
      <text:p text:style-name="P28"><text:span text:style-name="T8">"</text:span><text:span text:style-name="T14">Label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Detail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IdKanbanProject</text:span><text:span text:style-name="T8">"</text:span> <text:span text:style-name="T12">INTEGER</text:span> <text:span text:style-name="T7">NOT NULL</text:span>,</text:p>
      <text:p text:style-name="P28"><text:span text:style-name="T7">PRIMARY KEY</text:span>(<text:span text:style-name="T8">"</text:span><text:span text:style-name="T14">Id</text:span><text:span text:style-name="T8">"</text:span>),</text:p>
      <text:p text:style-name="P28"><text:span text:style-name="T7">FOREIGN KEY</text:span>(<text:span text:style-name="T8">"</text:span><text:span text:style-name="T14">IdKanbanProject</text:span><text:span text:style-name="T8">"</text:span>) <text:span text:style-name="T7">REFERENCES</text:span> <text:span text:style-name="T8">"</text:span><text:span text:style-name="T14">KanbanProject</text:span><text:span text:style-name="T8">"</text:span>(<text:span text:style-name="T8">"</text:span><text:span text:style-name="T14">Id</text:span><text:span text:style-name="T8">"</text:span>)</text:p>
      <text:p text:style-name="P28">);</text:p>
      <text:p text:style-name="P28"><text:span text:style-name="T7">CREATE</text:span> <text:span text:style-name="T7">TABLE</text:span> <text:span text:style-name="T13">IF</text:span> <text:span text:style-name="T7">NOT</text:span> <text:span text:style-name="T7">EXISTS</text:span> <text:span text:style-name="T8">"</text:span><text:span text:style-name="T14">KanbanProject</text:span><text:span text:style-name="T8">"</text:span> (</text:p>
      <text:p text:style-name="P28"><text:span text:style-name="T8">"</text:span><text:span text:style-name="T14">Id</text:span><text:span text:style-name="T8">"</text:span> <text:span text:style-name="T12">INTEGER</text:span>,</text:p>
      <text:p text:style-name="P28"><text:span text:style-name="T8">"</text:span><text:span text:style-name="T14">Title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Detail</text:span><text:span text:style-name="T8">"</text:span> <text:span text:style-name="T12">TEXT</text:span> <text:span text:style-name="T7">NOT NULL</text:span>,</text:p>
      <text:p text:style-name="P28"><text:span text:style-name="T8">"</text:span><text:span text:style-name="T14">IdPerson</text:span><text:span text:style-name="T8">"</text:span> <text:span text:style-name="T12">INTEGER</text:span> <text:span text:style-name="T7">NOT NULL</text:span>,</text:p>
      <text:p text:style-name="P28"><text:span text:style-name="T7">PRIMARY KEY</text:span>(<text:span text:style-name="T8">"</text:span><text:span text:style-name="T14">Id</text:span><text:span text:style-name="T8">"</text:span>),</text:p>
      <text:p text:style-name="P28"><text:span text:style-name="T7">FOREIGN KEY</text:span>(<text:span text:style-name="T8">"</text:span><text:span text:style-name="T14">IdPerson</text:span><text:span text:style-name="T8">"</text:span>) <text:span text:style-name="T7">REFERENCES</text:span> <text:span text:style-name="T8">"</text:span><text:span text:style-name="T14">Person</text:span><text:span text:style-name="T8">"</text:span>(<text:span text:style-name="T8">"</text:span><text:span text:style-name="T14">Id</text:span><text:span text:style-name="T8">"</text:span>)</text:p>
      <text:p text:style-name="P28">);</text:p>
      <text:p text:style-name="P31">Mettre à jour la vue. Afficher un plus et un combobox qui contient la liste des projets. Si on sélectionne un projet, le [+] disparaît, on affiche un [+] après la combobox. Celui-ci permet de créer une nouvelle carte dans ce projet. </text:p>
      <text:p text:style-name="P31"/>
      <text:p text:style-name="P32">{<text:span text:style-name="T7">layout </text:span><text:span text:style-name="T14">'../../Common/views/layout.latte'</text:span>}</text:p>
      <text:p text:style-name="P6"/>
      <text:p text:style-name="P28">{<text:span text:style-name="T7">block </text:span>navbar}</text:p>
      <text:p text:style-name="P28">{<text:span text:style-name="T7">include </text:span><text:span text:style-name="T14">'../../Webmaster/views/navbar/designer.latte'</text:span>}</text:p>
      <text:p text:style-name="P28">{<text:span text:style-name="T7">/block</text:span>}</text:p>
      <text:p text:style-name="P6"/>
      <text:p text:style-name="P28">{<text:span text:style-name="T7">block </text:span>head}</text:p>
      <text:p text:style-name="P28"><text:span text:style-name="T15">&lt;</text:span><text:span text:style-name="T7">style</text:span><text:span text:style-name="T15">&gt;</text:span></text:p>
      <text:p text:style-name="P28"><text:span text:style-name="T9">.</text:span><text:span text:style-name="T12">kanban-board</text:span> <text:span text:style-name="T8">{</text:span></text:p>
      <text:p text:style-name="P28"><text:span text:style-name="T9">display</text:span><text:span text:style-name="T8">:</text:span> <text:span text:style-name="T14">grid</text:span><text:span text:style-name="T8">;</text:span></text:p>
      <text:p text:style-name="P28"><text:span text:style-name="T9">grid-template-columns</text:span><text:span text:style-name="T8">:</text:span> <text:span text:style-name="T13">repeat</text:span><text:span text:style-name="T8">(</text:span><text:span text:style-name="T9">4</text:span><text:span text:style-name="T8">,</text:span><text:span text:style-name="T14"> </text:span><text:span text:style-name="T9">1</text:span><text:span text:style-name="T7">fr</text:span><text:span text:style-name="T8">);</text:span></text:p>
      <text:p text:style-name="P28"><text:span text:style-name="T9">gap</text:span><text:span text:style-name="T8">:</text:span> <text:span text:style-name="T9">1</text:span><text:span text:style-name="T7">rem</text:span><text:span text:style-name="T8">;</text:span></text:p>
      <text:p text:style-name="P28"><text:span text:style-name="T9">margin-top</text:span><text:span text:style-name="T8">:</text:span> <text:span text:style-name="T9">1</text:span><text:span text:style-name="T7">rem</text:span><text:span text:style-name="T8">;</text:span></text:p>
      <text:p text:style-name="P33">}</text:p>
      <text:p text:style-name="P6"/>
      <text:p text:style-name="P28"><text:span text:style-name="T9">.</text:span><text:span text:style-name="T12">kanban-column</text:span> <text:span text:style-name="T8">{</text:span></text:p>
      <text:p text:style-name="P28"><text:span text:style-name="T9">background</text:span><text:span text:style-name="T8">:</text:span> <text:span text:style-name="T8">#</text:span><text:span text:style-name="T14">f8f9fa</text:span><text:span text:style-name="T8">;</text:span></text:p>
      <text:p text:style-name="P28"><text:span text:style-name="T9">border-radius</text:span><text:span text:style-name="T8">:</text:span> <text:span text:style-name="T9">8</text:span><text:span text:style-name="T7">px</text:span><text:span text:style-name="T8">;</text:span></text:p>
      <text:p text:style-name="P28"><text:span text:style-name="T9">padding</text:span><text:span text:style-name="T8">:</text:span> <text:span text:style-name="T9">1</text:span><text:span text:style-name="T7">rem</text:span><text:span text:style-name="T8">;</text:span></text:p>
      <text:p text:style-name="P28"><text:span text:style-name="T9">min-height</text:span><text:span text:style-name="T8">:</text:span> <text:span text:style-name="T9">500</text:span><text:span text:style-name="T7">px</text:span><text:span text:style-name="T8">;</text:span></text:p>
      <text:p text:style-name="P33">}</text:p>
      <text:p text:style-name="P6"/>
      <text:p text:style-name="P28"><text:span text:style-name="T9">.</text:span><text:span text:style-name="T12">kanban-column-header</text:span> <text:span text:style-name="T8">{</text:span></text:p>
      <text:p text:style-name="P28"><text:span text:style-name="T9">font-size</text:span><text:span text:style-name="T8">:</text:span> <text:span text:style-name="T9">2.25</text:span><text:span text:style-name="T7">rem</text:span><text:span text:style-name="T8">;</text:span></text:p>
      <text:p text:style-name="P28"><text:span text:style-name="T9">font-weight</text:span><text:span text:style-name="T8">:</text:span> <text:span text:style-name="T14">bold</text:span><text:span text:style-name="T8">;</text:span></text:p>
      <text:p text:style-name="P28"><text:span text:style-name="T9">margin-bottom</text:span><text:span text:style-name="T8">:</text:span> <text:span text:style-name="T9">1</text:span><text:span text:style-name="T7">rem</text:span><text:span text:style-name="T8">;</text:span></text:p>
      <text:p text:style-name="P28"><text:span text:style-name="T9">padding-bottom</text:span><text:span text:style-name="T8">:</text:span> <text:span text:style-name="T9">0.5</text:span><text:span text:style-name="T7">rem</text:span><text:span text:style-name="T8">;</text:span></text:p>
      <text:p text:style-name="P28"><text:span text:style-name="T9">border-bottom</text:span><text:span text:style-name="T8">:</text:span> <text:span text:style-name="T9">2</text:span><text:span text:style-name="T7">px</text:span><text:span text:style-name="T14"> solid </text:span><text:span text:style-name="T8">#</text:span><text:span text:style-name="T14">dee2e6</text:span><text:span text:style-name="T8">;</text:span></text:p>
      <text:p text:style-name="P28"><text:span text:style-name="T9">text-align</text:span><text:span text:style-name="T8">:</text:span> <text:span text:style-name="T14">center</text:span><text:span text:style-name="T8">;</text:span></text:p>
      <text:p text:style-name="P33">}</text:p>
      <text:p text:style-name="P6"><text:soft-page-break/></text:p>
      <text:p text:style-name="P28"><text:span text:style-name="T9">.</text:span><text:span text:style-name="T12">kanban-card</text:span> <text:span text:style-name="T8">{</text:span></text:p>
      <text:p text:style-name="P28"><text:span text:style-name="T9">background</text:span><text:span text:style-name="T8">:</text:span> <text:span text:style-name="T9">white</text:span><text:span text:style-name="T8">;</text:span></text:p>
      <text:p text:style-name="P28"><text:span text:style-name="T9">border</text:span><text:span text:style-name="T8">:</text:span> <text:span text:style-name="T9">1</text:span><text:span text:style-name="T7">px</text:span><text:span text:style-name="T14"> solid </text:span><text:span text:style-name="T8">#</text:span><text:span text:style-name="T14">dee2e6</text:span><text:span text:style-name="T8">;</text:span></text:p>
      <text:p text:style-name="P28"><text:span text:style-name="T9">border-radius</text:span><text:span text:style-name="T8">:</text:span> <text:span text:style-name="T9">6</text:span><text:span text:style-name="T7">px</text:span><text:span text:style-name="T8">;</text:span></text:p>
      <text:p text:style-name="P28"><text:span text:style-name="T9">padding</text:span><text:span text:style-name="T8">:</text:span> <text:span text:style-name="T9">0.75</text:span><text:span text:style-name="T7">rem</text:span><text:span text:style-name="T8">;</text:span></text:p>
      <text:p text:style-name="P28"><text:span text:style-name="T9">margin-bottom</text:span><text:span text:style-name="T8">:</text:span> <text:span text:style-name="T9">0.75</text:span><text:span text:style-name="T7">rem</text:span><text:span text:style-name="T8">;</text:span></text:p>
      <text:p text:style-name="P28"><text:span text:style-name="T9">cursor</text:span><text:span text:style-name="T8">:</text:span> <text:span text:style-name="T14">move</text:span><text:span text:style-name="T8">;</text:span></text:p>
      <text:p text:style-name="P28"><text:span text:style-name="T9">transition</text:span><text:span text:style-name="T8">:</text:span> <text:span text:style-name="T14">box-shadow </text:span><text:span text:style-name="T9">0.2</text:span><text:span text:style-name="T7">s</text:span><text:span text:style-name="T8">;</text:span></text:p>
      <text:p text:style-name="P33">}</text:p>
      <text:p text:style-name="P6"/>
      <text:p text:style-name="P28"><text:span text:style-name="T9">.</text:span><text:span text:style-name="T12">kanban-card</text:span><text:span text:style-name="T9">:</text:span><text:span text:style-name="T12">hover</text:span> <text:span text:style-name="T8">{</text:span></text:p>
      <text:p text:style-name="P28"><text:span text:style-name="T9">box-shadow</text:span><text:span text:style-name="T8">:</text:span> <text:span text:style-name="T9">0</text:span><text:span text:style-name="T14"> </text:span><text:span text:style-name="T9">4</text:span><text:span text:style-name="T7">px</text:span><text:span text:style-name="T14"> </text:span><text:span text:style-name="T9">6</text:span><text:span text:style-name="T7">px</text:span><text:span text:style-name="T14"> </text:span><text:span text:style-name="T13">rgba</text:span><text:span text:style-name="T8">(</text:span><text:span text:style-name="T9">0</text:span><text:span text:style-name="T8">,</text:span><text:span text:style-name="T9">0</text:span><text:span text:style-name="T8">,</text:span><text:span text:style-name="T9">0</text:span><text:span text:style-name="T8">,</text:span><text:span text:style-name="T9">0.1</text:span><text:span text:style-name="T8">);</text:span></text:p>
      <text:p text:style-name="P33">}</text:p>
      <text:p text:style-name="P6"/>
      <text:p text:style-name="P28"><text:span text:style-name="T9">.</text:span><text:span text:style-name="T12">kanban-card-title</text:span> <text:span text:style-name="T8">{</text:span></text:p>
      <text:p text:style-name="P28"><text:span text:style-name="T9">font-weight</text:span><text:span text:style-name="T8">:</text:span> <text:span text:style-name="T14">bold</text:span><text:span text:style-name="T8">;</text:span></text:p>
      <text:p text:style-name="P28"><text:span text:style-name="T9">margin-bottom</text:span><text:span text:style-name="T8">:</text:span> <text:span text:style-name="T9">0.5</text:span><text:span text:style-name="T7">rem</text:span><text:span text:style-name="T8">;</text:span></text:p>
      <text:p text:style-name="P28"><text:span text:style-name="T9">word-wrap</text:span><text:span text:style-name="T8">:</text:span> <text:span text:style-name="T14">break-word</text:span><text:span text:style-name="T8">;</text:span></text:p>
      <text:p text:style-name="P33">}</text:p>
      <text:p text:style-name="P6"/>
      <text:p text:style-name="P28"><text:span text:style-name="T9">.</text:span><text:span text:style-name="T12">kanban-card-detail</text:span> <text:span text:style-name="T8">{</text:span></text:p>
      <text:p text:style-name="P28"><text:span text:style-name="T9">font-size</text:span><text:span text:style-name="T8">:</text:span> <text:span text:style-name="T9">0.9</text:span><text:span text:style-name="T7">rem</text:span><text:span text:style-name="T8">;</text:span></text:p>
      <text:p text:style-name="P28"><text:span text:style-name="T9">color</text:span><text:span text:style-name="T8">:</text:span> <text:span text:style-name="T8">#</text:span><text:span text:style-name="T14">6c757d</text:span><text:span text:style-name="T8">;</text:span></text:p>
      <text:p text:style-name="P28"><text:span text:style-name="T9">margin-bottom</text:span><text:span text:style-name="T8">:</text:span> <text:span text:style-name="T9">0.5</text:span><text:span text:style-name="T7">rem</text:span><text:span text:style-name="T8">;</text:span></text:p>
      <text:p text:style-name="P28"><text:span text:style-name="T9">word-wrap</text:span><text:span text:style-name="T8">:</text:span> <text:span text:style-name="T14">break-word</text:span><text:span text:style-name="T8">;</text:span></text:p>
      <text:p text:style-name="P33">}</text:p>
      <text:p text:style-name="P6"/>
      <text:p text:style-name="P28"><text:span text:style-name="T9">.</text:span><text:span text:style-name="T12">dragging</text:span> <text:span text:style-name="T8">{</text:span></text:p>
      <text:p text:style-name="P28"><text:span text:style-name="T9">opacity</text:span><text:span text:style-name="T8">:</text:span> <text:span text:style-name="T9">0.5</text:span><text:span text:style-name="T8">;</text:span></text:p>
      <text:p text:style-name="P33">}</text:p>
      <text:p text:style-name="P6"/>
      <text:p text:style-name="P28"><text:span text:style-name="T9">.</text:span><text:span text:style-name="T12">drag-over</text:span> <text:span text:style-name="T8">{</text:span></text:p>
      <text:p text:style-name="P28"><text:span text:style-name="T9">background</text:span><text:span text:style-name="T8">:</text:span> <text:span text:style-name="T8">#</text:span><text:span text:style-name="T14">e9ecef</text:span><text:span text:style-name="T8">;</text:span></text:p>
      <text:p text:style-name="P33">}</text:p>
      <text:p text:style-name="P6"/>
      <text:p text:style-name="P28"><text:span text:style-name="T8">@</text:span><text:span text:style-name="T7">media</text:span> <text:span text:style-name="T8">(</text:span><text:span text:style-name="T9">max-width</text:span><text:span text:style-name="T8">:</text:span> <text:span text:style-name="T9">992</text:span><text:span text:style-name="T7">px</text:span><text:span text:style-name="T8">)</text:span> <text:span text:style-name="T8">{</text:span></text:p>
      <text:p text:style-name="P28"><text:span text:style-name="T9">.</text:span><text:span text:style-name="T12">kanban-board</text:span> <text:span text:style-name="T8">{</text:span></text:p>
      <text:p text:style-name="P28"><text:span text:style-name="T9">grid-template-columns</text:span><text:span text:style-name="T8">:</text:span> <text:span text:style-name="T13">repeat</text:span><text:span text:style-name="T8">(</text:span><text:span text:style-name="T9">2</text:span><text:span text:style-name="T8">,</text:span><text:span text:style-name="T14"> </text:span><text:span text:style-name="T9">1</text:span><text:span text:style-name="T7">fr</text:span><text:span text:style-name="T8">);</text:span></text:p>
      <text:p text:style-name="P33">}</text:p>
      <text:p text:style-name="P33">}</text:p>
      <text:p text:style-name="P6"/>
      <text:p text:style-name="P28"><text:span text:style-name="T8">@</text:span><text:span text:style-name="T7">media</text:span> <text:span text:style-name="T8">(</text:span><text:span text:style-name="T9">max-width</text:span><text:span text:style-name="T8">:</text:span> <text:span text:style-name="T9">576</text:span><text:span text:style-name="T7">px</text:span><text:span text:style-name="T8">)</text:span> <text:span text:style-name="T8">{</text:span></text:p>
      <text:p text:style-name="P28"><text:span text:style-name="T9">.</text:span><text:span text:style-name="T12">kanban-board</text:span> <text:span text:style-name="T8">{</text:span></text:p>
      <text:p text:style-name="P28"><text:span text:style-name="T9">grid-template-columns</text:span><text:span text:style-name="T8">:</text:span> <text:span text:style-name="T9">1</text:span><text:span text:style-name="T7">fr</text:span><text:span text:style-name="T8">;</text:span></text:p>
      <text:p text:style-name="P33">}</text:p>
      <text:p text:style-name="P33">}</text:p>
      <text:p text:style-name="P28"><text:span text:style-name="T15">&lt;/</text:span><text:span text:style-name="T7">style</text:span><text:span text:style-name="T15">&gt;</text:span></text:p>
      <text:p text:style-name="P28">{<text:span text:style-name="T7">/block</text:span>}</text:p>
      <text:p text:style-name="P6"/>
      <text:p text:style-name="P28">{<text:span text:style-name="T7">block </text:span>content}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ontainer-fluid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d-flex justify-content-between align-items-center mb-3</text:span><text:span text:style-name="T8">"</text:span><text:span text:style-name="T15">&gt;</text:span></text:p>
      <text:p text:style-name="P28"><text:span text:style-name="T15">&lt;</text:span><text:span text:style-name="T7">h1</text:span><text:span text:style-name="T15">&gt;</text:span>📋 Kanban Board<text:span text:style-name="T15">&lt;/</text:span><text:span text:style-name="T7">h1</text:span><text:span text:style-name="T15">&gt;</text:span></text:p>
      <text:p text:style-name="P28"><text:soft-page-break/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primary</text:span><text:span text:style-name="T8">"</text:span><text:span text:style-name="T15"> </text:span><text:span text:style-name="T16">data-bs-toggle</text:span><text:span text:style-name="T8">="</text:span><text:span text:style-name="T14">modal</text:span><text:span text:style-name="T8">"</text:span><text:span text:style-name="T15"> </text:span><text:span text:style-name="T16">data-bs-target</text:span><text:span text:style-name="T8">="</text:span><text:span text:style-name="T14">#addCardModal</text:span><text:span text:style-name="T8">"</text:span><text:span text:style-name="T15">&gt;</text:span></text:p>
      <text:p text:style-name="P28"><text:span text:style-name="T15">&lt;</text:span><text:span text:style-name="T7">i</text:span><text:span text:style-name="T15"> </text:span><text:span text:style-name="T16">class</text:span><text:span text:style-name="T8">="</text:span><text:span text:style-name="T14">bi bi-plus-lg</text:span><text:span text:style-name="T8">"</text:span><text:span text:style-name="T15">&gt;&lt;/</text:span><text:span text:style-name="T7">i</text:span><text:span text:style-name="T15">&gt;</text:span></text:p>
      <text:p text:style-name="P28"><text:span text:style-name="T15">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6"/>
      <text:p text:style-name="P28">{<text:span text:style-name="T7">if </text:span><text:span text:style-name="T12">$stats</text:span>}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ard mb-3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ard-body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row text-center</text:span><text:span text:style-name="T8">"</text:span><text:span text:style-name="T15">&gt;</text:span></text:p>
      <text:p text:style-name="P28">{<text:span text:style-name="T7">foreach </text:span><text:span text:style-name="T12">$columns </text:span><text:span text:style-name="T8">as </text:span><text:span text:style-name="T12">$col</text:span>}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col-3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h3 mb-0</text:span><text:span text:style-name="T8">"</text:span><text:span text:style-name="T15">&gt;</text:span>{<text:span text:style-name="T12">$stats</text:span>[<text:span text:style-name="T12">$col</text:span>[<text:span text:style-name="T14">'icon'</text:span>]]}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{<text:span text:style-name="T7">/foreach</text:span>}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{<text:span text:style-name="T7">/if</text:span>}</text:p>
      <text:p text:style-name="P6"/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board</text:span><text:span text:style-name="T8">"</text:span><text:span text:style-name="T15"> </text:span><text:span text:style-name="T16">id</text:span><text:span text:style-name="T8">="</text:span><text:span text:style-name="T14">kanbanBoard</text:span><text:span text:style-name="T8">"</text:span><text:span text:style-name="T15">&gt;</text:span></text:p>
      <text:p text:style-name="P28">{<text:span text:style-name="T7">foreach </text:span><text:span text:style-name="T12">$columns </text:span><text:span text:style-name="T8">as </text:span><text:span text:style-name="T12">$col</text:span>}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column</text:span><text:span text:style-name="T8">"</text:span><text:span text:style-name="T15"> </text:span><text:span text:style-name="T16">data-status</text:span><text:span text:style-name="T8">="</text:span><text:span text:style-name="T14">{$col['icon']}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column-header</text:span><text:span text:style-name="T8">"</text:span><text:span text:style-name="T15">&gt;</text:span></text:p>
      <text:p text:style-name="P28">{<text:span text:style-name="T12">$col</text:span>[<text:span text:style-name="T14">'icon'</text:span>]}</text:p>
      <text:p text:style-name="P28"><text:span text:style-name="T15">&lt;/</text:span><text:span text:style-name="T7">div</text:span><text:span text:style-name="T15">&gt;</text:span></text:p>
      <text:p text:style-name="P6"/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cards</text:span><text:span text:style-name="T8">"</text:span><text:span text:style-name="T15"> </text:span><text:span text:style-name="T16">data-status</text:span><text:span text:style-name="T8">="</text:span><text:span text:style-name="T14">{$col['icon']}</text:span><text:span text:style-name="T8">"</text:span><text:span text:style-name="T15">&gt;</text:span></text:p>
      <text:p text:style-name="P28">{<text:span text:style-name="T7">foreach </text:span><text:span text:style-name="T12">$cards </text:span><text:span text:style-name="T8">as </text:span><text:span text:style-name="T12">$card</text:span>}</text:p>
      <text:p text:style-name="P28">{<text:span text:style-name="T7">if </text:span><text:span text:style-name="T12">$card</text:span>[<text:span text:style-name="T14">'CurrentStatus'</text:span>] <text:span text:style-name="T8">=== </text:span><text:span text:style-name="T12">$col</text:span>[<text:span text:style-name="T14">'icon'</text:span>]}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card</text:span><text:span text:style-name="T8">"</text:span><text:span text:style-name="T15"> </text:span><text:span text:style-name="T16">draggable</text:span><text:span text:style-name="T8">="</text:span><text:span text:style-name="T14">true</text:span><text:span text:style-name="T8">"</text:span><text:span text:style-name="T15"> </text:span><text:span text:style-name="T16">data-id</text:span><text:span text:style-name="T8">="</text:span><text:span text:style-name="T14">{$card['Id']}</text:span><text:span text:style-name="T8">"</text:span><text:span text:style-name="T15"> </text:span><text:span text:style-name="T16">data-status</text:span><text:span text:style-name="T8">="</text:span><text:span text:style-name="T14">{$col['icon']}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card-title</text:span><text:span text:style-name="T8">"</text:span><text:span text:style-name="T15">&gt;</text:span>{<text:span text:style-name="T12">$card</text:span>[<text:span text:style-name="T14">'Title'</text:span>]}<text:span text:style-name="T15">&lt;/</text:span><text:span text:style-name="T7">div</text:span><text:span text:style-name="T15">&gt;</text:span></text:p>
      <text:p text:style-name="P6"/>
      <text:p text:style-name="P28">{<text:span text:style-name="T7">if </text:span><text:span text:style-name="T12">$card</text:span>[<text:span text:style-name="T14">'Detail'</text:span>]}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kanban-card-detail</text:span><text:span text:style-name="T8">"</text:span><text:span text:style-name="T15">&gt;</text:span>{<text:span text:style-name="T12">$card</text:span>[<text:span text:style-name="T14">'Detail'</text:span>]}<text:span text:style-name="T15">&lt;/</text:span><text:span text:style-name="T7">div</text:span><text:span text:style-name="T15">&gt;</text:span></text:p>
      <text:p text:style-name="P28">{<text:span text:style-name="T7">/if</text:span>}</text:p>
      <text:p text:style-name="P6"/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t-2 d-flex gap-1</text:span><text:span text:style-name="T8">"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class</text:span><text:span text:style-name="T8">="</text:span><text:span text:style-name="T14">btn btn-sm btn-outline-primary edit-card</text:span><text:span text:style-name="T8">"</text:span></text:p>
      <text:p text:style-name="P28"><text:span text:style-name="T16">data-id</text:span><text:span text:style-name="T8">="</text:span><text:span text:style-name="T14">{$card['Id']}</text:span><text:span text:style-name="T8">"</text:span><text:span text:style-name="T15"> </text:span><text:span text:style-name="T16">title</text:span><text:span text:style-name="T8">="</text:span><text:span text:style-name="T14">Éditer</text:span><text:span text:style-name="T8">"</text:span><text:span text:style-name="T15">&gt;</text:span></text:p>
      <text:p text:style-name="P34">✏️</text:p>
      <text:p text:style-name="P28"><text:span text:style-name="T15">&lt;/</text:span><text:span text:style-name="T7">button</text:span><text:span text:style-name="T15">&gt;</text:span></text:p>
      <text:p text:style-name="P6"/>
      <text:p text:style-name="P28"><text:span text:style-name="T15">&lt;</text:span><text:span text:style-name="T7">button</text:span><text:span text:style-name="T15"> </text:span><text:span text:style-name="T16">class</text:span><text:span text:style-name="T8">="</text:span><text:span text:style-name="T14">btn btn-sm btn-outline-danger delete-card</text:span><text:span text:style-name="T8">"</text:span></text:p>
      <text:p text:style-name="P28"><text:span text:style-name="T16">data-id</text:span><text:span text:style-name="T8">="</text:span><text:span text:style-name="T14">{$card['Id']}</text:span><text:span text:style-name="T8">"</text:span><text:span text:style-name="T15"> </text:span><text:span text:style-name="T16">title</text:span><text:span text:style-name="T8">="</text:span><text:span text:style-name="T14">Supprimer</text:span><text:span text:style-name="T8">"</text:span><text:span text:style-name="T15">&gt;</text:span></text:p>
      <text:p text:style-name="P34">🗑️</text:p>
      <text:p text:style-name="P28"><text:span text:style-name="T15">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{<text:span text:style-name="T7">/if</text:span>}</text:p>
      <text:p text:style-name="P28">{<text:span text:style-name="T7">/foreach</text:span>}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{<text:span text:style-name="T7">/foreach</text:span>}</text:p>
      <text:p text:style-name="P28"><text:span text:style-name="T15">&lt;/</text:span><text:span text:style-name="T7">div</text:span><text:span text:style-name="T15">&gt;</text:span></text:p>
      <text:p text:style-name="P28"><text:soft-page-break/><text:span text:style-name="T15">&lt;/</text:span><text:span text:style-name="T7">div</text:span><text:span text:style-name="T15">&gt;</text:span></text:p>
      <text:p text:style-name="P6"/>
      <text:p text:style-name="P35">&lt;!-- Modal pour ajouter une carte --&gt;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 fade</text:span><text:span text:style-name="T8">"</text:span><text:span text:style-name="T15"> </text:span><text:span text:style-name="T16">id</text:span><text:span text:style-name="T8">="</text:span><text:span text:style-name="T14">addCardModal</text:span><text:span text:style-name="T8">"</text:span><text:span text:style-name="T15"> </text:span><text:span text:style-name="T16">tabindex</text:span><text:span text:style-name="T8">="</text:span><text:span text:style-name="T14">-1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dialog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content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header</text:span><text:span text:style-name="T8">"</text:span><text:span text:style-name="T15">&gt;</text:span></text:p>
      <text:p text:style-name="P28"><text:span text:style-name="T15">&lt;</text:span><text:span text:style-name="T7">h5</text:span><text:span text:style-name="T15"> </text:span><text:span text:style-name="T16">class</text:span><text:span text:style-name="T8">="</text:span><text:span text:style-name="T14">modal-title</text:span><text:span text:style-name="T8">"</text:span><text:span text:style-name="T15">&gt;</text:span>Ajouter une carte<text:span text:style-name="T15">&lt;/</text:span><text:span text:style-name="T7">h5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-close</text:span><text:span text:style-name="T8">"</text:span><text:span text:style-name="T15"> </text:span><text:span text:style-name="T16">data-bs-dismiss</text:span><text:span text:style-name="T8">="</text:span><text:span text:style-name="T14">modal</text:span><text:span text:style-name="T8">"</text:span><text:span text:style-name="T15">&gt;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body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28"><text:span text:style-name="T15">&lt;</text:span><text:span text:style-name="T7">label</text:span><text:span text:style-name="T15"> </text:span><text:span text:style-name="T16">for</text:span><text:span text:style-name="T8">="</text:span><text:span text:style-name="T14">cardTitle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Titre <text:span text:style-name="T15">&lt;</text:span><text:span text:style-name="T7">span</text:span><text:span text:style-name="T15"> </text:span><text:span text:style-name="T16">class</text:span><text:span text:style-name="T8">="</text:span><text:span text:style-name="T14">text-danger</text:span><text:span text:style-name="T8">"</text:span><text:span text:style-name="T15">&gt;</text:span>*<text:span text:style-name="T15">&lt;/</text:span><text:span text:style-name="T7">span</text:span><text:span text:style-name="T15">&gt;&lt;/</text:span><text:span text:style-name="T7">label</text:span><text:span text:style-name="T15">&gt;</text:span></text:p>
      <text:p text:style-name="P28"><text:span text:style-name="T15">&lt;</text:span><text:span text:style-name="T7">input</text:span><text:span text:style-name="T15"> </text:span><text:span text:style-name="T16">type</text:span><text:span text:style-name="T8">="</text:span><text:span text:style-name="T14">text</text:span><text:span text:style-name="T8">"</text:span><text:span text:style-name="T15"> </text:span><text:span text:style-name="T16">class</text:span><text:span text:style-name="T8">="</text:span><text:span text:style-name="T14">form-control</text:span><text:span text:style-name="T8">"</text:span><text:span text:style-name="T15"> </text:span><text:span text:style-name="T16">id</text:span><text:span text:style-name="T8">="</text:span><text:span text:style-name="T14">cardTitle</text:span><text:span text:style-name="T8">"</text:span><text:span text:style-name="T15"> </text:span><text:span text:style-name="T16">required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28"><text:span text:style-name="T15">&lt;</text:span><text:span text:style-name="T7">label</text:span><text:span text:style-name="T15"> </text:span><text:span text:style-name="T16">for</text:span><text:span text:style-name="T8">="</text:span><text:span text:style-name="T14">cardDetail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Détail<text:span text:style-name="T15">&lt;/</text:span><text:span text:style-name="T7">label</text:span><text:span text:style-name="T15">&gt;</text:span></text:p>
      <text:p text:style-name="P28"><text:span text:style-name="T15">&lt;</text:span><text:span text:style-name="T7">textarea</text:span><text:span text:style-name="T15"> </text:span><text:span text:style-name="T16">class</text:span><text:span text:style-name="T8">="</text:span><text:span text:style-name="T14">form-control</text:span><text:span text:style-name="T8">"</text:span><text:span text:style-name="T15"> </text:span><text:span text:style-name="T16">id</text:span><text:span text:style-name="T8">="</text:span><text:span text:style-name="T14">cardDetail</text:span><text:span text:style-name="T8">"</text:span><text:span text:style-name="T15"> </text:span><text:span text:style-name="T16">rows</text:span><text:span text:style-name="T8">="</text:span><text:span text:style-name="T14">3</text:span><text:span text:style-name="T8">"</text:span><text:span text:style-name="T15">&gt;&lt;/</text:span><text:span text:style-name="T7">textarea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footer</text:span><text:span text:style-name="T8">"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secondary</text:span><text:span text:style-name="T8">"</text:span><text:span text:style-name="T15"> </text:span><text:span text:style-name="T16">data-bs-dismiss</text:span><text:span text:style-name="T8">="</text:span><text:span text:style-name="T14">modal</text:span><text:span text:style-name="T8">"</text:span><text:span text:style-name="T15">&gt;</text:span>Annuler<text:span text:style-name="T15">&lt;/</text:span><text:span text:style-name="T7">button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primary</text:span><text:span text:style-name="T8">"</text:span><text:span text:style-name="T15"> </text:span><text:span text:style-name="T16">id</text:span><text:span text:style-name="T8">="</text:span><text:span text:style-name="T14">saveNewCard</text:span><text:span text:style-name="T8">"</text:span><text:span text:style-name="T15">&gt;</text:span>Créer<text:span text:style-name="T15">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6"/>
      <text:p text:style-name="P35">&lt;!-- Modal pour éditer une carte --&gt;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 fade</text:span><text:span text:style-name="T8">"</text:span><text:span text:style-name="T15"> </text:span><text:span text:style-name="T16">id</text:span><text:span text:style-name="T8">="</text:span><text:span text:style-name="T14">editCardModal</text:span><text:span text:style-name="T8">"</text:span><text:span text:style-name="T15"> </text:span><text:span text:style-name="T16">tabindex</text:span><text:span text:style-name="T8">="</text:span><text:span text:style-name="T14">-1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dialog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content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header</text:span><text:span text:style-name="T8">"</text:span><text:span text:style-name="T15">&gt;</text:span></text:p>
      <text:p text:style-name="P28"><text:span text:style-name="T15">&lt;</text:span><text:span text:style-name="T7">h5</text:span><text:span text:style-name="T15"> </text:span><text:span text:style-name="T16">class</text:span><text:span text:style-name="T8">="</text:span><text:span text:style-name="T14">modal-title</text:span><text:span text:style-name="T8">"</text:span><text:span text:style-name="T15">&gt;</text:span>✏️ Éditer la carte<text:span text:style-name="T15">&lt;/</text:span><text:span text:style-name="T7">h5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-close</text:span><text:span text:style-name="T8">"</text:span><text:span text:style-name="T15"> </text:span><text:span text:style-name="T16">data-bs-dismiss</text:span><text:span text:style-name="T8">="</text:span><text:span text:style-name="T14">modal</text:span><text:span text:style-name="T8">"</text:span><text:span text:style-name="T15">&gt;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body</text:span><text:span text:style-name="T8">"</text:span><text:span text:style-name="T15">&gt;</text:span></text:p>
      <text:p text:style-name="P28"><text:span text:style-name="T15">&lt;</text:span><text:span text:style-name="T7">input</text:span><text:span text:style-name="T15"> </text:span><text:span text:style-name="T16">type</text:span><text:span text:style-name="T8">="</text:span><text:span text:style-name="T14">hidden</text:span><text:span text:style-name="T8">"</text:span><text:span text:style-name="T15"> </text:span><text:span text:style-name="T16">id</text:span><text:span text:style-name="T8">="</text:span><text:span text:style-name="T14">editCardId</text:span><text:span text:style-name="T8">"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28"><text:span text:style-name="T15">&lt;</text:span><text:span text:style-name="T7">label</text:span><text:span text:style-name="T15"> </text:span><text:span text:style-name="T16">for</text:span><text:span text:style-name="T8">="</text:span><text:span text:style-name="T14">editCardTitle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Titre <text:span text:style-name="T15">&lt;</text:span><text:span text:style-name="T7">span</text:span><text:span text:style-name="T15"> </text:span><text:span text:style-name="T16">class</text:span><text:span text:style-name="T8">="</text:span><text:span text:style-name="T14">text-danger</text:span><text:span text:style-name="T8">"</text:span><text:span text:style-name="T15">&gt;</text:span>*<text:span text:style-name="T15">&lt;/</text:span><text:span text:style-name="T7">span</text:span><text:span text:style-name="T15">&gt;&lt;/</text:span><text:span text:style-name="T7">label</text:span><text:span text:style-name="T15">&gt;</text:span></text:p>
      <text:p text:style-name="P28"><text:span text:style-name="T15">&lt;</text:span><text:span text:style-name="T7">input</text:span><text:span text:style-name="T15"> </text:span><text:span text:style-name="T16">type</text:span><text:span text:style-name="T8">="</text:span><text:span text:style-name="T14">text</text:span><text:span text:style-name="T8">"</text:span><text:span text:style-name="T15"> </text:span><text:span text:style-name="T16">class</text:span><text:span text:style-name="T8">="</text:span><text:span text:style-name="T14">form-control</text:span><text:span text:style-name="T8">"</text:span><text:span text:style-name="T15"> </text:span><text:span text:style-name="T16">id</text:span><text:span text:style-name="T8">="</text:span><text:span text:style-name="T14">editCardTitle</text:span><text:span text:style-name="T8">"</text:span><text:span text:style-name="T15"> </text:span><text:span text:style-name="T16">required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28"><text:span text:style-name="T15">&lt;</text:span><text:span text:style-name="T7">label</text:span><text:span text:style-name="T15"> </text:span><text:span text:style-name="T16">for</text:span><text:span text:style-name="T8">="</text:span><text:span text:style-name="T14">editCardDetail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Détail<text:span text:style-name="T15">&lt;/</text:span><text:span text:style-name="T7">label</text:span><text:span text:style-name="T15">&gt;</text:span></text:p>
      <text:p text:style-name="P28"><text:span text:style-name="T15">&lt;</text:span><text:span text:style-name="T7">textarea</text:span><text:span text:style-name="T15"> </text:span><text:span text:style-name="T16">class</text:span><text:span text:style-name="T8">="</text:span><text:span text:style-name="T14">form-control</text:span><text:span text:style-name="T8">"</text:span><text:span text:style-name="T15"> </text:span><text:span text:style-name="T16">id</text:span><text:span text:style-name="T8">="</text:span><text:span text:style-name="T14">editCardDetail</text:span><text:span text:style-name="T8">"</text:span><text:span text:style-name="T15"> </text:span><text:span text:style-name="T16">rows</text:span><text:span text:style-name="T8">="</text:span><text:span text:style-name="T14">3</text:span><text:span text:style-name="T8">"</text:span><text:span text:style-name="T15">&gt;&lt;/</text:span><text:span text:style-name="T7">textarea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</text:span><text:span text:style-name="T7">div</text:span><text:span text:style-name="T15"> </text:span><text:span text:style-name="T16">class</text:span><text:span text:style-name="T8">="</text:span><text:span text:style-name="T14">modal-footer</text:span><text:span text:style-name="T8">"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secondary</text:span><text:span text:style-name="T8">"</text:span><text:span text:style-name="T15"> </text:span><text:span text:style-name="T16">data-bs-dismiss</text:span><text:span text:style-name="T8">="</text:span><text:span text:style-name="T14">modal</text:span><text:span text:style-name="T8">"</text:span><text:span text:style-name="T15">&gt;</text:span>Annuler<text:span text:style-name="T15">&lt;/</text:span><text:span text:style-name="T7">button</text:span><text:span text:style-name="T15">&gt;</text:span></text:p>
      <text:p text:style-name="P28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primary</text:span><text:span text:style-name="T8">"</text:span><text:span text:style-name="T15"> </text:span><text:span text:style-name="T16">id</text:span><text:span text:style-name="T8">="</text:span><text:span text:style-name="T14">saveEditCard</text:span><text:span text:style-name="T8">"</text:span><text:span text:style-name="T15">&gt;</text:span>Enregistrer<text:span text:style-name="T15">&lt;/</text:span><text:span text:style-name="T7">button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pan text:style-name="T15">&lt;/</text:span><text:span text:style-name="T7">div</text:span><text:span text:style-name="T15">&gt;</text:span></text:p>
      <text:p text:style-name="P28"><text:soft-page-break/>{<text:span text:style-name="T7">/block</text:span>}</text:p>
      <text:p text:style-name="P6"/>
      <text:p text:style-name="P28">{<text:span text:style-name="T7">block </text:span>scripts}</text:p>
      <text:p text:style-name="P28"><text:span text:style-name="T15">&lt;</text:span><text:span text:style-name="T7">script</text:span><text:span text:style-name="T15"> </text:span><text:span text:style-name="T16">src</text:span><text:span text:style-name="T8">="</text:span><text:span text:style-name="T14">/app/modules/Kanban/js/kanban.js</text:span><text:span text:style-name="T8">"</text:span><text:span text:style-name="T15">&gt;&lt;/</text:span><text:span text:style-name="T7">script</text:span><text:span text:style-name="T15">&gt;</text:span></text:p>
      <text:p text:style-name="P28">{<text:span text:style-name="T7">/block</text:span>}</text:p>
      <text:p text:style-name="P31"/>
      <text:h text:style-name="P36" text:outline-level="1">Commandes groupées</text:h>
      <text:p text:style-name="P37">Créer les commandes groupées en faisant comme pour les sondages</text:p>
      <text:p text:style-name="P37">Les routes :</text:p>
      <text:p text:style-name="P38">&lt;?php</text:p>
      <text:p text:style-name="P6"/>
      <text:p text:style-name="P5"><text:span text:style-name="T7">declare</text:span><text:span text:style-name="T8">(</text:span><text:span text:style-name="T9">strict_types</text:span><text:span text:style-name="T8">=</text:span><text:span text:style-name="T9">1</text:span><text:span text:style-name="T8">);</text:span></text:p>
      <text:p text:style-name="P6"/>
      <text:p text:style-name="P5"><text:span text:style-name="T7">namespace</text:span> <text:span text:style-name="T10">app</text:span><text:span text:style-name="T11">\</text:span><text:span text:style-name="T10">config</text:span><text:span text:style-name="T11">\</text:span><text:span text:style-name="T10">routes</text:span><text:span text:style-name="T8">;</text:span></text:p>
      <text:p text:style-name="P6"/>
      <text:p text:style-name="P5"><text:span text:style-name="T7">use</text:span> app<text:span text:style-name="T8">\</text:span>config<text:span text:style-name="T8">\</text:span><text:span text:style-name="T10">ControllerFactory</text:span><text:span text:style-name="T8">;</text:span></text:p>
      <text:p text:style-name="P5"><text:span text:style-name="T7">use</text:span> app<text:span text:style-name="T8">\</text:span>interfaces<text:span text:style-name="T8">\</text:span><text:span text:style-name="T10">RouteInterface</text:span><text:span text:style-name="T8">;</text:span></text:p>
      <text:p text:style-name="P5"><text:span text:style-name="T7">use</text:span> app<text:span text:style-name="T8">\</text:span>valueObjects<text:span text:style-name="T8">\</text:span><text:span text:style-name="T10">Route</text:span><text:span text:style-name="T8">;</text:span></text:p>
      <text:p text:style-name="P6"/>
      <text:p text:style-name="P5"><text:span text:style-name="T12">class</text:span> <text:span text:style-name="T10">Survey</text:span> <text:span text:style-name="T7">implements</text:span> <text:span text:style-name="T10">RouteInterface</text:span></text:p>
      <text:p text:style-name="P39">{</text:p>
      <text:p text:style-name="P5"><text:span text:style-name="T7">private</text:span> <text:span text:style-name="T7">array</text:span> <text:span text:style-name="T8">$</text:span><text:span text:style-name="T12">routes</text:span> <text:span text:style-name="T8">=</text:span> <text:span text:style-name="T8">[];</text:span></text:p>
      <text:p text:style-name="P6"/>
      <text:p text:style-name="P5"><text:span text:style-name="T7">public</text:span> <text:span text:style-name="T12">function</text:span> <text:span text:style-name="T13">__construct</text:span><text:span text:style-name="T8">(</text:span><text:span text:style-name="T7">private</text:span> <text:span text:style-name="T10">ControllerFactory</text:span> <text:span text:style-name="T8">$</text:span><text:span text:style-name="T12">controllerFactory</text:span><text:span text:style-name="T8">)</text:span> <text:span text:style-name="T8">{}</text:span></text:p>
      <text:p text:style-name="P6"/>
      <text:p text:style-name="P5"><text:span text:style-name="T7">public</text:span> <text:span text:style-name="T12">function</text:span> <text:span text:style-name="T13">get</text:span><text:span text:style-name="T8">():</text:span> <text:span text:style-name="T7">array</text:span></text:p>
      <text:p text:style-name="P39">{</text:p>
      <text:p text:style-name="P5"><text:span text:style-name="T8">$</text:span><text:span text:style-name="T12">surveyController</text:span> <text:span text:style-name="T8">=</text:span> <text:span text:style-name="T12">fn</text:span><text:span text:style-name="T8">()</text:span> <text:span text:style-name="T8">=&gt;</text:span> <text:span text:style-name="T8">$</text:span><text:span text:style-name="T9">this</text:span><text:span text:style-name="T8">-&gt;</text:span><text:span text:style-name="T12">controllerFactory</text:span><text:span text:style-name="T8">-&gt;</text:span><text:span text:style-name="T13">makeSurveyController</text:span><text:span text:style-name="T8">();</text:span></text:p>
      <text:p text:style-name="P6"/>
      <text:p text:style-name="P5"><text:span text:style-name="T8">$</text:span><text:span text:style-name="T9">this</text:span><text:span text:style-name="T8">-&gt;</text:span><text:span text:style-name="T12">routes</text:span><text:span text:style-name="T8">[]</text:span> <text:span text:style-name="T8">=</text:span> <text:span text:style-name="T7">new</text:span> <text:span text:style-name="T10">Route</text:span><text:span text:style-name="T8">('</text:span><text:span text:style-name="T14">GET /survey/add/@id:[0-9]+</text:span><text:span text:style-name="T8">',</text:span> <text:span text:style-name="T8">$</text:span><text:span text:style-name="T12">surveyController</text:span><text:span text:style-name="T8">,</text:span> <text:span text:style-name="T8">'</text:span><text:span text:style-name="T14">add</text:span><text:span text:style-name="T8">');</text:span></text:p>
      <text:p text:style-name="P5"><text:span text:style-name="T8">$</text:span><text:span text:style-name="T9">this</text:span><text:span text:style-name="T8">-&gt;</text:span><text:span text:style-name="T12">routes</text:span><text:span text:style-name="T8">[]</text:span> <text:span text:style-name="T8">=</text:span> <text:span text:style-name="T7">new</text:span> <text:span text:style-name="T10">Route</text:span><text:span text:style-name="T8">('</text:span><text:span text:style-name="T14">POST /survey/create</text:span><text:span text:style-name="T8">',</text:span> <text:span text:style-name="T8">$</text:span><text:span text:style-name="T12">surveyController</text:span><text:span text:style-name="T8">,</text:span> <text:span text:style-name="T8">'</text:span><text:span text:style-name="T14">createOrUpdate</text:span><text:span text:style-name="T8">');</text:span></text:p>
      <text:p text:style-name="P5"><text:span text:style-name="T8">$</text:span><text:span text:style-name="T9">this</text:span><text:span text:style-name="T8">-&gt;</text:span><text:span text:style-name="T12">routes</text:span><text:span text:style-name="T8">[]</text:span> <text:span text:style-name="T8">=</text:span> <text:span text:style-name="T7">new</text:span> <text:span text:style-name="T10">Route</text:span><text:span text:style-name="T8">('</text:span><text:span text:style-name="T14">GET /survey/results/@id:[0-9]+</text:span><text:span text:style-name="T8">',</text:span> <text:span text:style-name="T8">$</text:span><text:span text:style-name="T12">surveyController</text:span><text:span text:style-name="T8">,</text:span> <text:span text:style-name="T8">'</text:span><text:span text:style-name="T14">viewResults</text:span><text:span text:style-name="T8">');</text:span></text:p>
      <text:p text:style-name="P6"/>
      <text:p text:style-name="P5"><text:span text:style-name="T7">return</text:span> <text:span text:style-name="T8">$</text:span><text:span text:style-name="T9">this</text:span><text:span text:style-name="T8">-&gt;</text:span><text:span text:style-name="T12">routes</text:span><text:span text:style-name="T8">;</text:span></text:p>
      <text:p text:style-name="P39">}</text:p>
      <text:p text:style-name="P39">}</text:p>
      <text:p text:style-name="P37"/>
      <text:p text:style-name="P37">Le controleur :</text:p>
      <text:p text:style-name="P38">&lt;?php</text:p>
      <text:p text:style-name="P6"/>
      <text:p text:style-name="P5"><text:span text:style-name="T7">declare</text:span><text:span text:style-name="T8">(</text:span><text:span text:style-name="T9">strict_types</text:span><text:span text:style-name="T8">=</text:span><text:span text:style-name="T9">1</text:span><text:span text:style-name="T8">);</text:span></text:p>
      <text:p text:style-name="P6"/>
      <text:p text:style-name="P5"><text:span text:style-name="T7">namespace</text:span> <text:span text:style-name="T10">app</text:span><text:span text:style-name="T11">\</text:span><text:span text:style-name="T10">modules</text:span><text:span text:style-name="T11">\</text:span><text:span text:style-name="T10">Article</text:span><text:span text:style-name="T8">;</text:span></text:p>
      <text:p text:style-name="P6"/>
      <text:p text:style-name="P5"><text:span text:style-name="T7">use</text:span> <text:span text:style-name="T10">DateTime</text:span><text:span text:style-name="T8">;</text:span></text:p>
      <text:p text:style-name="P6"/>
      <text:p text:style-name="P5"><text:span text:style-name="T7">use</text:span> app<text:span text:style-name="T8">\</text:span>enums<text:span text:style-name="T8">\</text:span><text:span text:style-name="T10">FilterInputRule</text:span><text:span text:style-name="T8">;</text:span></text:p>
      <text:p text:style-name="P5"><text:span text:style-name="T7">use</text:span> app<text:span text:style-name="T8">\</text:span>enums<text:span text:style-name="T8">\</text:span><text:span text:style-name="T10">SurveyVisibility</text:span><text:span text:style-name="T8">;</text:span></text:p>
      <text:p text:style-name="P5"><text:span text:style-name="T7">use</text:span> app<text:span text:style-name="T8">\</text:span>exceptions<text:span text:style-name="T8">\</text:span><text:span text:style-name="T10">IntegrityException</text:span><text:span text:style-name="T8">;</text:span></text:p>
      <text:p text:style-name="P5"><text:span text:style-name="T7">use</text:span> app<text:span text:style-name="T8">\</text:span>helpers<text:span text:style-name="T8">\</text:span><text:span text:style-name="T10">Application</text:span><text:span text:style-name="T8">;</text:span></text:p>
      <text:p text:style-name="P5"><text:soft-page-break/><text:span text:style-name="T7">use</text:span> app<text:span text:style-name="T8">\</text:span>helpers<text:span text:style-name="T8">\</text:span><text:span text:style-name="T10">WebApp</text:span><text:span text:style-name="T8">;</text:span></text:p>
      <text:p text:style-name="P5"><text:span text:style-name="T7">use</text:span> app<text:span text:style-name="T8">\</text:span>models<text:span text:style-name="T8">\</text:span><text:span text:style-name="T10">SurveyDataHelper</text:span><text:span text:style-name="T8">;</text:span></text:p>
      <text:p text:style-name="P5"><text:span text:style-name="T7">use</text:span> app<text:span text:style-name="T8">\</text:span>modules<text:span text:style-name="T8">\</text:span>Common<text:span text:style-name="T8">\</text:span><text:span text:style-name="T10">AbstractController</text:span><text:span text:style-name="T8">;</text:span></text:p>
      <text:p text:style-name="P6"/>
      <text:p text:style-name="P5"><text:span text:style-name="T12">class</text:span> <text:span text:style-name="T10">SurveyController</text:span> <text:span text:style-name="T7">extends</text:span> <text:span text:style-name="T10">AbstractController</text:span></text:p>
      <text:p text:style-name="P39">{</text:p>
      <text:p text:style-name="P5"><text:span text:style-name="T7">public</text:span> <text:span text:style-name="T12">function</text:span> <text:span text:style-name="T13">__construct</text:span><text:span text:style-name="T8">(</text:span><text:span text:style-name="T10">Application</text:span> <text:span text:style-name="T8">$</text:span><text:span text:style-name="T12">application</text:span><text:span text:style-name="T8">,</text:span> <text:span text:style-name="T7">private</text:span> <text:span text:style-name="T10">SurveyDataHelper</text:span> <text:span text:style-name="T8">$</text:span><text:span text:style-name="T12">surveyDataHelper</text:span><text:span text:style-name="T8">)</text:span></text:p>
      <text:p text:style-name="P39">{</text:p>
      <text:p text:style-name="P5"><text:span text:style-name="T12">parent</text:span><text:span text:style-name="T8">::</text:span><text:span text:style-name="T13">__construct</text:span><text:span text:style-name="T8">($</text:span><text:span text:style-name="T12">application</text:span><text:span text:style-name="T8">);</text:span></text:p>
      <text:p text:style-name="P39">}</text:p>
      <text:p text:style-name="P6"/>
      <text:p text:style-name="P5"><text:span text:style-name="T7">public</text:span> <text:span text:style-name="T12">function</text:span> <text:span text:style-name="T13">add</text:span><text:span text:style-name="T8">(</text:span><text:span text:style-name="T7">int</text:span> <text:span text:style-name="T8">$</text:span><text:span text:style-name="T12">articleId</text:span><text:span text:style-name="T8">):</text:span> <text:span text:style-name="T7">void</text:span></text:p>
      <text:p text:style-name="P39">{</text:p>
      <text:p text:style-name="P5"><text:span text:style-name="T7">if</text:span> <text:span text:style-name="T8">(!($</text:span><text:span text:style-name="T9">this</text:span><text:span text:style-name="T8">-&gt;</text:span><text:span text:style-name="T12">application</text:span><text:span text:style-name="T8">-&gt;</text:span><text:span text:style-name="T13">getConnectedUser</text:span><text:span text:style-name="T8">()-&gt;</text:span><text:span text:style-name="T13">isRedactor</text:span><text:span text:style-name="T8">()</text:span> <text:span text:style-name="T8">??</text:span> <text:span text:style-name="T9">false</text:span><text:span text:style-name="T8">)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forbidden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7">if</text:span> <text:span text:style-name="T8">($</text:span><text:span text:style-name="T12">_SERVER</text:span><text:span text:style-name="T8">['</text:span><text:span text:style-name="T14">REQUEST_METHOD</text:span><text:span text:style-name="T8">']</text:span> <text:span text:style-name="T8">!==</text:span> <text:span text:style-name="T8">'</text:span><text:span text:style-name="T14">GET</text:span><text:span text:style-name="T8">'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MethodNotAllowed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8">$</text:span><text:span text:style-name="T12">article</text:span> <text:span text:style-name="T8">=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get</text:span><text:span text:style-name="T8">('</text:span><text:span text:style-name="T14">Article</text:span><text:span text:style-name="T8">',</text:span> <text:span text:style-name="T8">['</text:span><text:span text:style-name="T14">Id</text:span><text:span text:style-name="T8">'</text:span> <text:span text:style-name="T8">=&gt;</text:span> <text:span text:style-name="T8">$</text:span><text:span text:style-name="T12">articleId</text:span><text:span text:style-name="T8">],</text:span> <text:span text:style-name="T8">'</text:span><text:span text:style-name="T14">Title, Id</text:span><text:span text:style-name="T8">');</text:span></text:p>
      <text:p text:style-name="P5"><text:span text:style-name="T7">if</text:span> <text:span text:style-name="T8">(!$</text:span><text:span text:style-name="T12">article</text:span><text:span text:style-name="T8">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edirect</text:span><text:span text:style-name="T8">('</text:span><text:span text:style-name="T14">/articles</text:span><text:span text:style-name="T8">');</text:span></text:p>
      <text:p text:style-name="P5"><text:span text:style-name="T7">return</text:span><text:span text:style-name="T8">;</text:span></text:p>
      <text:p text:style-name="P39">}</text:p>
      <text:p text:style-name="P5"><text:span text:style-name="T8">$</text:span><text:span text:style-name="T9">this</text:span><text:span text:style-name="T8">-&gt;</text:span><text:span text:style-name="T13">render</text:span><text:span text:style-name="T8">('</text:span><text:span text:style-name="T14">Article/views/survey_add.latte</text:span><text:span text:style-name="T8">',</text:span> <text:span text:style-name="T8">$</text:span><text:span text:style-name="T9">this</text:span><text:span text:style-name="T8">-&gt;</text:span><text:span text:style-name="T13">getAllParams</text:span><text:span text:style-name="T8">([</text:span></text:p>
      <text:p text:style-name="P5"><text:span text:style-name="T8">'</text:span><text:span text:style-name="T14">article</text:span><text:span text:style-name="T8">'</text:span> <text:span text:style-name="T8">=&gt;</text:span> <text:span text:style-name="T8">$</text:span><text:span text:style-name="T12">article</text:span><text:span text:style-name="T8">,</text:span></text:p>
      <text:p text:style-name="P5"><text:span text:style-name="T8">'</text:span><text:span text:style-name="T14">survey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get</text:span><text:span text:style-name="T8">('</text:span><text:span text:style-name="T14">Survey</text:span><text:span text:style-name="T8">',</text:span> <text:span text:style-name="T8">['</text:span><text:span text:style-name="T14">IdArticle</text:span><text:span text:style-name="T8">'</text:span> <text:span text:style-name="T8">=&gt;</text:span> <text:span text:style-name="T8">$</text:span><text:span text:style-name="T12">article</text:span><text:span text:style-name="T8">-&gt;</text:span><text:span text:style-name="T12">Id</text:span><text:span text:style-name="T8">],</text:span> <text:span text:style-name="T8">'</text:span><text:span text:style-name="T14">Question, Options, ClosingDate, Visibility</text:span><text:span text:style-name="T8">'),</text:span></text:p>
      <text:p text:style-name="P5"><text:span text:style-name="T8">'</text:span><text:span text:style-name="T14">page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application</text:span><text:span text:style-name="T8">-&gt;</text:span><text:span text:style-name="T13">getConnectedUser</text:span><text:span text:style-name="T8">()-&gt;</text:span><text:span text:style-name="T13">getPage</text:span><text:span text:style-name="T8">(),</text:span></text:p>
      <text:p text:style-name="P39">]));</text:p>
      <text:p text:style-name="P39">}</text:p>
      <text:p text:style-name="P6"/>
      <text:p text:style-name="P5"><text:span text:style-name="T7">public</text:span> <text:span text:style-name="T12">function</text:span> <text:span text:style-name="T13">createOrUpdate</text:span><text:span text:style-name="T8">():</text:span> <text:span text:style-name="T7">void</text:span></text:p>
      <text:p text:style-name="P39">{</text:p>
      <text:p text:style-name="P5"><text:span text:style-name="T7">if</text:span> <text:span text:style-name="T8">(!($</text:span><text:span text:style-name="T9">this</text:span><text:span text:style-name="T8">-&gt;</text:span><text:span text:style-name="T12">application</text:span><text:span text:style-name="T8">-&gt;</text:span><text:span text:style-name="T13">getConnectedUser</text:span><text:span text:style-name="T8">()-&gt;</text:span><text:span text:style-name="T13">isRedactor</text:span><text:span text:style-name="T8">()</text:span> <text:span text:style-name="T8">??</text:span> <text:span text:style-name="T9">false</text:span><text:span text:style-name="T8">)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forbidden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7">if</text:span> <text:span text:style-name="T8">($</text:span><text:span text:style-name="T12">_SERVER</text:span><text:span text:style-name="T8">['</text:span><text:span text:style-name="T14">REQUEST_METHOD</text:span><text:span text:style-name="T8">']</text:span> <text:span text:style-name="T8">!==</text:span> <text:span text:style-name="T8">'</text:span><text:span text:style-name="T14">POST</text:span><text:span text:style-name="T8">'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MethodNotAllowed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8">$</text:span><text:span text:style-name="T12">schema</text:span> <text:span text:style-name="T8">=</text:span> <text:span text:style-name="T8">[</text:span></text:p>
      <text:p text:style-name="P5"><text:span text:style-name="T8">'</text:span><text:span text:style-name="T14">article_id</text:span><text:span text:style-name="T8">'</text:span> <text:span text:style-name="T8">=&gt;</text:span> <text:span text:style-name="T10">FilterInputRule</text:span><text:span text:style-name="T8">::</text:span><text:span text:style-name="T9">Int</text:span><text:span text:style-name="T8">-&gt;</text:span><text:span text:style-name="T12">value</text:span><text:span text:style-name="T8">,</text:span></text:p>
      <text:p text:style-name="P5"><text:span text:style-name="T8">'</text:span><text:span text:style-name="T14">question</text:span><text:span text:style-name="T8">'</text:span> <text:span text:style-name="T8">=&gt;</text:span> <text:span text:style-name="T10">FilterInputRule</text:span><text:span text:style-name="T8">::</text:span><text:span text:style-name="T9">HtmlSafeText</text:span><text:span text:style-name="T8">-&gt;</text:span><text:span text:style-name="T12">value</text:span><text:span text:style-name="T8">,</text:span></text:p>
      <text:p text:style-name="P5"><text:span text:style-name="T8">'</text:span><text:span text:style-name="T14">closingDate</text:span><text:span text:style-name="T8">'</text:span> <text:span text:style-name="T8">=&gt;</text:span> <text:span text:style-name="T10">FilterInputRule</text:span><text:span text:style-name="T8">::</text:span><text:span text:style-name="T9">DateTime</text:span><text:span text:style-name="T8">-&gt;</text:span><text:span text:style-name="T12">value</text:span><text:span text:style-name="T8">,</text:span></text:p>
      <text:p text:style-name="P5"><text:span text:style-name="T8">'</text:span><text:span text:style-name="T14">visibility</text:span><text:span text:style-name="T8">'</text:span> <text:span text:style-name="T8">=&gt;</text:span> <text:span text:style-name="T8">$</text:span><text:span text:style-name="T9">this</text:span><text:span text:style-name="T8">-&gt;</text:span><text:span text:style-name="T12">application</text:span><text:span text:style-name="T8">-&gt;</text:span><text:span text:style-name="T13">enumToValues</text:span><text:span text:style-name="T8">(</text:span><text:span text:style-name="T10">SurveyVisibility</text:span><text:span text:style-name="T8">::</text:span><text:span text:style-name="T7">class</text:span><text:span text:style-name="T8">),</text:span></text:p>
      <text:p text:style-name="P5"><text:span text:style-name="T8">'</text:span><text:span text:style-name="T14">options</text:span><text:span text:style-name="T8">'</text:span> <text:span text:style-name="T8">=&gt;</text:span> <text:span text:style-name="T10">FilterInputRule</text:span><text:span text:style-name="T8">::</text:span><text:span text:style-name="T9">ArrayString</text:span><text:span text:style-name="T8">-&gt;</text:span><text:span text:style-name="T12">value</text:span><text:span text:style-name="T8">,</text:span></text:p>
      <text:p text:style-name="P39">];</text:p>
      <text:p text:style-name="P5"><text:span text:style-name="T8">$</text:span><text:span text:style-name="T12">input</text:span> <text:span text:style-name="T8">=</text:span> <text:span text:style-name="T10">WebApp</text:span><text:span text:style-name="T8">::</text:span><text:span text:style-name="T13">filterInput</text:span><text:span text:style-name="T8">($</text:span><text:span text:style-name="T12">schema</text:span><text:span text:style-name="T8">,</text:span> <text:span text:style-name="T8">$</text:span><text:span text:style-name="T9">this</text:span><text:span text:style-name="T8">-&gt;</text:span><text:span text:style-name="T12">flight</text:span><text:span text:style-name="T8">-&gt;</text:span><text:span text:style-name="T13">request</text:span><text:span text:style-name="T8">()-&gt;</text:span><text:span text:style-name="T12">data</text:span><text:span text:style-name="T8">-&gt;</text:span><text:span text:style-name="T13">getData</text:span><text:span text:style-name="T8">());</text:span></text:p>
      <text:p text:style-name="P5"><text:span text:style-name="T8">$</text:span><text:span text:style-name="T12">articleId</text:span> <text:span text:style-name="T8">=</text:span> <text:span text:style-name="T8">$</text:span><text:span text:style-name="T12">input</text:span><text:span text:style-name="T8">['</text:span><text:span text:style-name="T14">article_id</text:span><text:span text:style-name="T8">']</text:span> <text:span text:style-name="T8">??</text:span> <text:span text:style-name="T7">throw</text:span> <text:span text:style-name="T7">new</text:span> <text:span text:style-name="T10">IntegrityException</text:span><text:span text:style-name="T8">('</text:span><text:span text:style-name="T14">Fatal error in file </text:span><text:span text:style-name="T8">'</text:span> <text:span text:style-name="T8">.</text:span> <text:span text:style-name="T9">__FILE__</text:span> <text:span text:style-name="T8">.</text:span> <text:span text:style-name="T8">'</text:span><text:span text:style-name="T14"> at line </text:span><text:span text:style-name="T8">'</text:span> <text:span text:style-name="T8">.</text:span> <text:span text:style-name="T9">__LINE__</text:span><text:span text:style-name="T8">);</text:span></text:p>
      <text:p text:style-name="P5"><text:soft-page-break/><text:span text:style-name="T8">$</text:span><text:span text:style-name="T12">question</text:span> <text:span text:style-name="T8">=</text:span> <text:span text:style-name="T8">$</text:span><text:span text:style-name="T12">input</text:span><text:span text:style-name="T8">['</text:span><text:span text:style-name="T14">question</text:span><text:span text:style-name="T8">']</text:span> <text:span text:style-name="T8">??</text:span> <text:span text:style-name="T8">'</text:span><text:span text:style-name="T14">???</text:span><text:span text:style-name="T8">';</text:span></text:p>
      <text:p text:style-name="P5"><text:span text:style-name="T8">$</text:span><text:span text:style-name="T12">closingDate</text:span> <text:span text:style-name="T8">=</text:span> <text:span text:style-name="T8">$</text:span><text:span text:style-name="T12">input</text:span><text:span text:style-name="T8">['</text:span><text:span text:style-name="T14">closingDate</text:span><text:span text:style-name="T8">']</text:span> <text:span text:style-name="T8">??</text:span> <text:span text:style-name="T7">new</text:span> <text:span text:style-name="T10">DateTime</text:span><text:span text:style-name="T8">('</text:span><text:span text:style-name="T14">+7 days</text:span><text:span text:style-name="T8">');</text:span></text:p>
      <text:p text:style-name="P5"><text:span text:style-name="T8">$</text:span><text:span text:style-name="T12">visibility</text:span> <text:span text:style-name="T8">=</text:span> <text:span text:style-name="T8">$</text:span><text:span text:style-name="T12">input</text:span><text:span text:style-name="T8">['</text:span><text:span text:style-name="T14">visibility</text:span><text:span text:style-name="T8">']</text:span> <text:span text:style-name="T8">??</text:span> <text:span text:style-name="T10">SurveyVisibility</text:span><text:span text:style-name="T8">::</text:span><text:span text:style-name="T9">Redactor</text:span><text:span text:style-name="T8">-&gt;</text:span><text:span text:style-name="T12">value</text:span><text:span text:style-name="T8">;</text:span></text:p>
      <text:p text:style-name="P5"><text:span text:style-name="T8">$</text:span><text:span text:style-name="T12">options</text:span> <text:span text:style-name="T8">=</text:span> <text:span text:style-name="T8">[];</text:span></text:p>
      <text:p text:style-name="P5"><text:span text:style-name="T7">foreach</text:span> <text:span text:style-name="T8">($</text:span><text:span text:style-name="T12">input</text:span><text:span text:style-name="T8">['</text:span><text:span text:style-name="T14">options</text:span><text:span text:style-name="T8">']</text:span> <text:span text:style-name="T8">??</text:span> <text:span text:style-name="T8">[]</text:span> <text:span text:style-name="T8">as</text:span> <text:span text:style-name="T8">$</text:span><text:span text:style-name="T12">option</text:span><text:span text:style-name="T8">)</text:span> <text:span text:style-name="T8">{</text:span></text:p>
      <text:p text:style-name="P5"><text:span text:style-name="T8">$</text:span><text:span text:style-name="T12">options</text:span><text:span text:style-name="T8">[]</text:span> <text:span text:style-name="T8">=</text:span> <text:span text:style-name="T13">str_replace</text:span><text:span text:style-name="T8">('</text:span><text:span text:style-name="T14">"</text:span><text:span text:style-name="T8">',</text:span> <text:span text:style-name="T8">"</text:span><text:span text:style-name="T14">''</text:span><text:span text:style-name="T8">",</text:span> <text:span text:style-name="T8">$</text:span><text:span text:style-name="T12">option</text:span><text:span text:style-name="T8">);</text:span></text:p>
      <text:p text:style-name="P39">}</text:p>
      <text:p text:style-name="P5"><text:span text:style-name="T8">$</text:span><text:span text:style-name="T12">optionsJson</text:span> <text:span text:style-name="T8">=</text:span> <text:span text:style-name="T13">json_encode</text:span><text:span text:style-name="T8">($</text:span><text:span text:style-name="T12">options</text:span><text:span text:style-name="T8">);</text:span></text:p>
      <text:p text:style-name="P5"><text:span text:style-name="T8">$</text:span><text:span text:style-name="T12">fields</text:span> <text:span text:style-name="T8">=</text:span> <text:span text:style-name="T8">[</text:span></text:p>
      <text:p text:style-name="P5"><text:span text:style-name="T8">'</text:span><text:span text:style-name="T14">Question</text:span><text:span text:style-name="T8">'</text:span> <text:span text:style-name="T8">=&gt;</text:span> <text:span text:style-name="T8">$</text:span><text:span text:style-name="T12">question</text:span><text:span text:style-name="T8">,</text:span></text:p>
      <text:p text:style-name="P5"><text:span text:style-name="T8">'</text:span><text:span text:style-name="T14">Options</text:span><text:span text:style-name="T8">'</text:span> <text:span text:style-name="T8">=&gt;</text:span> <text:span text:style-name="T8">$</text:span><text:span text:style-name="T12">optionsJson</text:span><text:span text:style-name="T8">,</text:span></text:p>
      <text:p text:style-name="P5"><text:span text:style-name="T8">'</text:span><text:span text:style-name="T14">ClosingDate</text:span><text:span text:style-name="T8">'</text:span> <text:span text:style-name="T8">=&gt;</text:span> <text:span text:style-name="T8">$</text:span><text:span text:style-name="T12">closingDate</text:span><text:span text:style-name="T8">,</text:span></text:p>
      <text:p text:style-name="P5"><text:span text:style-name="T8">'</text:span><text:span text:style-name="T14">IdArticle</text:span><text:span text:style-name="T8">'</text:span> <text:span text:style-name="T8">=&gt;</text:span> <text:span text:style-name="T8">$</text:span><text:span text:style-name="T12">articleId</text:span><text:span text:style-name="T8">,</text:span></text:p>
      <text:p text:style-name="P5"><text:span text:style-name="T8">'</text:span><text:span text:style-name="T14">Visibility</text:span><text:span text:style-name="T8">'</text:span> <text:span text:style-name="T8">=&gt;</text:span> <text:span text:style-name="T8">$</text:span><text:span text:style-name="T12">visibility</text:span></text:p>
      <text:p text:style-name="P39">];</text:p>
      <text:p text:style-name="P5"><text:span text:style-name="T8">$</text:span><text:span text:style-name="T12">survey</text:span> <text:span text:style-name="T8">=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get</text:span><text:span text:style-name="T8">('</text:span><text:span text:style-name="T14">Survey</text:span><text:span text:style-name="T8">',</text:span> <text:span text:style-name="T8">['</text:span><text:span text:style-name="T14">IdArticle</text:span><text:span text:style-name="T8">'</text:span> <text:span text:style-name="T8">=&gt;</text:span> <text:span text:style-name="T8">$</text:span><text:span text:style-name="T12">articleId</text:span><text:span text:style-name="T8">],</text:span> <text:span text:style-name="T8">'</text:span><text:span text:style-name="T14">Id</text:span><text:span text:style-name="T8">');</text:span></text:p>
      <text:p text:style-name="P5"><text:span text:style-name="T7">if</text:span> <text:span text:style-name="T8">($</text:span><text:span text:style-name="T12">survey</text:span><text:span text:style-name="T8">)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set</text:span><text:span text:style-name="T8">('</text:span><text:span text:style-name="T14">Survey</text:span><text:span text:style-name="T8">',</text:span> <text:span text:style-name="T8">$</text:span><text:span text:style-name="T12">fields</text:span><text:span text:style-name="T8">,</text:span> <text:span text:style-name="T8">['</text:span><text:span text:style-name="T14">Id</text:span><text:span text:style-name="T8">'</text:span> <text:span text:style-name="T8">=&gt;</text:span> <text:span text:style-name="T8">$</text:span><text:span text:style-name="T12">survey</text:span><text:span text:style-name="T8">-&gt;</text:span><text:span text:style-name="T12">Id</text:span><text:span text:style-name="T8">]);</text:span></text:p>
      <text:p text:style-name="P5"><text:span text:style-name="T7">else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set</text:span><text:span text:style-name="T8">('</text:span><text:span text:style-name="T14">Survey</text:span><text:span text:style-name="T8">',</text:span> <text:span text:style-name="T8">$</text:span><text:span text:style-name="T12">fields</text:span><text:span text:style-name="T8">);</text:span></text:p>
      <text:p text:style-name="P5"><text:span text:style-name="T8">$</text:span><text:span text:style-name="T9">this</text:span><text:span text:style-name="T8">-&gt;</text:span><text:span text:style-name="T13">redirect</text:span><text:span text:style-name="T8">('/</text:span><text:span text:style-name="T7">article</text:span><text:span text:style-name="T8">/'</text:span> <text:span text:style-name="T8">.</text:span> <text:span text:style-name="T8">$</text:span><text:span text:style-name="T12">articleId</text:span><text:span text:style-name="T8">);</text:span></text:p>
      <text:p text:style-name="P39">}</text:p>
      <text:p text:style-name="P6"/>
      <text:p text:style-name="P5"><text:span text:style-name="T7">public</text:span> <text:span text:style-name="T12">function</text:span> <text:span text:style-name="T13">viewResults</text:span><text:span text:style-name="T8">(</text:span><text:span text:style-name="T7">int</text:span> <text:span text:style-name="T8">$</text:span><text:span text:style-name="T12">articleId</text:span><text:span text:style-name="T8">):</text:span> <text:span text:style-name="T7">void</text:span></text:p>
      <text:p text:style-name="P39">{</text:p>
      <text:p text:style-name="P5"><text:span text:style-name="T7">if</text:span> <text:span text:style-name="T8">($</text:span><text:span text:style-name="T12">_SERVER</text:span><text:span text:style-name="T8">['</text:span><text:span text:style-name="T14">REQUEST_METHOD</text:span><text:span text:style-name="T8">']</text:span> <text:span text:style-name="T8">!==</text:span> <text:span text:style-name="T8">'</text:span><text:span text:style-name="T14">GET</text:span><text:span text:style-name="T8">'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MethodNotAllowed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7">if</text:span> <text:span text:style-name="T8">($</text:span><text:span text:style-name="T9">this</text:span><text:span text:style-name="T8">-&gt;</text:span><text:span text:style-name="T12">dataHelper</text:span><text:span text:style-name="T8">-&gt;</text:span><text:span text:style-name="T13">get</text:span><text:span text:style-name="T8">('</text:span><text:span text:style-name="T14">Article</text:span><text:span text:style-name="T8">',</text:span> <text:span text:style-name="T8">['</text:span><text:span text:style-name="T14">Id</text:span><text:span text:style-name="T8">'</text:span> <text:span text:style-name="T8">=&gt;</text:span> <text:span text:style-name="T8">$</text:span><text:span text:style-name="T12">articleId</text:span><text:span text:style-name="T8">],</text:span> <text:span text:style-name="T8">'</text:span><text:span text:style-name="T14">Id</text:span><text:span text:style-name="T8">')</text:span> <text:span text:style-name="T8">===</text:span> <text:span text:style-name="T9">false</text:span><text:span text:style-name="T8">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BadRequest</text:span><text:span text:style-name="T8">("</text:span><text:span text:style-name="T14">Article </text:span><text:span text:style-name="T8">{$</text:span><text:span text:style-name="T12">articleId</text:span><text:span text:style-name="T8">}</text:span><text:span text:style-name="T14"> doesn't exist</text:span><text:span text:style-name="T8">",</text:span> 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8">$</text:span><text:span text:style-name="T12">connectedUser</text:span> <text:span text:style-name="T8">=</text:span> <text:span text:style-name="T8">$</text:span><text:span text:style-name="T9">this</text:span><text:span text:style-name="T8">-&gt;</text:span><text:span text:style-name="T12">application</text:span><text:span text:style-name="T8">-&gt;</text:span><text:span text:style-name="T13">getConnectedUser</text:span><text:span text:style-name="T8">();</text:span></text:p>
      <text:p text:style-name="P5"><text:span text:style-name="T7">if</text:span> <text:span text:style-name="T8">($</text:span><text:span text:style-name="T12">connectedUser</text:span><text:span text:style-name="T8">-&gt;</text:span><text:span text:style-name="T12">person</text:span> <text:span text:style-name="T8">===</text:span> <text:span text:style-name="T9">null</text:span><text:span text:style-name="T8">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forbidden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7">if</text:span> <text:span text:style-name="T8">($</text:span><text:span text:style-name="T12">_SERVER</text:span><text:span text:style-name="T8">['</text:span><text:span text:style-name="T14">REQUEST_METHOD</text:span><text:span text:style-name="T8">']</text:span> <text:span text:style-name="T8">!==</text:span> <text:span text:style-name="T8">'</text:span><text:span text:style-name="T14">GET</text:span><text:span text:style-name="T8">'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MethodNotAllowed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8">$</text:span><text:span text:style-name="T12">survey</text:span> <text:span text:style-name="T8">=</text:span> <text:span text:style-name="T8">$</text:span><text:span text:style-name="T9">this</text:span><text:span text:style-name="T8">-&gt;</text:span><text:span text:style-name="T12">surveyDataHelper</text:span><text:span text:style-name="T8">-&gt;</text:span><text:span text:style-name="T13">getWithCreator</text:span><text:span text:style-name="T8">($</text:span><text:span text:style-name="T12">articleId</text:span><text:span text:style-name="T8">);</text:span></text:p>
      <text:p text:style-name="P5"><text:span text:style-name="T7">if</text:span> <text:span text:style-name="T8">(!$</text:span><text:span text:style-name="T12">survey</text:span><text:span text:style-name="T8">)</text:span> <text:span text:style-name="T8">{</text:span></text:p>
      <text:p text:style-name="P5"><text:span text:style-name="T8">$</text:span><text:span text:style-name="T9">this</text:span><text:span text:style-name="T8">-&gt;</text:span><text:span text:style-name="T13">raiseBadRequest</text:span><text:span text:style-name="T8">("</text:span><text:span text:style-name="T14">No survey for article </text:span><text:span text:style-name="T8">{$</text:span><text:span text:style-name="T12">articleId</text:span><text:span text:style-name="T8">}",</text:span> <text:span text:style-name="T9">__FILE__</text:span><text:span text:style-name="T8">,</text:span> <text:span text:style-name="T9">__LINE__</text:span><text:span text:style-name="T8">);</text:span></text:p>
      <text:p text:style-name="P5"><text:span text:style-name="T8">$</text:span><text:span text:style-name="T9">this</text:span><text:span text:style-name="T8">-&gt;</text:span><text:span text:style-name="T13">redirect</text:span><text:span text:style-name="T8">('/</text:span><text:span text:style-name="T7">article</text:span><text:span text:style-name="T8">/'</text:span> <text:span text:style-name="T8">.</text:span> <text:span text:style-name="T8">$</text:span><text:span text:style-name="T12">articleId</text:span><text:span text:style-name="T8">);</text:span></text:p>
      <text:p text:style-name="P5"><text:span text:style-name="T7">return</text:span><text:span text:style-name="T8">;</text:span></text:p>
      <text:p text:style-name="P39">}</text:p>
      <text:p text:style-name="P5"><text:span text:style-name="T7">if</text:span> <text:span text:style-name="T8">($</text:span><text:span text:style-name="T9">this</text:span><text:span text:style-name="T8">-&gt;</text:span><text:span text:style-name="T12">authorizationDataHelper</text:span><text:span text:style-name="T8">-&gt;</text:span><text:span text:style-name="T13">canPersonReadSurveyResults</text:span><text:span text:style-name="T8">($</text:span><text:span text:style-name="T9">this</text:span><text:span text:style-name="T8">-&gt;</text:span><text:span text:style-name="T12">dataHelper</text:span><text:span text:style-name="T8">-&gt;</text:span><text:span text:style-name="T13">get</text:span><text:span text:style-name="T8">('</text:span><text:span text:style-name="T14">Article</text:span><text:span text:style-name="T8">',</text:span> <text:span text:style-name="T8">['</text:span><text:span text:style-name="T14">Id</text:span><text:span text:style-name="T8">'</text:span> <text:span text:style-name="T8">=&gt;</text:span> <text:span text:style-name="T8">$</text:span><text:span text:style-name="T12">survey</text:span><text:span text:style-name="T8">-&gt;</text:span><text:span text:style-name="T12">IdArticle</text:span><text:span text:style-name="T8">]),</text:span> <text:span text:style-name="T8">$</text:span><text:span text:style-name="T12">connectedUser</text:span><text:span text:style-name="T8">))</text:span> <text:span text:style-name="T8">{</text:span></text:p>
      <text:p text:style-name="P5"><text:span text:style-name="T8">$</text:span><text:span text:style-name="T12">replies</text:span> <text:span text:style-name="T8">=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gets</text:span><text:span text:style-name="T8">('</text:span><text:span text:style-name="T14">Reply</text:span><text:span text:style-name="T8">',</text:span> <text:span text:style-name="T8">['</text:span><text:span text:style-name="T14">IdSurvey</text:span><text:span text:style-name="T8">'</text:span> <text:span text:style-name="T8">=&gt;</text:span> <text:span text:style-name="T8">$</text:span><text:span text:style-name="T12">survey</text:span><text:span text:style-name="T8">-&gt;</text:span><text:span text:style-name="T12">Id</text:span><text:span text:style-name="T8">]);</text:span></text:p>
      <text:p text:style-name="P5"><text:span text:style-name="T8">$</text:span><text:span text:style-name="T12">participants</text:span> <text:span text:style-name="T8">=</text:span> <text:span text:style-name="T8">[];</text:span></text:p>
      <text:p text:style-name="P5"><text:span text:style-name="T8">$</text:span><text:span text:style-name="T12">results</text:span> <text:span text:style-name="T8">=</text:span> <text:span text:style-name="T8">[];</text:span></text:p>
      <text:p text:style-name="P5"><text:span text:style-name="T8">$</text:span><text:span text:style-name="T12">options</text:span> <text:span text:style-name="T8">=</text:span> <text:span text:style-name="T13">json_decode</text:span><text:span text:style-name="T8">($</text:span><text:span text:style-name="T12">survey</text:span><text:span text:style-name="T8">-&gt;</text:span><text:span text:style-name="T12">Options</text:span><text:span text:style-name="T8">);</text:span></text:p>
      <text:p text:style-name="P5"><text:span text:style-name="T7">foreach</text:span> <text:span text:style-name="T8">($</text:span><text:span text:style-name="T12">options</text:span> <text:span text:style-name="T8">as</text:span> <text:span text:style-name="T8">$</text:span><text:span text:style-name="T12">option</text:span><text:span text:style-name="T8">)</text:span> <text:span text:style-name="T8">{</text:span></text:p>
      <text:p text:style-name="P5"><text:span text:style-name="T8">$</text:span><text:span text:style-name="T12">results</text:span><text:span text:style-name="T8">[$</text:span><text:span text:style-name="T12">option</text:span><text:span text:style-name="T8">]</text:span> <text:span text:style-name="T8">=</text:span> <text:span text:style-name="T9">0</text:span><text:span text:style-name="T8">;</text:span></text:p>
      <text:p text:style-name="P39"><text:soft-page-break/>}</text:p>
      <text:p text:style-name="P5"><text:span text:style-name="T7">foreach</text:span> <text:span text:style-name="T8">($</text:span><text:span text:style-name="T12">replies</text:span> <text:span text:style-name="T8">as</text:span> <text:span text:style-name="T8">$</text:span><text:span text:style-name="T12">reply</text:span><text:span text:style-name="T8">)</text:span> <text:span text:style-name="T8">{</text:span></text:p>
      <text:p text:style-name="P5"><text:span text:style-name="T8">$</text:span><text:span text:style-name="T12">answers</text:span> <text:span text:style-name="T8">=</text:span> <text:span text:style-name="T13">json_decode</text:span><text:span text:style-name="T8">($</text:span><text:span text:style-name="T12">reply</text:span><text:span text:style-name="T8">-&gt;</text:span><text:span text:style-name="T12">Answers</text:span><text:span text:style-name="T8">);</text:span></text:p>
      <text:p text:style-name="P5"><text:span text:style-name="T8">$</text:span><text:span text:style-name="T12">person</text:span> <text:span text:style-name="T8">=</text:span> <text:span text:style-name="T8">$</text:span><text:span text:style-name="T9">this</text:span><text:span text:style-name="T8">-&gt;</text:span><text:span text:style-name="T12">dataHelper</text:span><text:span text:style-name="T8">-&gt;</text:span><text:span text:style-name="T13">get</text:span><text:span text:style-name="T8">('</text:span><text:span text:style-name="T14">Person</text:span><text:span text:style-name="T8">',</text:span> <text:span text:style-name="T8">['</text:span><text:span text:style-name="T14">Id</text:span><text:span text:style-name="T8">'</text:span> <text:span text:style-name="T8">=&gt;</text:span> <text:span text:style-name="T8">$</text:span><text:span text:style-name="T12">reply</text:span><text:span text:style-name="T8">-&gt;</text:span><text:span text:style-name="T12">IdPerson</text:span><text:span text:style-name="T8">],</text:span> <text:span text:style-name="T8">'</text:span><text:span text:style-name="T14">FirstName, LastName</text:span><text:span text:style-name="T8">');</text:span></text:p>
      <text:p text:style-name="P5"><text:span text:style-name="T8">$</text:span><text:span text:style-name="T12">participants</text:span><text:span text:style-name="T8">[]</text:span> <text:span text:style-name="T8">=</text:span> <text:span text:style-name="T8">[</text:span></text:p>
      <text:p text:style-name="P5"><text:span text:style-name="T8">'</text:span><text:span text:style-name="T14">name</text:span><text:span text:style-name="T8">'</text:span> <text:span text:style-name="T8">=&gt;</text:span> <text:span text:style-name="T8">$</text:span><text:span text:style-name="T12">person</text:span><text:span text:style-name="T8">-&gt;</text:span><text:span text:style-name="T12">FirstName</text:span> <text:span text:style-name="T8">.</text:span> <text:span text:style-name="T8">'</text:span><text:span text:style-name="T14"> </text:span><text:span text:style-name="T8">'</text:span> <text:span text:style-name="T8">.</text:span> <text:span text:style-name="T8">$</text:span><text:span text:style-name="T12">person</text:span><text:span text:style-name="T8">-&gt;</text:span><text:span text:style-name="T12">LastName</text:span><text:span text:style-name="T8">,</text:span></text:p>
      <text:p text:style-name="P5"><text:span text:style-name="T8">'</text:span><text:span text:style-name="T14">answers</text:span><text:span text:style-name="T8">'</text:span> <text:span text:style-name="T8">=&gt;</text:span> <text:span text:style-name="T8">$</text:span><text:span text:style-name="T12">answers</text:span></text:p>
      <text:p text:style-name="P39">];</text:p>
      <text:p text:style-name="P5"><text:span text:style-name="T7">foreach</text:span> <text:span text:style-name="T8">($</text:span><text:span text:style-name="T12">answers</text:span> <text:span text:style-name="T8">as</text:span> <text:span text:style-name="T8">$</text:span><text:span text:style-name="T12">answer</text:span><text:span text:style-name="T8">)</text:span> <text:span text:style-name="T8">{</text:span></text:p>
      <text:p text:style-name="P5"><text:span text:style-name="T7">if</text:span> <text:span text:style-name="T8">(</text:span><text:span text:style-name="T13">isset</text:span><text:span text:style-name="T8">($</text:span><text:span text:style-name="T12">results</text:span><text:span text:style-name="T8">[$</text:span><text:span text:style-name="T12">answer</text:span><text:span text:style-name="T8">]))</text:span> <text:span text:style-name="T8">$</text:span><text:span text:style-name="T12">results</text:span><text:span text:style-name="T8">[$</text:span><text:span text:style-name="T12">answer</text:span><text:span text:style-name="T8">]++;</text:span></text:p>
      <text:p text:style-name="P39">}</text:p>
      <text:p text:style-name="P39">}</text:p>
      <text:p text:style-name="P6"/>
      <text:p text:style-name="P5"><text:span text:style-name="T8">$</text:span><text:span text:style-name="T9">this</text:span><text:span text:style-name="T8">-&gt;</text:span><text:span text:style-name="T13">render</text:span><text:span text:style-name="T8">('</text:span><text:span text:style-name="T14">Article/views/survey_results.latte</text:span><text:span text:style-name="T8">',</text:span> <text:span text:style-name="T8">[</text:span></text:p>
      <text:p text:style-name="P5"><text:span text:style-name="T8">'</text:span><text:span text:style-name="T14">survey</text:span><text:span text:style-name="T8">'</text:span> <text:span text:style-name="T8">=&gt;</text:span> <text:span text:style-name="T8">$</text:span><text:span text:style-name="T12">survey</text:span><text:span text:style-name="T8">,</text:span></text:p>
      <text:p text:style-name="P5"><text:span text:style-name="T8">'</text:span><text:span text:style-name="T14">options</text:span><text:span text:style-name="T8">'</text:span> <text:span text:style-name="T8">=&gt;</text:span> <text:span text:style-name="T8">$</text:span><text:span text:style-name="T12">options</text:span><text:span text:style-name="T8">,</text:span></text:p>
      <text:p text:style-name="P5"><text:span text:style-name="T8">'</text:span><text:span text:style-name="T14">results</text:span><text:span text:style-name="T8">'</text:span> <text:span text:style-name="T8">=&gt;</text:span> <text:span text:style-name="T8">$</text:span><text:span text:style-name="T12">results</text:span><text:span text:style-name="T8">,</text:span></text:p>
      <text:p text:style-name="P5"><text:span text:style-name="T8">'</text:span><text:span text:style-name="T14">participants</text:span><text:span text:style-name="T8">'</text:span> <text:span text:style-name="T8">=&gt;</text:span> <text:span text:style-name="T8">$</text:span><text:span text:style-name="T12">participants</text:span><text:span text:style-name="T8">,</text:span></text:p>
      <text:p text:style-name="P5"><text:span text:style-name="T8">'</text:span><text:span text:style-name="T14">articleId</text:span><text:span text:style-name="T8">'</text:span> <text:span text:style-name="T8">=&gt;</text:span> <text:span text:style-name="T8">$</text:span><text:span text:style-name="T12">articleId</text:span><text:span text:style-name="T8">,</text:span></text:p>
      <text:p text:style-name="P5"><text:span text:style-name="T8">'</text:span><text:span text:style-name="T14">currentVersion</text:span><text:span text:style-name="T8">'</text:span> <text:span text:style-name="T8">=&gt;</text:span> <text:span text:style-name="T10">Application</text:span><text:span text:style-name="T8">::</text:span><text:span text:style-name="T9">VERSION</text:span><text:span text:style-name="T8">,</text:span></text:p>
      <text:p text:style-name="P5"><text:span text:style-name="T8">'</text:span><text:span text:style-name="T14">page</text:span><text:span text:style-name="T8">'</text:span> <text:span text:style-name="T8">=&gt;</text:span> <text:span text:style-name="T8">$</text:span><text:span text:style-name="T12">connectedUser</text:span><text:span text:style-name="T8">-&gt;</text:span><text:span text:style-name="T13">getPage</text:span><text:span text:style-name="T8">(),</text:span></text:p>
      <text:p text:style-name="P39">]);</text:p>
      <text:p text:style-name="P5"><text:span text:style-name="T8">}</text:span> <text:span text:style-name="T7">else</text:span> <text:span text:style-name="T8">$</text:span><text:span text:style-name="T9">this</text:span><text:span text:style-name="T8">-&gt;</text:span><text:span text:style-name="T13">raiseForbidden</text:span><text:span text:style-name="T8">(</text:span><text:span text:style-name="T9">__FILE__</text:span><text:span text:style-name="T8">,</text:span> <text:span text:style-name="T9">__LINE__</text:span><text:span text:style-name="T8">);</text:span></text:p>
      <text:p text:style-name="P39">}</text:p>
      <text:p text:style-name="P39">}</text:p>
      <text:p text:style-name="P40"/>
      <text:p text:style-name="P37">la vue survey_add.latte</text:p>
      <text:p text:style-name="P41">{<text:span text:style-name="T7">extends </text:span><text:span text:style-name="T14">'../../Webmaster/views/redactor.latte'</text:span>}</text:p>
      <text:p text:style-name="P6"/>
      <text:p text:style-name="P5">{<text:span text:style-name="T7">block </text:span>content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ontainer-fluid</text:span><text:span text:style-name="T8">"</text:span><text:span text:style-name="T15">&gt;</text:span></text:p>
      <text:p text:style-name="P5">{<text:span text:style-name="T7">if </text:span><text:span text:style-name="T12">$survey</text:span>}</text:p>
      <text:p text:style-name="P5"><text:span text:style-name="T15">&lt;</text:span><text:span text:style-name="T7">h1</text:span><text:span text:style-name="T15">&gt;</text:span>Modifier le sondage de l'article: {<text:span text:style-name="T12">$article</text:span><text:span text:style-name="T8">-&gt;</text:span>Title}<text:span text:style-name="T15">&lt;/</text:span><text:span text:style-name="T7">h1</text:span><text:span text:style-name="T15">&gt;</text:span></text:p>
      <text:p text:style-name="P5">{<text:span text:style-name="T7">else</text:span>}</text:p>
      <text:p text:style-name="P5"><text:span text:style-name="T15">&lt;</text:span><text:span text:style-name="T7">h1</text:span><text:span text:style-name="T15">&gt;</text:span>Ajouter un sondage à l'article: {<text:span text:style-name="T12">$article</text:span><text:span text:style-name="T8">-&gt;</text:span>Title}<text:span text:style-name="T15">&lt;/</text:span><text:span text:style-name="T7">h1</text:span><text:span text:style-name="T15">&gt;</text:span></text:p>
      <text:p text:style-name="P5">{<text:span text:style-name="T7">/if</text:span>}</text:p>
      <text:p text:style-name="P5"><text:span text:style-name="T15">&lt;</text:span><text:span text:style-name="T7">form</text:span><text:span text:style-name="T15"> </text:span><text:span text:style-name="T16">action</text:span><text:span text:style-name="T8">="</text:span><text:span text:style-name="T14">/survey/create</text:span><text:span text:style-name="T8">"</text:span><text:span text:style-name="T15"> </text:span><text:span text:style-name="T16">method</text:span><text:span text:style-name="T8">="</text:span><text:span text:style-name="T14">POST</text:span><text:span text:style-name="T8">"</text:span><text:span text:style-name="T15">&gt;</text:span></text:p>
      <text:p text:style-name="P5"><text:span text:style-name="T15">&lt;</text:span><text:span text:style-name="T7">input</text:span><text:span text:style-name="T15"> </text:span><text:span text:style-name="T16">type</text:span><text:span text:style-name="T8">="</text:span><text:span text:style-name="T14">hidden</text:span><text:span text:style-name="T8">"</text:span><text:span text:style-name="T15"> </text:span><text:span text:style-name="T16">name</text:span><text:span text:style-name="T8">="</text:span><text:span text:style-name="T14">article_id</text:span><text:span text:style-name="T8">"</text:span><text:span text:style-name="T15"> </text:span><text:span text:style-name="T16">value</text:span><text:span text:style-name="T8">="</text:span><text:span text:style-name="T14">{$article-&gt;Id}</text:span><text:span text:style-name="T8">"</text:span><text:span text:style-name="T15">&gt;</text:span></text:p>
      <text:p text:style-name="P5">{<text:span text:style-name="T7">if </text:span><text:span text:style-name="T12">$survey </text:span><text:span text:style-name="T8">!</text:span>== <text:span text:style-name="T9">false</text:span>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alert alert-danger</text:span><text:span text:style-name="T8">"</text:span><text:span text:style-name="T15"> </text:span><text:span text:style-name="T16">role</text:span><text:span text:style-name="T8">="</text:span><text:span text:style-name="T14">alert</text:span><text:span text:style-name="T8">"</text:span><text:span text:style-name="T15">&gt;</text:span></text:p>
      <text:p text:style-name="P5"><text:span text:style-name="T15">&lt;</text:span><text:span text:style-name="T7">p</text:span><text:span text:style-name="T15">&gt;</text:span>On ne peut modifier que la question et les réponses pour lesquelles il n'y a aucun vote<text:span text:style-name="T15">&lt;/</text:span><text:span text:style-name="T7">p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if</text:span>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5"><text:span text:style-name="T15">&lt;</text:span><text:span text:style-name="T7">label</text:span><text:span text:style-name="T15"> </text:span><text:span text:style-name="T16">for</text:span><text:span text:style-name="T8">="</text:span><text:span text:style-name="T14">question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Question du sondage<text:span text:style-name="T15">&lt;/</text:span><text:span text:style-name="T7">label</text:span><text:span text:style-name="T15">&gt;</text:span></text:p>
      <text:p text:style-name="P5"><text:span text:style-name="T15">&lt;</text:span><text:span text:style-name="T7">input</text:span><text:span text:style-name="T15"> </text:span><text:span text:style-name="T16">type</text:span><text:span text:style-name="T8">="</text:span><text:span text:style-name="T14">text</text:span><text:span text:style-name="T8">"</text:span><text:span text:style-name="T15"> </text:span><text:span text:style-name="T16">class</text:span><text:span text:style-name="T8">="</text:span><text:span text:style-name="T14">form-control</text:span><text:span text:style-name="T8">"</text:span><text:span text:style-name="T15"> </text:span><text:span text:style-name="T16">id</text:span><text:span text:style-name="T8">="</text:span><text:span text:style-name="T14">question</text:span><text:span text:style-name="T8">"</text:span><text:span text:style-name="T15"> </text:span><text:span text:style-name="T16">name</text:span><text:span text:style-name="T8">="</text:span><text:span text:style-name="T14">question</text:span><text:span text:style-name="T8">"</text:span><text:span text:style-name="T15"> </text:span><text:span text:style-name="T16">value</text:span><text:span text:style-name="T8">="</text:span><text:span text:style-name="T14">{if $survey}{$survey-&gt;Question}{/if}</text:span><text:span text:style-name="T8">"</text:span><text:span text:style-name="T15"> </text:span><text:span text:style-name="T16">required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id</text:span><text:span text:style-name="T8">="</text:span><text:span text:style-name="T14">options-container</text:span><text:span text:style-name="T8">"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5"><text:span text:style-name="T15">&lt;</text:span><text:span text:style-name="T7">label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Options (réponses possibles)<text:span text:style-name="T15">&lt;/</text:span><text:span text:style-name="T7">label</text:span><text:span text:style-name="T15">&gt;</text:span></text:p>
      <text:p text:style-name="P5">{<text:span text:style-name="T7">if </text:span><text:span text:style-name="T12">$survey</text:span>}</text:p>
      <text:p text:style-name="P5">{<text:span text:style-name="T7">var </text:span><text:span text:style-name="T12">$surveyOptions </text:span>= json_decode(<text:span text:style-name="T12">$survey</text:span><text:span text:style-name="T8">-&gt;</text:span>Options, <text:span text:style-name="T9">true</text:span>)}</text:p>
      <text:p text:style-name="P5">{<text:span text:style-name="T7">foreach </text:span><text:span text:style-name="T12">$surveyOptions </text:span><text:span text:style-name="T8">as </text:span><text:span text:style-name="T12">$optionText</text:span>}</text:p>
      <text:p text:style-name="P5"><text:soft-page-break/><text:span text:style-name="T15">&lt;</text:span><text:span text:style-name="T7">div</text:span><text:span text:style-name="T15"> </text:span><text:span text:style-name="T16">class</text:span><text:span text:style-name="T8">="</text:span><text:span text:style-name="T14">d-flex mb-2</text:span><text:span text:style-name="T8">"</text:span><text:span text:style-name="T15">&gt;</text:span></text:p>
      <text:p text:style-name="P5"><text:span text:style-name="T15">&lt;</text:span><text:span text:style-name="T7">input</text:span><text:span text:style-name="T15"> </text:span><text:span text:style-name="T16">type</text:span><text:span text:style-name="T8">="</text:span><text:span text:style-name="T14">text</text:span><text:span text:style-name="T8">"</text:span><text:span text:style-name="T15"> </text:span><text:span text:style-name="T16">class</text:span><text:span text:style-name="T8">="</text:span><text:span text:style-name="T14">form-control me-2</text:span><text:span text:style-name="T8">"</text:span><text:span text:style-name="T15"> </text:span><text:span text:style-name="T16">name</text:span><text:span text:style-name="T8">="</text:span><text:span text:style-name="T14">options[]</text:span><text:span text:style-name="T8">"</text:span><text:span text:style-name="T15"> </text:span><text:span text:style-name="T16">value</text:span><text:span text:style-name="T8">="</text:span><text:span text:style-name="T14">{$optionText}</text:span><text:span text:style-name="T8">"</text:span><text:span text:style-name="T15"> </text:span><text:span text:style-name="T16">required</text:span><text:span text:style-name="T15">&gt;</text:span></text:p>
      <text:p text:style-name="P5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danger remove-option</text:span><text:span text:style-name="T8">"</text:span><text:span text:style-name="T15"> </text:span><text:span text:style-name="T16">{if</text:span><text:span text:style-name="T15"> </text:span><text:span text:style-name="T16">count($surveyOptions)</text:span><text:span text:style-name="T15"> </text:span><text:span text:style-name="T28">&lt;=</text:span><text:span text:style-name="T15"> </text:span><text:span text:style-name="T16">2}disabled{</text:span><text:span text:style-name="T28">/if}</text:span><text:span text:style-name="T15">&gt;</text:span>-<text:span text:style-name="T15">&lt;/</text:span><text:span text:style-name="T7">button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foreach</text:span>}</text:p>
      <text:p text:style-name="P5">{<text:span text:style-name="T7">else</text:span>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d-flex mb-2</text:span><text:span text:style-name="T8">"</text:span><text:span text:style-name="T15">&gt;</text:span></text:p>
      <text:p text:style-name="P5"><text:span text:style-name="T15">&lt;</text:span><text:span text:style-name="T7">input</text:span><text:span text:style-name="T15"> </text:span><text:span text:style-name="T16">type</text:span><text:span text:style-name="T8">="</text:span><text:span text:style-name="T14">text</text:span><text:span text:style-name="T8">"</text:span><text:span text:style-name="T15"> </text:span><text:span text:style-name="T16">class</text:span><text:span text:style-name="T8">="</text:span><text:span text:style-name="T14">form-control me-2</text:span><text:span text:style-name="T8">"</text:span><text:span text:style-name="T15"> </text:span><text:span text:style-name="T16">name</text:span><text:span text:style-name="T8">="</text:span><text:span text:style-name="T14">options[]</text:span><text:span text:style-name="T8">"</text:span><text:span text:style-name="T15"> </text:span><text:span text:style-name="T16">required</text:span><text:span text:style-name="T15">&gt;</text:span></text:p>
      <text:p text:style-name="P5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danger remove-option</text:span><text:span text:style-name="T8">"</text:span><text:span text:style-name="T15"> </text:span><text:span text:style-name="T16">disabled</text:span><text:span text:style-name="T15">&gt;</text:span>-<text:span text:style-name="T15">&lt;/</text:span><text:span text:style-name="T7">button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d-flex mb-2</text:span><text:span text:style-name="T8">"</text:span><text:span text:style-name="T15">&gt;</text:span></text:p>
      <text:p text:style-name="P5"><text:span text:style-name="T15">&lt;</text:span><text:span text:style-name="T7">input</text:span><text:span text:style-name="T15"> </text:span><text:span text:style-name="T16">type</text:span><text:span text:style-name="T8">="</text:span><text:span text:style-name="T14">text</text:span><text:span text:style-name="T8">"</text:span><text:span text:style-name="T15"> </text:span><text:span text:style-name="T16">class</text:span><text:span text:style-name="T8">="</text:span><text:span text:style-name="T14">form-control me-2</text:span><text:span text:style-name="T8">"</text:span><text:span text:style-name="T15"> </text:span><text:span text:style-name="T16">name</text:span><text:span text:style-name="T8">="</text:span><text:span text:style-name="T14">options[]</text:span><text:span text:style-name="T8">"</text:span><text:span text:style-name="T15"> </text:span><text:span text:style-name="T16">required</text:span><text:span text:style-name="T15">&gt;</text:span></text:p>
      <text:p text:style-name="P5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class</text:span><text:span text:style-name="T8">="</text:span><text:span text:style-name="T14">btn btn-danger remove-option</text:span><text:span text:style-name="T8">"</text:span><text:span text:style-name="T15"> </text:span><text:span text:style-name="T16">disabled</text:span><text:span text:style-name="T15">&gt;</text:span>-<text:span text:style-name="T15">&lt;/</text:span><text:span text:style-name="T7">button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if</text:span>}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button</text:span><text:span text:style-name="T15"> </text:span><text:span text:style-name="T16">type</text:span><text:span text:style-name="T8">="</text:span><text:span text:style-name="T14">button</text:span><text:span text:style-name="T8">"</text:span><text:span text:style-name="T15"> </text:span><text:span text:style-name="T16">id</text:span><text:span text:style-name="T8">="</text:span><text:span text:style-name="T14">add-option</text:span><text:span text:style-name="T8">"</text:span><text:span text:style-name="T15"> </text:span><text:span text:style-name="T16">class</text:span><text:span text:style-name="T8">="</text:span><text:span text:style-name="T14">btn btn-secondary mb-3</text:span><text:span text:style-name="T8">"</text:span><text:span text:style-name="T15">&gt;</text:span>Ajouter une option<text:span text:style-name="T15">&lt;/</text:span><text:span text:style-name="T7">button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5"><text:span text:style-name="T15">&lt;</text:span><text:span text:style-name="T7">label</text:span><text:span text:style-name="T15"> </text:span><text:span text:style-name="T16">for</text:span><text:span text:style-name="T8">="</text:span><text:span text:style-name="T14">dateInput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Date de cloture<text:span text:style-name="T15">&lt;/</text:span><text:span text:style-name="T7">label</text:span><text:span text:style-name="T15">&gt;</text:span></text:p>
      <text:p text:style-name="P5"><text:span text:style-name="T15">&lt;</text:span><text:span text:style-name="T7">input</text:span><text:span text:style-name="T15"> </text:span><text:span text:style-name="T16">type</text:span><text:span text:style-name="T8">="</text:span><text:span text:style-name="T14">date</text:span><text:span text:style-name="T8">"</text:span><text:span text:style-name="T15"> </text:span><text:span text:style-name="T16">class</text:span><text:span text:style-name="T8">="</text:span><text:span text:style-name="T14">form-control w-auto</text:span><text:span text:style-name="T8">"</text:span><text:span text:style-name="T15"> </text:span><text:span text:style-name="T16">id</text:span><text:span text:style-name="T8">="</text:span><text:span text:style-name="T14">dateInput</text:span><text:span text:style-name="T8">"</text:span><text:span text:style-name="T15"> </text:span><text:span text:style-name="T16">name</text:span><text:span text:style-name="T8">="</text:span><text:span text:style-name="T14">closingDate</text:span><text:span text:style-name="T8">"</text:span><text:span text:style-name="T15"> </text:span><text:span text:style-name="T16">value</text:span><text:span text:style-name="T8">="</text:span><text:span text:style-name="T14">{$survey?-&gt;ClosingDate ?? ''}</text:span><text:span text:style-name="T8">"</text:span><text:span text:style-name="T15"> </text:span><text:span text:style-name="T16">required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5"><text:span text:style-name="T15">&lt;</text:span><text:span text:style-name="T7">label</text:span><text:span text:style-name="T15"> </text:span><text:span text:style-name="T16">for</text:span><text:span text:style-name="T8">="</text:span><text:span text:style-name="T14">visibility</text:span><text:span text:style-name="T8">"</text:span><text:span text:style-name="T15"> </text:span><text:span text:style-name="T16">class</text:span><text:span text:style-name="T8">="</text:span><text:span text:style-name="T14">form-label</text:span><text:span text:style-name="T8">"</text:span><text:span text:style-name="T15">&gt;</text:span>Visibilité<text:span text:style-name="T15">&lt;/</text:span><text:span text:style-name="T7">label</text:span><text:span text:style-name="T15">&gt;</text:span></text:p>
      <text:p text:style-name="P5"><text:span text:style-name="T15">&lt;</text:span><text:span text:style-name="T7">select</text:span><text:span text:style-name="T15"> </text:span><text:span text:style-name="T16">class</text:span><text:span text:style-name="T8">="</text:span><text:span text:style-name="T14">form-control w-auto</text:span><text:span text:style-name="T8">"</text:span><text:span text:style-name="T15"> </text:span><text:span text:style-name="T16">id</text:span><text:span text:style-name="T8">="</text:span><text:span text:style-name="T14">visibility</text:span><text:span text:style-name="T8">"</text:span><text:span text:style-name="T15"> </text:span><text:span text:style-name="T16">name</text:span><text:span text:style-name="T8">="</text:span><text:span text:style-name="T14">visibility</text:span><text:span text:style-name="T8">"</text:span><text:span text:style-name="T15"> </text:span><text:span text:style-name="T16">required</text:span><text:span text:style-name="T15">&gt;</text:span></text:p>
      <text:p text:style-name="P5"><text:span text:style-name="T15">&lt;</text:span><text:span text:style-name="T7">option</text:span><text:span text:style-name="T15"> </text:span><text:span text:style-name="T16">value</text:span><text:span text:style-name="T8">="</text:span><text:span text:style-name="T14">redactor</text:span><text:span text:style-name="T8">"</text:span><text:span text:style-name="T15"> </text:span><text:span text:style-name="T16">{if</text:span><text:span text:style-name="T15"> </text:span><text:span text:style-name="T16">$survey</text:span><text:span text:style-name="T15"> </text:span><text:span text:style-name="T16">!</text:span><text:span text:style-name="T8">=</text:span><text:span text:style-name="T28">=</text:span><text:span text:style-name="T15"> </text:span><text:span text:style-name="T14">false</text:span><text:span text:style-name="T15"> </text:span><text:span text:style-name="T16">&amp;&amp;</text:span><text:span text:style-name="T15"> </text:span><text:span text:style-name="T16">$survey-</text:span><text:span text:style-name="T15">&gt;</text:span>Visibility == 'redactor'}selected{<text:span text:style-name="T7">/if</text:span>}&gt;Rédacteur 👁️‍🗨️📝<text:span text:style-name="T15">&lt;/</text:span><text:span text:style-name="T7">option</text:span><text:span text:style-name="T15">&gt;</text:span></text:p>
      <text:p text:style-name="P5"><text:span text:style-name="T15">&lt;</text:span><text:span text:style-name="T7">option</text:span><text:span text:style-name="T15"> </text:span><text:span text:style-name="T16">value</text:span><text:span text:style-name="T8">="</text:span><text:span text:style-name="T14">all</text:span><text:span text:style-name="T8">"</text:span><text:span text:style-name="T15"> </text:span><text:span text:style-name="T16">{if</text:span><text:span text:style-name="T15"> </text:span><text:span text:style-name="T16">$survey</text:span><text:span text:style-name="T15"> </text:span><text:span text:style-name="T16">!</text:span><text:span text:style-name="T8">=</text:span><text:span text:style-name="T28">=</text:span><text:span text:style-name="T15"> </text:span><text:span text:style-name="T14">false</text:span><text:span text:style-name="T15"> </text:span><text:span text:style-name="T16">&amp;&amp;</text:span><text:span text:style-name="T15"> </text:span><text:span text:style-name="T16">$survey-</text:span><text:span text:style-name="T15">&gt;</text:span>Visibility == 'all'}selected{<text:span text:style-name="T7">/if</text:span>}&gt;Tout le monde 👁️‍🗨️👥<text:span text:style-name="T15">&lt;/</text:span><text:span text:style-name="T7">option</text:span><text:span text:style-name="T15">&gt;</text:span></text:p>
      <text:p text:style-name="P5"><text:span text:style-name="T15">&lt;</text:span><text:span text:style-name="T7">option</text:span><text:span text:style-name="T15"> </text:span><text:span text:style-name="T16">value</text:span><text:span text:style-name="T8">="</text:span><text:span text:style-name="T14">allAfterClosing</text:span><text:span text:style-name="T8">"</text:span><text:span text:style-name="T15"> </text:span><text:span text:style-name="T16">{if</text:span><text:span text:style-name="T15"> </text:span><text:span text:style-name="T16">$survey</text:span><text:span text:style-name="T15"> </text:span><text:span text:style-name="T16">!</text:span><text:span text:style-name="T8">=</text:span><text:span text:style-name="T28">=</text:span><text:span text:style-name="T15"> </text:span><text:span text:style-name="T14">false</text:span><text:span text:style-name="T15"> </text:span><text:span text:style-name="T16">&amp;&amp;</text:span><text:span text:style-name="T15"> </text:span><text:span text:style-name="T16">$survey-</text:span><text:span text:style-name="T15">&gt;</text:span>Visibility == 'allAfterClosing'}selected{<text:span text:style-name="T7">/if</text:span>}&gt;Tout le monde après la cloture 👁️‍🗨️👥📅<text:span text:style-name="T15">&lt;/</text:span><text:span text:style-name="T7">option</text:span><text:span text:style-name="T15">&gt;</text:span></text:p>
      <text:p text:style-name="P5"><text:span text:style-name="T15">&lt;</text:span><text:span text:style-name="T7">option</text:span><text:span text:style-name="T15"> </text:span><text:span text:style-name="T16">value</text:span><text:span text:style-name="T8">="</text:span><text:span text:style-name="T14">voters</text:span><text:span text:style-name="T8">"</text:span><text:span text:style-name="T15"> </text:span><text:span text:style-name="T16">{if</text:span><text:span text:style-name="T15"> </text:span><text:span text:style-name="T16">$survey</text:span><text:span text:style-name="T15"> </text:span><text:span text:style-name="T16">!</text:span><text:span text:style-name="T8">=</text:span><text:span text:style-name="T28">=</text:span><text:span text:style-name="T15"> </text:span><text:span text:style-name="T14">false</text:span><text:span text:style-name="T15"> </text:span><text:span text:style-name="T16">&amp;&amp;</text:span><text:span text:style-name="T15"> </text:span><text:span text:style-name="T16">$survey-</text:span><text:span text:style-name="T15">&gt;</text:span>Visibility == 'voters'}selected{<text:span text:style-name="T7">/if</text:span>}&gt;Les votants 👁️‍🗨️🗳️<text:span text:style-name="T15">&lt;/</text:span><text:span text:style-name="T7">option</text:span><text:span text:style-name="T15">&gt;</text:span></text:p>
      <text:p text:style-name="P5"><text:span text:style-name="T15">&lt;</text:span><text:span text:style-name="T7">option</text:span><text:span text:style-name="T15"> </text:span><text:span text:style-name="T16">value</text:span><text:span text:style-name="T8">="</text:span><text:span text:style-name="T14">votersAfterClosing</text:span><text:span text:style-name="T8">"</text:span><text:span text:style-name="T15"> </text:span><text:span text:style-name="T16">{if</text:span><text:span text:style-name="T15"> </text:span><text:span text:style-name="T16">$survey</text:span><text:span text:style-name="T15"> </text:span><text:span text:style-name="T16">!</text:span><text:span text:style-name="T8">=</text:span><text:span text:style-name="T28">=</text:span><text:span text:style-name="T15"> </text:span><text:span text:style-name="T14">false</text:span><text:span text:style-name="T15"> </text:span><text:span text:style-name="T16">&amp;&amp;</text:span><text:span text:style-name="T15"> </text:span><text:span text:style-name="T16">$survey-</text:span><text:span text:style-name="T15">&gt;</text:span>Visibility == 'votersAfterClosing'}selected{<text:span text:style-name="T7">/if</text:span>}&gt;Les votants après la cloture 👁️‍🗨️🗳️📅<text:span text:style-name="T15">&lt;/</text:span><text:span text:style-name="T7">option</text:span><text:span text:style-name="T15">&gt;</text:span></text:p>
      <text:p text:style-name="P5"><text:span text:style-name="T15">&lt;/</text:span><text:span text:style-name="T7">select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b-3</text:span><text:span text:style-name="T8">"</text:span><text:span text:style-name="T15">&gt;</text:span></text:p>
      <text:p text:style-name="P5">{<text:span text:style-name="T7">if </text:span><text:span text:style-name="T12">$survey</text:span>}</text:p>
      <text:p text:style-name="P5"><text:span text:style-name="T15">&lt;</text:span><text:span text:style-name="T7">button</text:span><text:span text:style-name="T15"> </text:span><text:span text:style-name="T16">type</text:span><text:span text:style-name="T8">="</text:span><text:span text:style-name="T14">submit</text:span><text:span text:style-name="T8">"</text:span><text:span text:style-name="T15"> </text:span><text:span text:style-name="T16">class</text:span><text:span text:style-name="T8">="</text:span><text:span text:style-name="T14">btn btn-primary</text:span><text:span text:style-name="T8">"</text:span><text:span text:style-name="T15">&gt;</text:span>Modifier le sondage<text:span text:style-name="T15">&lt;/</text:span><text:span text:style-name="T7">button</text:span><text:span text:style-name="T15">&gt;</text:span></text:p>
      <text:p text:style-name="P5">{<text:span text:style-name="T7">else</text:span>}</text:p>
      <text:p text:style-name="P5"><text:span text:style-name="T15">&lt;</text:span><text:span text:style-name="T7">button</text:span><text:span text:style-name="T15"> </text:span><text:span text:style-name="T16">type</text:span><text:span text:style-name="T8">="</text:span><text:span text:style-name="T14">submit</text:span><text:span text:style-name="T8">"</text:span><text:span text:style-name="T15"> </text:span><text:span text:style-name="T16">class</text:span><text:span text:style-name="T8">="</text:span><text:span text:style-name="T14">btn btn-primary</text:span><text:span text:style-name="T8">"</text:span><text:span text:style-name="T15">&gt;</text:span>Créer le sondage<text:span text:style-name="T15">&lt;/</text:span><text:span text:style-name="T7">button</text:span><text:span text:style-name="T15">&gt;</text:span></text:p>
      <text:p text:style-name="P5">{<text:span text:style-name="T7">/if</text:span>}</text:p>
      <text:p text:style-name="P5"><text:span text:style-name="T15">&lt;</text:span><text:span text:style-name="T7">a</text:span><text:span text:style-name="T15"> </text:span><text:span text:style-name="T16">href</text:span><text:span text:style-name="T8">="</text:span><text:span text:style-name="T14">/article/{$article-&gt;Id}</text:span><text:span text:style-name="T8">"</text:span><text:span text:style-name="T15"> </text:span><text:span text:style-name="T16">class</text:span><text:span text:style-name="T8">="</text:span><text:span text:style-name="T14">btn btn-secondary</text:span><text:span text:style-name="T8">"</text:span><text:span text:style-name="T15">&gt;</text:span>Annuler<text:span text:style-name="T15">&lt;/</text:span><text:span text:style-name="T7">a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form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block</text:span>}</text:p>
      <text:p text:style-name="P6"/>
      <text:p text:style-name="P5">{<text:span text:style-name="T7">block </text:span>scripts}</text:p>
      <text:p text:style-name="P5"><text:span text:style-name="T15">&lt;</text:span><text:span text:style-name="T7">script</text:span><text:span text:style-name="T15"> </text:span><text:span text:style-name="T16">src</text:span><text:span text:style-name="T8">="</text:span><text:span text:style-name="T14">/app/modules/Article/js/surveyAdd.js</text:span><text:span text:style-name="T8">"</text:span><text:span text:style-name="T15">&gt;&lt;/</text:span><text:span text:style-name="T7">script</text:span><text:span text:style-name="T15">&gt;</text:span></text:p>
      <text:p text:style-name="P5">{<text:span text:style-name="T7">/block</text:span>}</text:p>
      <text:p text:style-name="P37"><text:soft-page-break/></text:p>
      <text:p text:style-name="P37"/>
      <text:p text:style-name="P37">la vue survey_results.latte</text:p>
      <text:p text:style-name="P41">{<text:span text:style-name="T7">layout </text:span><text:span text:style-name="T14">'../../Common/views/layout.latte'</text:span>}</text:p>
      <text:p text:style-name="P6"/>
      <text:p text:style-name="P5">{<text:span text:style-name="T7">block </text:span>navbar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ontainer-fluid d-flex align-items-center</text:span><text:span text:style-name="T8">"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d-flex gap-2</text:span><text:span text:style-name="T8">"</text:span><text:span text:style-name="T15">&gt;</text:span></text:p>
      <text:p text:style-name="P5"><text:span text:style-name="T15">&lt;</text:span><text:span text:style-name="T7">a</text:span><text:span text:style-name="T15"> </text:span><text:span text:style-name="T16">class</text:span><text:span text:style-name="T8">="</text:span><text:span text:style-name="T14">navbar-brand</text:span><text:span text:style-name="T8">"</text:span><text:span text:style-name="T15"> </text:span><text:span text:style-name="T16">href</text:span><text:span text:style-name="T8">="</text:span><text:span text:style-name="T14">/</text:span><text:span text:style-name="T8">"</text:span><text:span text:style-name="T15">&gt;&lt;</text:span><text:span text:style-name="T7">img</text:span><text:span text:style-name="T15"> </text:span><text:span text:style-name="T16">src</text:span><text:span text:style-name="T8">="</text:span><text:span text:style-name="T14">/app/images/home.png</text:span><text:span text:style-name="T8">"</text:span><text:span text:style-name="T15"> </text:span><text:span text:style-name="T16">alt</text:span><text:span text:style-name="T8">="</text:span><text:span text:style-name="T14">Home</text:span><text:span text:style-name="T8">"</text:span><text:span text:style-name="T15">&gt;&lt;/</text:span><text:span text:style-name="T7">a</text:span><text:span text:style-name="T15">&gt;</text:span></text:p>
      <text:p text:style-name="P5"><text:span text:style-name="T15">&lt;</text:span><text:span text:style-name="T7">button</text:span><text:span text:style-name="T15"> </text:span><text:span text:style-name="T16">class</text:span><text:span text:style-name="T8">="</text:span><text:span text:style-name="T14">btn btn-primary bi bi-arrow-left-circle fs-5</text:span><text:span text:style-name="T8">"</text:span><text:span text:style-name="T15"> </text:span><text:span text:style-name="T16">onclick</text:span><text:span text:style-name="T8">="</text:span><text:span text:style-name="T12">history</text:span><text:span text:style-name="T8">.</text:span><text:span text:style-name="T13">back</text:span><text:span text:style-name="T14">()</text:span><text:span text:style-name="T8">"</text:span><text:span text:style-name="T15">&gt;&lt;/</text:span><text:span text:style-name="T7">button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6"/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s-auto</text:span><text:span text:style-name="T8">"</text:span><text:span text:style-name="T15">&gt;</text:span></text:p>
      <text:p text:style-name="P5"><text:span text:style-name="T15">&lt;</text:span><text:span text:style-name="T7">a</text:span><text:span text:style-name="T15"> </text:span><text:span text:style-name="T16">href</text:span><text:span text:style-name="T8">="</text:span><text:span text:style-name="T14">/article/{$articleId}</text:span><text:span text:style-name="T8">"</text:span><text:span text:style-name="T15"> </text:span><text:span text:style-name="T16">class</text:span><text:span text:style-name="T8">="</text:span><text:span text:style-name="T14">btn btn-secondary fs-5</text:span><text:span text:style-name="T8">"</text:span><text:span text:style-name="T15">&gt;</text:span>Retour à l'article<text:span text:style-name="T15">&lt;/</text:span><text:span text:style-name="T7">a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block</text:span>}</text:p>
      <text:p text:style-name="P6"/>
      <text:p text:style-name="P5">{<text:span text:style-name="T7">block </text:span>content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ontainer-fluid</text:span><text:span text:style-name="T8">"</text:span><text:span text:style-name="T15">&gt;</text:span></text:p>
      <text:p text:style-name="P5"><text:span text:style-name="T15">&lt;</text:span><text:span text:style-name="T7">h1</text:span><text:span text:style-name="T15">&gt;</text:span>Résultats du sondage<text:span text:style-name="T15">&lt;/</text:span><text:span text:style-name="T7">h1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ard mb-4</text:span><text:span text:style-name="T8">"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ard-body</text:span><text:span text:style-name="T8">"</text:span><text:span text:style-name="T15">&gt;</text:span></text:p>
      <text:p text:style-name="P5"><text:span text:style-name="T15">&lt;</text:span><text:span text:style-name="T7">h2</text:span><text:span text:style-name="T15"> </text:span><text:span text:style-name="T16">class</text:span><text:span text:style-name="T8">="</text:span><text:span text:style-name="T14">card-title</text:span><text:span text:style-name="T8">"</text:span><text:span text:style-name="T15">&gt;</text:span>{<text:span text:style-name="T12">$survey</text:span><text:span text:style-name="T8">-&gt;</text:span>Question}<text:span text:style-name="T15">&lt;/</text:span><text:span text:style-name="T7">h2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mt-4</text:span><text:span text:style-name="T8">"</text:span><text:span text:style-name="T15">&gt;</text:span></text:p>
      <text:p text:style-name="P5"><text:span text:style-name="T15">&lt;</text:span><text:span text:style-name="T7">h3</text:span><text:span text:style-name="T15">&gt;</text:span>Résultats:<text:span text:style-name="T15">&lt;/</text:span><text:span text:style-name="T7">h3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list-group</text:span><text:span text:style-name="T8">"</text:span><text:span text:style-name="T15">&gt;</text:span></text:p>
      <text:p text:style-name="P5">{<text:span text:style-name="T7">if </text:span>count(<text:span text:style-name="T12">$participants</text:span>) &gt; <text:span text:style-name="T9">0</text:span> }</text:p>
      <text:p text:style-name="P5">{<text:span text:style-name="T7">foreach </text:span><text:span text:style-name="T12">$options </text:span><text:span text:style-name="T8">as </text:span><text:span text:style-name="T12">$option</text:span>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list-group-item</text:span><text:span text:style-name="T8">"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d-flex justify-content-between align-items-center</text:span><text:span text:style-name="T8">"</text:span><text:span text:style-name="T15">&gt;</text:span></text:p>
      <text:p text:style-name="P5"><text:span text:style-name="T15">&lt;</text:span><text:span text:style-name="T7">span</text:span><text:span text:style-name="T15">&gt;</text:span>{<text:span text:style-name="T12">$option</text:span>}<text:span text:style-name="T15">&lt;/</text:span><text:span text:style-name="T7">span</text:span><text:span text:style-name="T15">&gt;</text:span></text:p>
      <text:p text:style-name="P5"><text:span text:style-name="T15">&lt;</text:span><text:span text:style-name="T7">span</text:span><text:span text:style-name="T15"> </text:span><text:span text:style-name="T16">class</text:span><text:span text:style-name="T8">="</text:span><text:span text:style-name="T14">badge bg-primary rounded-pill</text:span><text:span text:style-name="T8">"</text:span><text:span text:style-name="T15">&gt;</text:span>{<text:span text:style-name="T12">$results</text:span>[<text:span text:style-name="T12">$option</text:span>]}<text:span text:style-name="T15">&lt;/</text:span><text:span text:style-name="T7">span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var </text:span><text:span text:style-name="T12">$percentage </text:span>= <text:span text:style-name="T12">$results</text:span>[<text:span text:style-name="T12">$option</text:span>] <text:span text:style-name="T8">/ </text:span>count(<text:span text:style-name="T12">$participants</text:span>) * <text:span text:style-name="T9">100</text:span>}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progress mt-2</text:span><text:span text:style-name="T8">"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progress-bar</text:span><text:span text:style-name="T8">"</text:span><text:span text:style-name="T15"> </text:span><text:span text:style-name="T16">role</text:span><text:span text:style-name="T8">="</text:span><text:span text:style-name="T14">progressbar</text:span><text:span text:style-name="T8">"</text:span><text:span text:style-name="T15"> </text:span><text:span text:style-name="T16">style</text:span><text:span text:style-name="T8">="</text:span><text:span text:style-name="T14">width: {$percentage|number}%;</text:span><text:span text:style-name="T8">"</text:span><text:span text:style-name="T15"> </text:span></text:p>
      <text:p text:style-name="P5"><text:span text:style-name="T16">aria-valuenow</text:span><text:span text:style-name="T8">="</text:span><text:span text:style-name="T14">{$percentage|number}</text:span><text:span text:style-name="T8">"</text:span><text:span text:style-name="T15"> </text:span></text:p>
      <text:p text:style-name="P5"><text:span text:style-name="T16">aria-valuemin</text:span><text:span text:style-name="T8">="</text:span><text:span text:style-name="T14">0</text:span><text:span text:style-name="T8">"</text:span><text:span text:style-name="T15"> </text:span></text:p>
      <text:p text:style-name="P5"><text:span text:style-name="T16">aria-valuemax</text:span><text:span text:style-name="T8">="</text:span><text:span text:style-name="T14">100</text:span><text:span text:style-name="T8">"</text:span><text:span text:style-name="T15">&gt;</text:span></text:p>
      <text:p text:style-name="P5">{number_format(<text:span text:style-name="T12">$percentage</text:span>, <text:span text:style-name="T9">1</text:span>)}%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foreach</text:span>}</text:p>
      <text:p text:style-name="P5">{<text:span text:style-name="T7">else</text:span>} </text:p>
      <text:p text:style-name="P5">Aucun vote</text:p>
      <text:p text:style-name="P5">{<text:span text:style-name="T7">/if</text:span>}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row mt-4</text:span><text:span text:style-name="T8">"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ol-md-4</text:span><text:span text:style-name="T8">"</text:span><text:span text:style-name="T15">&gt;</text:span></text:p>
      <text:p text:style-name="P5"><text:span text:style-name="T15">&lt;</text:span><text:span text:style-name="T7">h3</text:span><text:span text:style-name="T15">&gt;</text:span>Votants ({count(<text:span text:style-name="T12">$participants</text:span>)})<text:span text:style-name="T15">&lt;/</text:span><text:span text:style-name="T7">h3</text:span><text:span text:style-name="T15">&gt;</text:span></text:p>
      <text:p text:style-name="P5"><text:soft-page-break/><text:span text:style-name="T15">&lt;</text:span><text:span text:style-name="T7">ul</text:span><text:span text:style-name="T15"> </text:span><text:span text:style-name="T16">class</text:span><text:span text:style-name="T8">="</text:span><text:span text:style-name="T14">list-group</text:span><text:span text:style-name="T8">"</text:span><text:span text:style-name="T15">&gt;</text:span></text:p>
      <text:p text:style-name="P5">{<text:span text:style-name="T7">foreach </text:span><text:span text:style-name="T12">$participants </text:span><text:span text:style-name="T8">as </text:span><text:span text:style-name="T12">$participant</text:span>}</text:p>
      <text:p text:style-name="P5"><text:span text:style-name="T15">&lt;</text:span><text:span text:style-name="T7">li</text:span><text:span text:style-name="T15"> </text:span><text:span text:style-name="T16">class</text:span><text:span text:style-name="T8">="</text:span><text:span text:style-name="T14">list-group-item</text:span><text:span text:style-name="T8">"</text:span><text:span text:style-name="T15">&gt;</text:span></text:p>
      <text:p text:style-name="P5"><text:span text:style-name="T15">&lt;</text:span><text:span text:style-name="T7">strong</text:span><text:span text:style-name="T15">&gt;</text:span>{<text:span text:style-name="T12">$participant</text:span>[<text:span text:style-name="T14">'name'</text:span>]}<text:span text:style-name="T15">&lt;/</text:span><text:span text:style-name="T7">strong</text:span><text:span text:style-name="T15">&gt;</text:span>: </text:p>
      <text:p text:style-name="P5">{<text:span text:style-name="T7">foreach </text:span><text:span text:style-name="T12">$participant</text:span>[<text:span text:style-name="T14">'answers'</text:span>] <text:span text:style-name="T8">as </text:span><text:span text:style-name="T12">$answer</text:span>}</text:p>
      <text:p text:style-name="P5"><text:span text:style-name="T15">&lt;</text:span><text:span text:style-name="T7">span</text:span><text:span text:style-name="T15"> </text:span><text:span text:style-name="T16">class</text:span><text:span text:style-name="T8">="</text:span><text:span text:style-name="T14">badge bg-info</text:span><text:span text:style-name="T8">"</text:span><text:span text:style-name="T15">&gt;</text:span>{<text:span text:style-name="T12">$answer</text:span>}<text:span text:style-name="T15">&lt;/</text:span><text:span text:style-name="T7">span</text:span><text:span text:style-name="T15">&gt;</text:span></text:p>
      <text:p text:style-name="P5">{<text:span text:style-name="T7">/foreach</text:span>}</text:p>
      <text:p text:style-name="P5"><text:span text:style-name="T15">&lt;/</text:span><text:span text:style-name="T7">li</text:span><text:span text:style-name="T15">&gt;</text:span></text:p>
      <text:p text:style-name="P5">{<text:span text:style-name="T7">/foreach</text:span>}</text:p>
      <text:p text:style-name="P5"><text:span text:style-name="T15">&lt;/</text:span><text:span text:style-name="T7">ul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col-md-8</text:span><text:span text:style-name="T8">"</text:span><text:span text:style-name="T15">&gt;</text:span></text:p>
      <text:p text:style-name="P5"><text:span text:style-name="T15">&lt;</text:span><text:span text:style-name="T7">h3</text:span><text:span text:style-name="T15"> </text:span><text:span text:style-name="T16">class</text:span><text:span text:style-name="T8">="</text:span><text:span text:style-name="T14">text-center p-2 mb-3</text:span><text:span text:style-name="T8">"</text:span><text:span text:style-name="T15"> </text:span><text:span text:style-name="T16">style</text:span><text:span text:style-name="T8">="</text:span><text:span text:style-name="T14">background-color: #f8f9fa;</text:span><text:span text:style-name="T8">"</text:span><text:span text:style-name="T15">&gt;</text:span>Tableau des votants par option<text:span text:style-name="T15">&lt;/</text:span><text:span text:style-name="T7">h3</text:span><text:span text:style-name="T15">&gt;</text:span></text:p>
      <text:p text:style-name="P5"><text:span text:style-name="T15">&lt;</text:span><text:span text:style-name="T7">div</text:span><text:span text:style-name="T15"> </text:span><text:span text:style-name="T16">class</text:span><text:span text:style-name="T8">="</text:span><text:span text:style-name="T14">table-responsive</text:span><text:span text:style-name="T8">"</text:span><text:span text:style-name="T15">&gt;</text:span></text:p>
      <text:p text:style-name="P5"><text:span text:style-name="T15">&lt;</text:span><text:span text:style-name="T7">table</text:span><text:span text:style-name="T15"> </text:span><text:span text:style-name="T16">class</text:span><text:span text:style-name="T8">="</text:span><text:span text:style-name="T14">table table-bordered</text:span><text:span text:style-name="T8">"</text:span><text:span text:style-name="T15">&gt;</text:span></text:p>
      <text:p text:style-name="P5"><text:span text:style-name="T15">&lt;</text:span><text:span text:style-name="T7">thead</text:span><text:span text:style-name="T15">&gt;</text:span></text:p>
      <text:p text:style-name="P5"><text:span text:style-name="T15">&lt;</text:span><text:span text:style-name="T7">tr</text:span><text:span text:style-name="T15">&gt;</text:span></text:p>
      <text:p text:style-name="P5">{<text:span text:style-name="T7">foreach </text:span><text:span text:style-name="T12">$options </text:span><text:span text:style-name="T8">as </text:span><text:span text:style-name="T12">$option</text:span>}</text:p>
      <text:p text:style-name="P5"><text:span text:style-name="T15">&lt;</text:span><text:span text:style-name="T7">th</text:span><text:span text:style-name="T15"> </text:span><text:span text:style-name="T16">class</text:span><text:span text:style-name="T8">="</text:span><text:span text:style-name="T14">text-center</text:span><text:span text:style-name="T8">"</text:span><text:span text:style-name="T15">&gt;</text:span>{<text:span text:style-name="T12">$option</text:span>}<text:span text:style-name="T15">&lt;/</text:span><text:span text:style-name="T7">th</text:span><text:span text:style-name="T15">&gt;</text:span></text:p>
      <text:p text:style-name="P5">{<text:span text:style-name="T7">/foreach</text:span>}</text:p>
      <text:p text:style-name="P5"><text:span text:style-name="T15">&lt;/</text:span><text:span text:style-name="T7">tr</text:span><text:span text:style-name="T15">&gt;</text:span></text:p>
      <text:p text:style-name="P5"><text:span text:style-name="T15">&lt;/</text:span><text:span text:style-name="T7">thead</text:span><text:span text:style-name="T15">&gt;</text:span></text:p>
      <text:p text:style-name="P5"><text:span text:style-name="T15">&lt;</text:span><text:span text:style-name="T7">tbody</text:span><text:span text:style-name="T15">&gt;</text:span></text:p>
      <text:p text:style-name="P5"><text:span text:style-name="T15">&lt;</text:span><text:span text:style-name="T7">tr</text:span><text:span text:style-name="T15">&gt;</text:span></text:p>
      <text:p text:style-name="P5">{<text:span text:style-name="T7">foreach </text:span><text:span text:style-name="T12">$options </text:span><text:span text:style-name="T8">as </text:span><text:span text:style-name="T12">$option</text:span>}</text:p>
      <text:p text:style-name="P5"><text:span text:style-name="T15">&lt;</text:span><text:span text:style-name="T7">td</text:span><text:span text:style-name="T15"> </text:span><text:span text:style-name="T16">class</text:span><text:span text:style-name="T8">="</text:span><text:span text:style-name="T14">align-top</text:span><text:span text:style-name="T8">"</text:span><text:span text:style-name="T15">&gt;</text:span></text:p>
      <text:p text:style-name="P5"><text:span text:style-name="T15">&lt;</text:span><text:span text:style-name="T7">ul</text:span><text:span text:style-name="T15"> </text:span><text:span text:style-name="T16">class</text:span><text:span text:style-name="T8">="</text:span><text:span text:style-name="T14">list-unstyled mb-0</text:span><text:span text:style-name="T8">"</text:span><text:span text:style-name="T15">&gt;</text:span></text:p>
      <text:p text:style-name="P5">{<text:span text:style-name="T7">foreach </text:span><text:span text:style-name="T12">$participants </text:span><text:span text:style-name="T8">as </text:span><text:span text:style-name="T12">$participant</text:span>}</text:p>
      <text:p text:style-name="P5">{<text:span text:style-name="T7">if </text:span>in_array(<text:span text:style-name="T12">$option</text:span>, <text:span text:style-name="T12">$participant</text:span>[<text:span text:style-name="T14">'answers'</text:span>])}</text:p>
      <text:p text:style-name="P5"><text:span text:style-name="T15">&lt;</text:span><text:span text:style-name="T7">li</text:span><text:span text:style-name="T15">&gt;</text:span>{<text:span text:style-name="T12">$participant</text:span>[<text:span text:style-name="T14">'name'</text:span>]}<text:span text:style-name="T15">&lt;/</text:span><text:span text:style-name="T7">li</text:span><text:span text:style-name="T15">&gt;</text:span></text:p>
      <text:p text:style-name="P5">{<text:span text:style-name="T7">/if</text:span>}</text:p>
      <text:p text:style-name="P5">{<text:span text:style-name="T7">/foreach</text:span>}</text:p>
      <text:p text:style-name="P5"><text:span text:style-name="T15">&lt;/</text:span><text:span text:style-name="T7">ul</text:span><text:span text:style-name="T15">&gt;</text:span></text:p>
      <text:p text:style-name="P5"><text:span text:style-name="T15">&lt;/</text:span><text:span text:style-name="T7">td</text:span><text:span text:style-name="T15">&gt;</text:span></text:p>
      <text:p text:style-name="P5">{<text:span text:style-name="T7">/foreach</text:span>}</text:p>
      <text:p text:style-name="P5"><text:span text:style-name="T15">&lt;/</text:span><text:span text:style-name="T7">tr</text:span><text:span text:style-name="T15">&gt;</text:span></text:p>
      <text:p text:style-name="P5"><text:span text:style-name="T15">&lt;/</text:span><text:span text:style-name="T7">tbody</text:span><text:span text:style-name="T15">&gt;</text:span></text:p>
      <text:p text:style-name="P5"><text:span text:style-name="T15">&lt;/</text:span><text:span text:style-name="T7">table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<text:span text:style-name="T15">&lt;/</text:span><text:span text:style-name="T7">div</text:span><text:span text:style-name="T15">&gt;</text:span></text:p>
      <text:p text:style-name="P5">{<text:span text:style-name="T7">/block</text:span>}</text:p>
      <text:p text:style-name="P37"><text:line-break/><text:line-break/><text:span text:style-name="T29">avec ces tables<text:line-break/>CREATE TABLE "Order" (</text:span></text:p>
      <text:p text:style-name="P37"><text:tab/>"Id"<text:tab/>INTEGER,</text:p>
      <text:p text:style-name="P37"><text:tab/>"Question"<text:tab/>TEXT NOT NULL,</text:p>
      <text:p text:style-name="P37"><text:tab/>"Options"<text:tab/>TEXT NOT NULL,</text:p>
      <text:p text:style-name="P37"><text:soft-page-break/><text:tab/>"IdArticle"<text:tab/>INTEGER NOT NULL,</text:p>
      <text:p text:style-name="P37"><text:tab/>"ClosingDate"<text:tab/>TEXT NOT NULL,</text:p>
      <text:p text:style-name="P37"><text:tab/>"Visibility"<text:tab/>TEXT NOT NULL,</text:p>
      <text:p text:style-name="P37"><text:tab/>PRIMARY KEY("Id"),</text:p>
      <text:p text:style-name="P37"><text:tab/>FOREIGN KEY("IdArticle") REFERENCES "Article"("Id")</text:p>
      <text:p text:style-name="P37">);<text:line-break/>CREATE TABLE "OrderReply" (</text:p>
      <text:p text:style-name="P37"><text:tab/>"Id"<text:tab/>INTEGER,</text:p>
      <text:p text:style-name="P37"><text:tab/>"IdPerson"<text:tab/>INTEGER NOT NULL,</text:p>
      <text:p text:style-name="P37"><text:tab/>"IdOrder"<text:tab/>INTEGER NOT NULL,</text:p>
      <text:p text:style-name="P37"><text:tab/>"Answers"<text:tab/>TEXT NOT NULL,</text:p>
      <text:p text:style-name="P37"><text:tab/>"LastUpdate"<text:tab/>TEXT NOT NULL,</text:p>
      <text:p text:style-name="P37"><text:tab/>PRIMARY KEY("Id"),</text:p>
      <text:p text:style-name="P37"><text:tab/>FOREIGN KEY("IdOrder") REFERENCES "Order"("Id"),</text:p>
      <text:p text:style-name="P37"><text:tab/>FOREIGN KEY("IdPerson") REFERENCES "Person"("Id")</text:p>
      <text:p text:style-name="P37">);</text:p>
      <text:h text:style-name="P42" text:outline-level="1">Last</text:h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7:52:17.508886104</meta:creation-date>
    <meta:editing-duration>P2DT22H3M27S</meta:editing-duration>
    <meta:editing-cycles>135</meta:editing-cycles>
    <meta:generator>LibreOffice/25.2.3.2$Linux_X86_64 LibreOffice_project/520$Build-2</meta:generator>
    <dc:title>Technical</dc:title>
    <dc:date>2026-04-19T18:35:37.986649372</dc:date>
    <meta:document-statistic meta:table-count="4" meta:image-count="0" meta:object-count="0" meta:page-count="21" meta:paragraph-count="923" meta:word-count="2759" meta:character-count="27208" meta:non-whitespace-character-count="24981"/>
    <meta:template xlink:type="simple" xlink:actuate="onRequest" xlink:title="Technical" xlink:href="../../../../../.config/libreoffice/4/user/template/Technical.ott" meta:date="2025-01-03T07:52:16.606689178"/>
  </office:meta>
</office:document-meta>
</file>